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5.11.0 -->
  <office:font-face-decls>
    <style:font-face style:name="Calibri" svg:font-family="Calibri"/>
    <style:font-face style:name="Consolas" svg:font-family="Consolas"/>
    <style:font-face style:name="Courier New" svg:font-family="Courier New"/>
    <style:font-face style:name="Segoe UI Emoji" svg:font-family="Segoe UI Emoji"/>
    <style:font-face style:name="Symbol" svg:font-family="Symbol"/>
    <style:font-face style:name="Times New Roman" svg:font-family="Times New Roman"/>
    <style:font-face style:name="Wingdings" svg:font-family="Wingdings"/>
  </office:font-face-decls>
  <office:automatic-styles>
    <style:style style:name="P1" style:family="paragraph" style:parent-style-name="Normal" style:master-page-name="Standard"/>
    <style:style style:name="T1_1" style:family="text">
      <style:text-properties style:text-line-through-style="none" fo:font-style="normal" style:font-style-asian="normal" fo:font-weight="normal" style:font-weight-asian="normal"/>
    </style:style>
    <style:style style:name="P2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2_1" style:family="text">
      <style:text-properties style:text-line-through-style="none" fo:font-style="normal" style:font-style-asian="normal" fo:font-weight="normal" style:font-weight-asian="normal"/>
    </style:style>
    <style:style style:name="P3" style:family="paragraph" style:parent-style-name="Normal"/>
    <style:style style:name="T3_1" style:family="text">
      <style:text-properties style:text-line-through-style="none" fo:font-style="normal" style:font-style-asian="normal" fo:font-weight="normal" style:font-weight-asian="normal"/>
    </style:style>
    <style:style style:name="P4" style:family="paragraph" style:parent-style-name="Normal"/>
    <style:style style:name="T4_1" style:family="text">
      <style:text-properties style:text-line-through-style="none" fo:font-style="normal" style:font-style-asian="normal" fo:font-weight="normal" style:font-weight-asian="normal"/>
    </style:style>
    <style:style style:name="P5" style:family="paragraph" style:parent-style-name="Normal"/>
    <style:style style:name="T5_1" style:family="text">
      <style:text-properties style:text-line-through-style="none" fo:font-style="normal" style:font-style-asian="normal" fo:font-weight="normal" style:font-weight-asian="normal"/>
    </style:style>
    <style:style style:name="P6" style:family="paragraph" style:parent-style-name="Normal"/>
    <style:style style:name="T6_1" style:family="text">
      <style:text-properties style:text-line-through-style="none" fo:font-style="normal" style:font-style-asian="normal" fo:font-weight="normal" style:font-weight-asian="normal"/>
    </style:style>
    <style:style style:name="P7" style:family="paragraph" style:parent-style-name="Normal"/>
    <style:style style:name="T7_1" style:family="text">
      <style:text-properties style:text-line-through-style="none" fo:font-style="normal" style:font-style-asian="normal" fo:font-weight="normal" style:font-weight-asian="normal"/>
    </style:style>
    <style:style style:name="P8" style:family="paragraph" style:parent-style-name="Normal"/>
    <style:style style:name="T8_1" style:family="text">
      <style:text-properties style:text-line-through-style="none" fo:font-style="normal" style:font-style-asian="normal" fo:font-weight="normal" style:font-weight-asian="normal"/>
    </style:style>
    <style:style style:name="P9" style:family="paragraph" style:parent-style-name="Normal"/>
    <style:style style:name="T9_1" style:family="text">
      <style:text-properties style:text-line-through-style="none" fo:font-style="normal" style:font-style-asian="normal" fo:font-weight="normal" style:font-weight-asian="normal"/>
    </style:style>
    <style:style style:name="P10" style:family="paragraph" style:parent-style-name="Normal"/>
    <style:style style:name="T10_1" style:family="text">
      <style:text-properties style:text-line-through-style="none" fo:font-style="normal" style:font-style-asian="normal" fo:font-weight="normal" style:font-weight-asian="normal"/>
    </style:style>
    <style:style style:name="P11" style:family="paragraph" style:parent-style-name="Normal"/>
    <style:style style:name="T11_1" style:family="text">
      <style:text-properties style:text-line-through-style="none" fo:font-style="normal" style:font-style-asian="normal" fo:font-weight="normal" style:font-weight-asian="normal"/>
    </style:style>
    <style:style style:name="P12" style:family="paragraph" style:parent-style-name="Normal"/>
    <style:style style:name="T12_1" style:family="text">
      <style:text-properties style:text-line-through-style="none" fo:font-style="normal" style:font-style-asian="normal" fo:font-weight="normal" style:font-weight-asian="normal"/>
    </style:style>
    <style:style style:name="P13" style:family="paragraph" style:parent-style-name="Normal"/>
    <style:style style:name="T13_1" style:family="text">
      <style:text-properties style:text-line-through-style="none" fo:font-style="normal" style:font-style-asian="normal" fo:font-weight="normal" style:font-weight-asian="normal"/>
    </style:style>
    <style:style style:name="P14" style:family="paragraph" style:parent-style-name="Normal"/>
    <style:style style:name="T14_1" style:family="text">
      <style:text-properties style:text-line-through-style="none" fo:font-style="normal" style:font-style-asian="normal" fo:font-weight="normal" style:font-weight-asian="normal"/>
    </style:style>
    <style:style style:name="P15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15_1" style:family="text">
      <style:text-properties style:text-line-through-style="none" fo:font-style="normal" style:font-style-asian="normal" fo:font-weight="normal" style:font-weight-asian="normal"/>
    </style:style>
    <style:style style:name="P16" style:family="paragraph" style:parent-style-name="Normal"/>
    <style:style style:name="T16_1" style:family="text">
      <style:text-properties style:text-line-through-style="none" fo:font-style="normal" style:font-style-asian="normal" fo:font-weight="normal" style:font-weight-asian="normal"/>
    </style:style>
    <style:style style:name="P17" style:family="paragraph" style:parent-style-name="Normal"/>
    <style:style style:name="T17_1" style:family="text">
      <style:text-properties style:text-line-through-style="none" fo:font-style="normal" style:font-style-asian="normal" fo:font-weight="normal" style:font-weight-asian="normal"/>
    </style:style>
    <style:style style:name="P18" style:family="paragraph" style:parent-style-name="Normal"/>
    <style:style style:name="T18_1" style:family="text">
      <style:text-properties style:text-line-through-style="none" fo:font-style="normal" style:font-style-asian="normal" fo:font-weight="normal" style:font-weight-asian="normal"/>
    </style:style>
    <style:style style:name="P19" style:family="paragraph" style:parent-style-name="Normal"/>
    <style:style style:name="T19_1" style:family="text">
      <style:text-properties style:text-line-through-style="none" fo:font-style="normal" style:font-style-asian="normal" fo:font-weight="normal" style:font-weight-asian="normal"/>
    </style:style>
    <style:style style:name="P20" style:family="paragraph" style:parent-style-name="Normal"/>
    <style:style style:name="T20_1" style:family="text">
      <style:text-properties style:text-line-through-style="none" fo:font-style="normal" style:font-style-asian="normal" fo:font-weight="normal" style:font-weight-asian="normal"/>
    </style:style>
    <style:style style:name="P21" style:family="paragraph" style:parent-style-name="Normal"/>
    <style:style style:name="T21_1" style:family="text">
      <style:text-properties style:text-line-through-style="none" fo:font-style="normal" style:font-style-asian="normal" fo:font-weight="normal" style:font-weight-asian="normal"/>
    </style:style>
    <style:style style:name="P22" style:family="paragraph" style:parent-style-name="Normal"/>
    <style:style style:name="T22_1" style:family="text">
      <style:text-properties style:text-line-through-style="none" fo:font-style="normal" style:font-style-asian="normal" fo:font-weight="normal" style:font-weight-asian="normal"/>
    </style:style>
    <style:style style:name="P23" style:family="paragraph" style:parent-style-name="Normal"/>
    <style:style style:name="T23_1" style:family="text">
      <style:text-properties style:text-line-through-style="none" fo:font-style="normal" style:font-style-asian="normal" fo:font-weight="normal" style:font-weight-asian="normal"/>
    </style:style>
    <style:style style:name="P24" style:family="paragraph" style:parent-style-name="Normal"/>
    <style:style style:name="T24_1" style:family="text">
      <style:text-properties style:text-line-through-style="none" fo:font-style="normal" style:font-style-asian="normal" fo:font-weight="normal" style:font-weight-asian="normal"/>
    </style:style>
    <style:style style:name="P25" style:family="paragraph" style:parent-style-name="Normal"/>
    <style:style style:name="T25_1" style:family="text">
      <style:text-properties style:text-line-through-style="none" fo:font-style="normal" style:font-style-asian="normal" fo:font-weight="normal" style:font-weight-asian="normal"/>
    </style:style>
    <style:style style:name="P26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26_1" style:family="text">
      <style:text-properties style:text-line-through-style="none" fo:font-style="normal" style:font-style-asian="normal" fo:font-weight="normal" style:font-weight-asian="normal"/>
    </style:style>
    <style:style style:name="P27" style:family="paragraph" style:parent-style-name="Normal"/>
    <style:style style:name="T27_1" style:family="text">
      <style:text-properties style:text-line-through-style="none" fo:font-style="normal" style:font-style-asian="normal" fo:font-weight="normal" style:font-weight-asian="normal"/>
    </style:style>
    <style:style style:name="P28" style:family="paragraph" style:parent-style-name="Normal"/>
    <style:style style:name="T28_1" style:family="text">
      <style:text-properties style:text-line-through-style="none" fo:font-style="normal" style:font-style-asian="normal" fo:font-weight="normal" style:font-weight-asian="normal"/>
    </style:style>
    <style:style style:name="P29" style:family="paragraph" style:parent-style-name="Normal"/>
    <style:style style:name="T29_1" style:family="text">
      <style:text-properties style:text-line-through-style="none" fo:font-style="normal" style:font-style-asian="normal" fo:font-weight="normal" style:font-weight-asian="normal"/>
    </style:style>
    <style:style style:name="P30" style:family="paragraph" style:parent-style-name="Normal"/>
    <style:style style:name="T30_1" style:family="text">
      <style:text-properties style:text-line-through-style="none" fo:font-style="normal" style:font-style-asian="normal" fo:font-weight="normal" style:font-weight-asian="normal"/>
    </style:style>
    <style:style style:name="P31" style:family="paragraph" style:parent-style-name="Normal"/>
    <style:style style:name="T31_1" style:family="text">
      <style:text-properties style:text-line-through-style="none" fo:font-style="normal" style:font-style-asian="normal" fo:font-weight="normal" style:font-weight-asian="normal"/>
    </style:style>
    <style:style style:name="P32" style:family="paragraph" style:parent-style-name="Normal"/>
    <style:style style:name="T32_1" style:family="text">
      <style:text-properties style:text-line-through-style="none" fo:font-style="normal" style:font-style-asian="normal" fo:font-weight="normal" style:font-weight-asian="normal"/>
    </style:style>
    <style:style style:name="P33" style:family="paragraph" style:parent-style-name="Normal"/>
    <style:style style:name="T33_1" style:family="text">
      <style:text-properties style:text-line-through-style="none" fo:font-style="normal" style:font-style-asian="normal" fo:font-weight="normal" style:font-weight-asian="normal"/>
    </style:style>
    <style:style style:name="P34" style:family="paragraph" style:parent-style-name="Normal"/>
    <style:style style:name="T34_1" style:family="text">
      <style:text-properties style:text-line-through-style="none" fo:font-style="normal" style:font-style-asian="normal" fo:font-weight="normal" style:font-weight-asian="normal"/>
    </style:style>
    <style:style style:name="P35" style:family="paragraph" style:parent-style-name="Normal"/>
    <style:style style:name="T35_1" style:family="text">
      <style:text-properties style:text-line-through-style="none" fo:font-style="normal" style:font-style-asian="normal" fo:font-weight="normal" style:font-weight-asian="normal"/>
    </style:style>
    <style:style style:name="P36" style:family="paragraph" style:parent-style-name="Normal"/>
    <style:style style:name="T36_1" style:family="text">
      <style:text-properties style:text-line-through-style="none" fo:font-style="normal" style:font-style-asian="normal" fo:font-weight="normal" style:font-weight-asian="normal"/>
    </style:style>
    <style:style style:name="P37" style:family="paragraph" style:parent-style-name="Normal"/>
    <style:style style:name="T37_1" style:family="text">
      <style:text-properties style:text-line-through-style="none" fo:font-style="normal" style:font-style-asian="normal" fo:font-weight="normal" style:font-weight-asian="normal"/>
    </style:style>
    <style:style style:name="P38" style:family="paragraph" style:parent-style-name="Normal"/>
    <style:style style:name="T38_1" style:family="text">
      <style:text-properties style:text-line-through-style="none" fo:font-style="normal" style:font-style-asian="normal" fo:font-weight="normal" style:font-weight-asian="normal"/>
    </style:style>
    <style:style style:name="P39" style:family="paragraph" style:parent-style-name="Normal"/>
    <style:style style:name="T39_1" style:family="text">
      <style:text-properties style:text-line-through-style="none" fo:font-style="normal" style:font-style-asian="normal" fo:font-weight="normal" style:font-weight-asian="normal"/>
    </style:style>
    <style:style style:name="P40" style:family="paragraph" style:parent-style-name="Normal"/>
    <style:style style:name="T40_1" style:family="text">
      <style:text-properties style:text-line-through-style="none" fo:font-style="normal" style:font-style-asian="normal" fo:font-weight="normal" style:font-weight-asian="normal"/>
    </style:style>
    <style:style style:name="P41" style:family="paragraph" style:parent-style-name="Normal"/>
    <style:style style:name="T41_1" style:family="text">
      <style:text-properties style:text-line-through-style="none" fo:font-style="normal" style:font-style-asian="normal" fo:font-weight="normal" style:font-weight-asian="normal"/>
    </style:style>
    <style:style style:name="P42" style:family="paragraph" style:parent-style-name="Normal"/>
    <style:style style:name="T42_1" style:family="text">
      <style:text-properties style:text-line-through-style="none" fo:font-style="normal" style:font-style-asian="normal" fo:font-weight="normal" style:font-weight-asian="normal"/>
    </style:style>
    <style:style style:name="P43" style:family="paragraph" style:parent-style-name="Normal"/>
    <style:style style:name="T43_1" style:family="text">
      <style:text-properties style:text-line-through-style="none" fo:font-style="normal" style:font-style-asian="normal" fo:font-weight="normal" style:font-weight-asian="normal"/>
    </style:style>
    <style:style style:name="P44" style:family="paragraph" style:parent-style-name="Normal"/>
    <style:style style:name="T44_1" style:family="text">
      <style:text-properties style:text-line-through-style="none" fo:font-style="normal" style:font-style-asian="normal" fo:font-weight="normal" style:font-weight-asian="normal"/>
    </style:style>
    <style:style style:name="P45" style:family="paragraph" style:parent-style-name="Normal"/>
    <style:style style:name="T45_1" style:family="text">
      <style:text-properties style:text-line-through-style="none" fo:font-style="normal" style:font-style-asian="normal" fo:font-weight="normal" style:font-weight-asian="normal"/>
    </style:style>
    <style:style style:name="P46" style:family="paragraph" style:parent-style-name="Normal"/>
    <style:style style:name="T46_1" style:family="text">
      <style:text-properties style:text-line-through-style="none" fo:font-style="normal" style:font-style-asian="normal" fo:font-weight="normal" style:font-weight-asian="normal"/>
    </style:style>
    <style:style style:name="P47" style:family="paragraph" style:parent-style-name="Normal"/>
    <style:style style:name="T47_1" style:family="text">
      <style:text-properties style:text-line-through-style="none" fo:font-style="normal" style:font-style-asian="normal" fo:font-weight="normal" style:font-weight-asian="normal"/>
    </style:style>
    <style:style style:name="P48" style:family="paragraph" style:parent-style-name="Normal"/>
    <style:style style:name="T48_1" style:family="text">
      <style:text-properties style:text-line-through-style="none" fo:font-style="normal" style:font-style-asian="normal" fo:font-weight="normal" style:font-weight-asian="normal"/>
    </style:style>
    <style:style style:name="P49" style:family="paragraph" style:parent-style-name="Normal"/>
    <style:style style:name="T49_1" style:family="text">
      <style:text-properties style:text-line-through-style="none" fo:font-style="normal" style:font-style-asian="normal" fo:font-weight="normal" style:font-weight-asian="normal"/>
    </style:style>
    <style:style style:name="P50" style:family="paragraph" style:parent-style-name="Normal"/>
    <style:style style:name="T50_1" style:family="text">
      <style:text-properties style:text-line-through-style="none" fo:font-style="normal" style:font-style-asian="normal" fo:font-weight="normal" style:font-weight-asian="normal"/>
    </style:style>
    <style:style style:name="P51" style:family="paragraph" style:parent-style-name="Normal"/>
    <style:style style:name="T51_1" style:family="text">
      <style:text-properties style:text-line-through-style="none" fo:font-style="normal" style:font-style-asian="normal" fo:font-weight="normal" style:font-weight-asian="normal"/>
    </style:style>
    <style:style style:name="P52" style:family="paragraph" style:parent-style-name="Normal"/>
    <style:style style:name="T52_1" style:family="text">
      <style:text-properties style:text-line-through-style="none" fo:font-style="normal" style:font-style-asian="normal" fo:font-weight="normal" style:font-weight-asian="normal"/>
    </style:style>
    <style:style style:name="P53" style:family="paragraph" style:parent-style-name="Normal"/>
    <style:style style:name="T53_1" style:family="text">
      <style:text-properties style:text-line-through-style="none" fo:font-style="normal" style:font-style-asian="normal" fo:font-weight="normal" style:font-weight-asian="normal"/>
    </style:style>
    <style:style style:name="P54" style:family="paragraph" style:parent-style-name="Normal"/>
    <style:style style:name="T54_1" style:family="text">
      <style:text-properties style:text-line-through-style="none" fo:font-style="normal" style:font-style-asian="normal" fo:font-weight="normal" style:font-weight-asian="normal"/>
    </style:style>
    <style:style style:name="P55" style:family="paragraph" style:parent-style-name="Normal"/>
    <style:style style:name="T55_1" style:family="text">
      <style:text-properties style:text-line-through-style="none" fo:font-style="normal" style:font-style-asian="normal" fo:font-weight="normal" style:font-weight-asian="normal"/>
    </style:style>
    <style:style style:name="P56" style:family="paragraph" style:parent-style-name="Normal"/>
    <style:style style:name="T56_1" style:family="text">
      <style:text-properties style:text-line-through-style="none" fo:font-style="normal" style:font-style-asian="normal" fo:font-weight="normal" style:font-weight-asian="normal"/>
    </style:style>
    <style:style style:name="P57" style:family="paragraph" style:parent-style-name="Normal"/>
    <style:style style:name="T57_1" style:family="text">
      <style:text-properties style:text-line-through-style="none" fo:font-style="normal" style:font-style-asian="normal" fo:font-weight="normal" style:font-weight-asian="normal"/>
    </style:style>
    <style:style style:name="P58" style:family="paragraph" style:parent-style-name="Normal"/>
    <style:style style:name="T58_1" style:family="text">
      <style:text-properties style:text-line-through-style="none" fo:font-style="normal" style:font-style-asian="normal" fo:font-weight="normal" style:font-weight-asian="normal"/>
    </style:style>
    <style:style style:name="P59" style:family="paragraph" style:parent-style-name="Normal"/>
    <style:style style:name="T59_1" style:family="text">
      <style:text-properties style:text-line-through-style="none" fo:font-style="normal" style:font-style-asian="normal" fo:font-weight="normal" style:font-weight-asian="normal"/>
    </style:style>
    <style:style style:name="P60" style:family="paragraph" style:parent-style-name="Normal"/>
    <style:style style:name="T60_1" style:family="text">
      <style:text-properties style:text-line-through-style="none" fo:font-style="normal" style:font-style-asian="normal" fo:font-weight="normal" style:font-weight-asian="normal"/>
    </style:style>
    <style:style style:name="P61" style:family="paragraph" style:parent-style-name="Normal"/>
    <style:style style:name="T61_1" style:family="text">
      <style:text-properties style:text-line-through-style="none" fo:font-style="normal" style:font-style-asian="normal" fo:font-weight="normal" style:font-weight-asian="normal"/>
    </style:style>
    <style:style style:name="P62" style:family="paragraph" style:parent-style-name="Normal"/>
    <style:style style:name="T62_1" style:family="text">
      <style:text-properties style:text-line-through-style="none" fo:font-style="normal" style:font-style-asian="normal" fo:font-weight="normal" style:font-weight-asian="normal"/>
    </style:style>
    <style:style style:name="P63" style:family="paragraph" style:parent-style-name="Normal"/>
    <style:style style:name="T63_1" style:family="text">
      <style:text-properties style:text-line-through-style="none" fo:font-style="normal" style:font-style-asian="normal" fo:font-weight="normal" style:font-weight-asian="normal"/>
    </style:style>
    <style:style style:name="P64" style:family="paragraph" style:parent-style-name="Normal"/>
    <style:style style:name="T64_1" style:family="text">
      <style:text-properties style:text-line-through-style="none" fo:font-style="normal" style:font-style-asian="normal" fo:font-weight="normal" style:font-weight-asian="normal"/>
    </style:style>
    <style:style style:name="P65" style:family="paragraph" style:parent-style-name="Normal"/>
    <style:style style:name="T65_1" style:family="text">
      <style:text-properties style:text-line-through-style="none" fo:font-style="normal" style:font-style-asian="normal" fo:font-weight="normal" style:font-weight-asian="normal"/>
    </style:style>
    <style:style style:name="P66" style:family="paragraph" style:parent-style-name="Normal"/>
    <style:style style:name="T66_1" style:family="text">
      <style:text-properties style:text-line-through-style="none" fo:font-style="normal" style:font-style-asian="normal" fo:font-weight="normal" style:font-weight-asian="normal"/>
    </style:style>
    <style:style style:name="P67" style:family="paragraph" style:parent-style-name="Normal"/>
    <style:style style:name="T67_1" style:family="text">
      <style:text-properties style:text-line-through-style="none" fo:font-style="normal" style:font-style-asian="normal" fo:font-weight="normal" style:font-weight-asian="normal"/>
    </style:style>
    <style:style style:name="P68" style:family="paragraph" style:parent-style-name="Normal"/>
    <style:style style:name="T68_1" style:family="text">
      <style:text-properties style:text-line-through-style="none" fo:font-style="normal" style:font-style-asian="normal" fo:font-weight="normal" style:font-weight-asian="normal"/>
    </style:style>
    <style:style style:name="P69" style:family="paragraph" style:parent-style-name="Normal"/>
    <style:style style:name="T69_1" style:family="text">
      <style:text-properties style:text-line-through-style="none" fo:font-style="normal" style:font-style-asian="normal" fo:font-weight="normal" style:font-weight-asian="normal"/>
    </style:style>
    <style:style style:name="P70" style:family="paragraph" style:parent-style-name="Normal"/>
    <style:style style:name="T70_1" style:family="text">
      <style:text-properties style:text-line-through-style="none" fo:font-style="normal" style:font-style-asian="normal" fo:font-weight="normal" style:font-weight-asian="normal"/>
    </style:style>
    <style:style style:name="P71" style:family="paragraph" style:parent-style-name="Normal"/>
    <style:style style:name="T71_1" style:family="text">
      <style:text-properties style:text-line-through-style="none" fo:font-style="normal" style:font-style-asian="normal" fo:font-weight="normal" style:font-weight-asian="normal"/>
    </style:style>
    <style:style style:name="P72" style:family="paragraph" style:parent-style-name="Normal"/>
    <style:style style:name="T72_1" style:family="text">
      <style:text-properties style:text-line-through-style="none" fo:font-style="normal" style:font-style-asian="normal" fo:font-weight="normal" style:font-weight-asian="normal"/>
    </style:style>
    <style:style style:name="P73" style:family="paragraph" style:parent-style-name="Normal"/>
    <style:style style:name="T73_1" style:family="text">
      <style:text-properties style:text-line-through-style="none" fo:font-style="normal" style:font-style-asian="normal" fo:font-weight="normal" style:font-weight-asian="normal"/>
    </style:style>
    <style:style style:name="P74" style:family="paragraph" style:parent-style-name="Normal"/>
    <style:style style:name="T74_1" style:family="text">
      <style:text-properties style:text-line-through-style="none" fo:font-style="normal" style:font-style-asian="normal" fo:font-weight="normal" style:font-weight-asian="normal"/>
    </style:style>
    <style:style style:name="P75" style:family="paragraph" style:parent-style-name="Normal"/>
    <style:style style:name="T75_1" style:family="text">
      <style:text-properties style:text-line-through-style="none" fo:font-style="normal" style:font-style-asian="normal" fo:font-weight="normal" style:font-weight-asian="normal"/>
    </style:style>
    <style:style style:name="P76" style:family="paragraph" style:parent-style-name="Normal"/>
    <style:style style:name="T76_1" style:family="text">
      <style:text-properties style:text-line-through-style="none" fo:font-style="normal" style:font-style-asian="normal" fo:font-weight="normal" style:font-weight-asian="normal"/>
    </style:style>
    <style:style style:name="P77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77_1" style:family="text">
      <style:text-properties style:text-line-through-style="none" fo:font-style="normal" style:font-style-asian="normal" fo:font-weight="normal" style:font-weight-asian="normal"/>
    </style:style>
    <style:style style:name="P78" style:family="paragraph" style:parent-style-name="Normal"/>
    <style:style style:name="T78_1" style:family="text">
      <style:text-properties style:text-line-through-style="none" fo:font-style="normal" style:font-style-asian="normal" fo:font-weight="normal" style:font-weight-asian="normal"/>
    </style:style>
    <style:style style:name="P79" style:family="paragraph" style:parent-style-name="Normal"/>
    <style:style style:name="T79_1" style:family="text">
      <style:text-properties style:text-line-through-style="none" fo:font-style="normal" style:font-style-asian="normal" fo:font-weight="normal" style:font-weight-asian="normal"/>
    </style:style>
    <style:style style:name="P80" style:family="paragraph" style:parent-style-name="Normal"/>
    <style:style style:name="T80_1" style:family="text">
      <style:text-properties style:text-line-through-style="none" fo:font-style="normal" style:font-style-asian="normal" fo:font-weight="normal" style:font-weight-asian="normal"/>
    </style:style>
    <style:style style:name="P81" style:family="paragraph" style:parent-style-name="Normal"/>
    <style:style style:name="T81_1" style:family="text">
      <style:text-properties style:text-line-through-style="none" fo:font-style="normal" style:font-style-asian="normal" fo:font-weight="normal" style:font-weight-asian="normal"/>
    </style:style>
    <style:style style:name="P82" style:family="paragraph" style:parent-style-name="Normal"/>
    <style:style style:name="T82_1" style:family="text">
      <style:text-properties style:text-line-through-style="none" fo:font-style="normal" style:font-style-asian="normal" fo:font-weight="normal" style:font-weight-asian="normal"/>
    </style:style>
    <style:style style:name="P83" style:family="paragraph" style:parent-style-name="Normal"/>
    <style:style style:name="T83_1" style:family="text">
      <style:text-properties style:text-line-through-style="none" fo:font-style="normal" style:font-style-asian="normal" fo:font-weight="normal" style:font-weight-asian="normal"/>
    </style:style>
    <style:style style:name="P84" style:family="paragraph" style:parent-style-name="Normal"/>
    <style:style style:name="T84_1" style:family="text">
      <style:text-properties style:text-line-through-style="none" fo:font-style="normal" style:font-style-asian="normal" fo:font-weight="normal" style:font-weight-asian="normal"/>
    </style:style>
    <style:style style:name="P85" style:family="paragraph" style:parent-style-name="Normal"/>
    <style:style style:name="T85_1" style:family="text">
      <style:text-properties style:text-line-through-style="none" fo:font-style="normal" style:font-style-asian="normal" fo:font-weight="normal" style:font-weight-asian="normal"/>
    </style:style>
    <style:style style:name="P86" style:family="paragraph" style:parent-style-name="Normal"/>
    <style:style style:name="T86_1" style:family="text">
      <style:text-properties style:text-line-through-style="none" fo:font-style="normal" style:font-style-asian="normal" fo:font-weight="normal" style:font-weight-asian="normal"/>
    </style:style>
    <style:style style:name="P87" style:family="paragraph" style:parent-style-name="Normal"/>
    <style:style style:name="T87_1" style:family="text">
      <style:text-properties style:text-line-through-style="none" fo:font-style="normal" style:font-style-asian="normal" fo:font-weight="normal" style:font-weight-asian="normal"/>
    </style:style>
    <style:style style:name="P88" style:family="paragraph" style:parent-style-name="Normal"/>
    <style:style style:name="T88_1" style:family="text">
      <style:text-properties style:text-line-through-style="none" fo:font-style="normal" style:font-style-asian="normal" fo:font-weight="normal" style:font-weight-asian="normal"/>
    </style:style>
    <style:style style:name="P89" style:family="paragraph" style:parent-style-name="Normal"/>
    <style:style style:name="T89_1" style:family="text">
      <style:text-properties style:text-line-through-style="none" fo:font-style="normal" style:font-style-asian="normal" fo:font-weight="normal" style:font-weight-asian="normal"/>
    </style:style>
    <style:style style:name="P90" style:family="paragraph" style:parent-style-name="Normal"/>
    <style:style style:name="T90_1" style:family="text">
      <style:text-properties style:text-line-through-style="none" fo:font-style="normal" style:font-style-asian="normal" fo:font-weight="normal" style:font-weight-asian="normal"/>
    </style:style>
    <style:style style:name="P91" style:family="paragraph" style:parent-style-name="Normal"/>
    <style:style style:name="T91_1" style:family="text">
      <style:text-properties style:text-line-through-style="none" fo:font-style="normal" style:font-style-asian="normal" fo:font-weight="normal" style:font-weight-asian="normal"/>
    </style:style>
    <style:style style:name="P92" style:family="paragraph" style:parent-style-name="Normal"/>
    <style:style style:name="T92_1" style:family="text">
      <style:text-properties style:text-line-through-style="none" fo:font-style="normal" style:font-style-asian="normal" fo:font-weight="normal" style:font-weight-asian="normal"/>
    </style:style>
    <style:style style:name="P93" style:family="paragraph" style:parent-style-name="Normal"/>
    <style:style style:name="T93_1" style:family="text">
      <style:text-properties style:text-line-through-style="none" fo:font-style="normal" style:font-style-asian="normal" fo:font-weight="normal" style:font-weight-asian="normal"/>
    </style:style>
    <style:style style:name="P94" style:family="paragraph" style:parent-style-name="Normal"/>
    <style:style style:name="T94_1" style:family="text">
      <style:text-properties style:text-line-through-style="none" fo:font-style="normal" style:font-style-asian="normal" fo:font-weight="normal" style:font-weight-asian="normal"/>
    </style:style>
    <style:style style:name="P95" style:family="paragraph" style:parent-style-name="Normal"/>
    <style:style style:name="T95_1" style:family="text">
      <style:text-properties style:text-line-through-style="none" fo:font-style="normal" style:font-style-asian="normal" fo:font-weight="normal" style:font-weight-asian="normal"/>
    </style:style>
    <style:style style:name="P96" style:family="paragraph" style:parent-style-name="Normal"/>
    <style:style style:name="T96_1" style:family="text">
      <style:text-properties style:text-line-through-style="none" fo:font-style="normal" style:font-style-asian="normal" fo:font-weight="normal" style:font-weight-asian="normal"/>
    </style:style>
    <style:style style:name="P97" style:family="paragraph" style:parent-style-name="Normal"/>
    <style:style style:name="T97_1" style:family="text">
      <style:text-properties style:text-line-through-style="none" fo:font-style="normal" style:font-style-asian="normal" fo:font-weight="normal" style:font-weight-asian="normal"/>
    </style:style>
    <style:style style:name="P98" style:family="paragraph" style:parent-style-name="Normal"/>
    <style:style style:name="T98_1" style:family="text">
      <style:text-properties style:text-line-through-style="none" fo:font-style="normal" style:font-style-asian="normal" fo:font-weight="normal" style:font-weight-asian="normal"/>
    </style:style>
    <style:style style:name="P99" style:family="paragraph" style:parent-style-name="Normal"/>
    <style:style style:name="T99_1" style:family="text">
      <style:text-properties style:text-line-through-style="none" fo:font-style="normal" style:font-style-asian="normal" fo:font-weight="normal" style:font-weight-asian="normal"/>
    </style:style>
    <style:style style:name="P100" style:family="paragraph" style:parent-style-name="Normal"/>
    <style:style style:name="T100_1" style:family="text">
      <style:text-properties style:text-line-through-style="none" fo:font-style="normal" style:font-style-asian="normal" fo:font-weight="normal" style:font-weight-asian="normal"/>
    </style:style>
    <style:style style:name="P101" style:family="paragraph" style:parent-style-name="Normal"/>
    <style:style style:name="T101_1" style:family="text">
      <style:text-properties style:text-line-through-style="none" fo:font-style="normal" style:font-style-asian="normal" fo:font-weight="normal" style:font-weight-asian="normal"/>
    </style:style>
    <style:style style:name="P102" style:family="paragraph" style:parent-style-name="Normal"/>
    <style:style style:name="T102_1" style:family="text">
      <style:text-properties style:text-line-through-style="none" fo:font-style="normal" style:font-style-asian="normal" fo:font-weight="normal" style:font-weight-asian="normal"/>
    </style:style>
    <style:style style:name="P103" style:family="paragraph" style:parent-style-name="Normal"/>
    <style:style style:name="T103_1" style:family="text">
      <style:text-properties style:text-line-through-style="none" fo:font-style="normal" style:font-style-asian="normal" fo:font-weight="normal" style:font-weight-asian="normal"/>
    </style:style>
    <style:style style:name="P104" style:family="paragraph" style:parent-style-name="Normal"/>
    <style:style style:name="T104_1" style:family="text">
      <style:text-properties style:text-line-through-style="none" fo:font-style="normal" style:font-style-asian="normal" fo:font-weight="normal" style:font-weight-asian="normal"/>
    </style:style>
    <style:style style:name="P105" style:family="paragraph" style:parent-style-name="Normal"/>
    <style:style style:name="T105_1" style:family="text">
      <style:text-properties style:text-line-through-style="none" fo:font-style="normal" style:font-style-asian="normal" fo:font-weight="normal" style:font-weight-asian="normal"/>
    </style:style>
    <style:style style:name="P106" style:family="paragraph" style:parent-style-name="Normal"/>
    <style:style style:name="T106_1" style:family="text">
      <style:text-properties style:text-line-through-style="none" fo:font-style="normal" style:font-style-asian="normal" fo:font-weight="normal" style:font-weight-asian="normal"/>
    </style:style>
    <style:style style:name="P107" style:family="paragraph" style:parent-style-name="Normal"/>
    <style:style style:name="T107_1" style:family="text">
      <style:text-properties style:text-line-through-style="none" fo:font-style="normal" style:font-style-asian="normal" fo:font-weight="normal" style:font-weight-asian="normal"/>
    </style:style>
    <style:style style:name="P108" style:family="paragraph" style:parent-style-name="Normal"/>
    <style:style style:name="T108_1" style:family="text">
      <style:text-properties style:text-line-through-style="none" fo:font-style="normal" style:font-style-asian="normal" fo:font-weight="normal" style:font-weight-asian="normal"/>
    </style:style>
    <style:style style:name="P109" style:family="paragraph" style:parent-style-name="Normal"/>
    <style:style style:name="T109_1" style:family="text">
      <style:text-properties style:text-line-through-style="none" fo:font-style="normal" style:font-style-asian="normal" fo:font-weight="normal" style:font-weight-asian="normal"/>
    </style:style>
    <style:style style:name="P110" style:family="paragraph" style:parent-style-name="Normal"/>
    <style:style style:name="T110_1" style:family="text">
      <style:text-properties style:text-line-through-style="none" fo:font-style="normal" style:font-style-asian="normal" fo:font-weight="normal" style:font-weight-asian="normal"/>
    </style:style>
    <style:style style:name="P111" style:family="paragraph" style:parent-style-name="Normal"/>
    <style:style style:name="T111_1" style:family="text">
      <style:text-properties style:text-line-through-style="none" fo:font-style="normal" style:font-style-asian="normal" fo:font-weight="normal" style:font-weight-asian="normal"/>
    </style:style>
    <style:style style:name="P112" style:family="paragraph" style:parent-style-name="Normal"/>
    <style:style style:name="T112_1" style:family="text">
      <style:text-properties style:text-line-through-style="none" fo:font-style="normal" style:font-style-asian="normal" fo:font-weight="normal" style:font-weight-asian="normal"/>
    </style:style>
    <style:style style:name="P113" style:family="paragraph" style:parent-style-name="Normal"/>
    <style:style style:name="T113_1" style:family="text">
      <style:text-properties style:text-line-through-style="none" fo:font-style="normal" style:font-style-asian="normal" fo:font-weight="normal" style:font-weight-asian="normal"/>
    </style:style>
    <style:style style:name="P114" style:family="paragraph" style:parent-style-name="Normal"/>
    <style:style style:name="T114_1" style:family="text">
      <style:text-properties style:text-line-through-style="none" fo:font-style="normal" style:font-style-asian="normal" fo:font-weight="normal" style:font-weight-asian="normal"/>
    </style:style>
    <style:style style:name="P115" style:family="paragraph" style:parent-style-name="Normal"/>
    <style:style style:name="T115_1" style:family="text">
      <style:text-properties style:text-line-through-style="none" fo:font-style="normal" style:font-style-asian="normal" fo:font-weight="normal" style:font-weight-asian="normal"/>
    </style:style>
    <style:style style:name="P116" style:family="paragraph" style:parent-style-name="Normal"/>
    <style:style style:name="T116_1" style:family="text">
      <style:text-properties style:text-line-through-style="none" fo:font-style="normal" style:font-style-asian="normal" fo:font-weight="normal" style:font-weight-asian="normal"/>
    </style:style>
    <style:style style:name="P117" style:family="paragraph" style:parent-style-name="Normal"/>
    <style:style style:name="T117_1" style:family="text">
      <style:text-properties style:text-line-through-style="none" fo:font-style="normal" style:font-style-asian="normal" fo:font-weight="normal" style:font-weight-asian="normal"/>
    </style:style>
    <style:style style:name="P118" style:family="paragraph" style:parent-style-name="Normal"/>
    <style:style style:name="T118_1" style:family="text">
      <style:text-properties style:text-line-through-style="none" fo:font-style="normal" style:font-style-asian="normal" fo:font-weight="normal" style:font-weight-asian="normal"/>
    </style:style>
    <style:style style:name="P119" style:family="paragraph" style:parent-style-name="Normal"/>
    <style:style style:name="T119_1" style:family="text">
      <style:text-properties style:text-line-through-style="none" fo:font-style="normal" style:font-style-asian="normal" fo:font-weight="normal" style:font-weight-asian="normal"/>
    </style:style>
    <style:style style:name="P120" style:family="paragraph" style:parent-style-name="Normal"/>
    <style:style style:name="T120_1" style:family="text">
      <style:text-properties style:text-line-through-style="none" fo:font-style="normal" style:font-style-asian="normal" fo:font-weight="normal" style:font-weight-asian="normal"/>
    </style:style>
    <style:style style:name="P121" style:family="paragraph" style:parent-style-name="Normal"/>
    <style:style style:name="T121_1" style:family="text">
      <style:text-properties style:text-line-through-style="none" fo:font-style="normal" style:font-style-asian="normal" fo:font-weight="normal" style:font-weight-asian="normal"/>
    </style:style>
    <style:style style:name="P122" style:family="paragraph" style:parent-style-name="Normal"/>
    <style:style style:name="T122_1" style:family="text">
      <style:text-properties style:text-line-through-style="none" fo:font-style="normal" style:font-style-asian="normal" fo:font-weight="normal" style:font-weight-asian="normal"/>
    </style:style>
    <style:style style:name="P123" style:family="paragraph" style:parent-style-name="Normal"/>
    <style:style style:name="T123_1" style:family="text">
      <style:text-properties style:text-line-through-style="none" fo:font-style="normal" style:font-style-asian="normal" fo:font-weight="normal" style:font-weight-asian="normal"/>
    </style:style>
    <style:style style:name="P124" style:family="paragraph" style:parent-style-name="Normal"/>
    <style:style style:name="T124_1" style:family="text">
      <style:text-properties style:text-line-through-style="none" fo:font-style="normal" style:font-style-asian="normal" fo:font-weight="normal" style:font-weight-asian="normal"/>
    </style:style>
    <style:style style:name="P125" style:family="paragraph" style:parent-style-name="Normal"/>
    <style:style style:name="T125_1" style:family="text">
      <style:text-properties style:text-line-through-style="none" fo:font-style="normal" style:font-style-asian="normal" fo:font-weight="normal" style:font-weight-asian="normal"/>
    </style:style>
    <style:style style:name="P126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126_1" style:family="text">
      <style:text-properties style:text-line-through-style="none" fo:font-style="normal" style:font-style-asian="normal" fo:font-weight="normal" style:font-weight-asian="normal"/>
    </style:style>
    <style:style style:name="P127" style:family="paragraph" style:parent-style-name="Normal"/>
    <style:style style:name="T127_1" style:family="text">
      <style:text-properties style:text-line-through-style="none" fo:font-style="normal" style:font-style-asian="normal" fo:font-weight="normal" style:font-weight-asian="normal"/>
    </style:style>
    <style:style style:name="P128" style:family="paragraph" style:parent-style-name="Normal"/>
    <style:style style:name="T128_1" style:family="text">
      <style:text-properties style:text-line-through-style="none" fo:font-style="normal" style:font-style-asian="normal" fo:font-weight="normal" style:font-weight-asian="normal"/>
    </style:style>
    <style:style style:name="P129" style:family="paragraph" style:parent-style-name="Normal"/>
    <style:style style:name="T129_1" style:family="text">
      <style:text-properties style:text-line-through-style="none" fo:font-style="normal" style:font-style-asian="normal" fo:font-weight="normal" style:font-weight-asian="normal"/>
    </style:style>
    <style:style style:name="P130" style:family="paragraph" style:parent-style-name="Normal"/>
    <style:style style:name="T130_1" style:family="text">
      <style:text-properties style:text-line-through-style="none" fo:font-style="normal" style:font-style-asian="normal" fo:font-weight="normal" style:font-weight-asian="normal"/>
    </style:style>
    <style:style style:name="P131" style:family="paragraph" style:parent-style-name="Normal"/>
    <style:style style:name="T131_1" style:family="text">
      <style:text-properties style:text-line-through-style="none" fo:font-style="normal" style:font-style-asian="normal" fo:font-weight="normal" style:font-weight-asian="normal"/>
    </style:style>
    <style:style style:name="P132" style:family="paragraph" style:parent-style-name="Normal"/>
    <style:style style:name="T132_1" style:family="text">
      <style:text-properties style:text-line-through-style="none" fo:font-style="normal" style:font-style-asian="normal" fo:font-weight="normal" style:font-weight-asian="normal"/>
    </style:style>
    <style:style style:name="P133" style:family="paragraph" style:parent-style-name="Normal"/>
    <style:style style:name="T133_1" style:family="text">
      <style:text-properties style:text-line-through-style="none" fo:font-style="normal" style:font-style-asian="normal" fo:font-weight="normal" style:font-weight-asian="normal"/>
    </style:style>
    <style:style style:name="P134" style:family="paragraph" style:parent-style-name="Normal"/>
    <style:style style:name="T134_1" style:family="text">
      <style:text-properties style:text-line-through-style="none" fo:font-style="normal" style:font-style-asian="normal" fo:font-weight="normal" style:font-weight-asian="normal"/>
    </style:style>
    <style:style style:name="P135" style:family="paragraph" style:parent-style-name="Normal"/>
    <style:style style:name="T135_1" style:family="text">
      <style:text-properties style:text-line-through-style="none" fo:font-style="normal" style:font-style-asian="normal" fo:font-weight="normal" style:font-weight-asian="normal"/>
    </style:style>
    <style:style style:name="P136" style:family="paragraph" style:parent-style-name="Normal"/>
    <style:style style:name="T136_1" style:family="text">
      <style:text-properties style:text-line-through-style="none" fo:font-style="normal" style:font-style-asian="normal" fo:font-weight="normal" style:font-weight-asian="normal"/>
    </style:style>
    <style:style style:name="P137" style:family="paragraph" style:parent-style-name="Normal"/>
    <style:style style:name="T137_1" style:family="text">
      <style:text-properties style:text-line-through-style="none" fo:font-style="normal" style:font-style-asian="normal" fo:font-weight="normal" style:font-weight-asian="normal"/>
    </style:style>
    <style:style style:name="P138" style:family="paragraph" style:parent-style-name="Normal"/>
    <style:style style:name="T138_1" style:family="text">
      <style:text-properties style:text-line-through-style="none" fo:font-style="normal" style:font-style-asian="normal" fo:font-weight="normal" style:font-weight-asian="normal"/>
    </style:style>
    <style:style style:name="P139" style:family="paragraph" style:parent-style-name="Normal"/>
    <style:style style:name="T139_1" style:family="text">
      <style:text-properties style:text-line-through-style="none" fo:font-style="normal" style:font-style-asian="normal" fo:font-weight="normal" style:font-weight-asian="normal"/>
    </style:style>
    <style:style style:name="P140" style:family="paragraph" style:parent-style-name="Normal"/>
    <style:style style:name="T140_1" style:family="text">
      <style:text-properties style:text-line-through-style="none" fo:font-style="normal" style:font-style-asian="normal" fo:font-weight="normal" style:font-weight-asian="normal"/>
    </style:style>
    <style:style style:name="P141" style:family="paragraph" style:parent-style-name="Normal"/>
    <style:style style:name="T141_1" style:family="text">
      <style:text-properties style:text-line-through-style="none" fo:font-style="normal" style:font-style-asian="normal" fo:font-weight="normal" style:font-weight-asian="normal"/>
    </style:style>
    <style:style style:name="P142" style:family="paragraph" style:parent-style-name="Normal"/>
    <style:style style:name="T142_1" style:family="text">
      <style:text-properties style:text-line-through-style="none" fo:font-style="normal" style:font-style-asian="normal" fo:font-weight="normal" style:font-weight-asian="normal"/>
    </style:style>
    <style:style style:name="P143" style:family="paragraph" style:parent-style-name="Normal"/>
    <style:style style:name="T143_1" style:family="text">
      <style:text-properties style:text-line-through-style="none" fo:font-style="normal" style:font-style-asian="normal" fo:font-weight="normal" style:font-weight-asian="normal"/>
    </style:style>
    <style:style style:name="P144" style:family="paragraph" style:parent-style-name="Normal"/>
    <style:style style:name="T144_1" style:family="text">
      <style:text-properties style:text-line-through-style="none" fo:font-style="normal" style:font-style-asian="normal" fo:font-weight="normal" style:font-weight-asian="normal"/>
    </style:style>
    <style:style style:name="P145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145_1" style:family="text">
      <style:text-properties style:text-line-through-style="none" fo:font-style="normal" style:font-style-asian="normal" fo:font-weight="normal" style:font-weight-asian="normal"/>
    </style:style>
    <style:style style:name="P146" style:family="paragraph" style:parent-style-name="Normal"/>
    <style:style style:name="T146_1" style:family="text">
      <style:text-properties style:text-line-through-style="none" fo:font-style="normal" style:font-style-asian="normal" fo:font-weight="normal" style:font-weight-asian="normal"/>
    </style:style>
    <style:style style:name="P147" style:family="paragraph" style:parent-style-name="Normal"/>
    <style:style style:name="T147_1" style:family="text">
      <style:text-properties style:text-line-through-style="none" fo:font-style="normal" style:font-style-asian="normal" fo:font-weight="normal" style:font-weight-asian="normal"/>
    </style:style>
    <style:style style:name="P148" style:family="paragraph" style:parent-style-name="Normal"/>
    <style:style style:name="T148_1" style:family="text">
      <style:text-properties style:text-line-through-style="none" fo:font-style="normal" style:font-style-asian="normal" fo:font-weight="normal" style:font-weight-asian="normal"/>
    </style:style>
    <style:style style:name="T148_2" style:family="text">
      <style:text-properties style:text-line-through-style="none" fo:font-style="normal" style:font-style-asian="normal" style:font-name="Segoe UI Emoji" style:font-name-asian="Segoe UI Emoji" style:font-name-complex="Segoe UI Emoji" fo:font-weight="normal" style:font-weight-asian="normal"/>
    </style:style>
    <style:style style:name="T148_3" style:family="text">
      <style:text-properties style:text-line-through-style="none" fo:font-style="normal" style:font-style-asian="normal" fo:font-weight="normal" style:font-weight-asian="normal"/>
    </style:style>
    <style:style style:name="P149" style:family="paragraph" style:parent-style-name="Normal"/>
    <style:style style:name="T149_1" style:family="text">
      <style:text-properties style:text-line-through-style="none" fo:font-style="normal" style:font-style-asian="normal" fo:font-weight="normal" style:font-weight-asian="normal"/>
    </style:style>
    <style:style style:name="P150" style:family="paragraph" style:parent-style-name="Normal"/>
    <style:style style:name="T150_1" style:family="text">
      <style:text-properties style:text-line-through-style="none" fo:font-style="normal" style:font-style-asian="normal" fo:font-weight="normal" style:font-weight-asian="normal"/>
    </style:style>
    <style:style style:name="P151" style:family="paragraph" style:parent-style-name="Normal"/>
    <style:style style:name="T151_1" style:family="text">
      <style:text-properties style:text-line-through-style="none" fo:font-style="normal" style:font-style-asian="normal" fo:font-weight="normal" style:font-weight-asian="normal"/>
    </style:style>
    <style:style style:name="P152" style:family="paragraph" style:parent-style-name="Normal"/>
    <style:style style:name="T152_1" style:family="text">
      <style:text-properties style:text-line-through-style="none" fo:font-style="normal" style:font-style-asian="normal" fo:font-weight="normal" style:font-weight-asian="normal"/>
    </style:style>
    <style:style style:name="P153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153_1" style:family="text">
      <style:text-properties style:text-line-through-style="none" fo:font-style="normal" style:font-style-asian="normal" fo:font-weight="normal" style:font-weight-asian="normal"/>
    </style:style>
    <style:style style:name="P154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154_1" style:family="text">
      <style:text-properties style:text-line-through-style="none" fo:font-style="normal" style:font-style-asian="normal" fo:font-weight="normal" style:font-weight-asian="normal"/>
    </style:style>
    <style:style style:name="P155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155_1" style:family="text">
      <style:text-properties style:text-line-through-style="none" fo:font-style="normal" style:font-style-asian="normal" fo:font-weight="normal" style:font-weight-asian="normal"/>
    </style:style>
    <style:style style:name="P156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156_1" style:family="text">
      <style:text-properties style:text-line-through-style="none" fo:font-style="normal" style:font-style-asian="normal" fo:font-weight="normal" style:font-weight-asian="normal"/>
    </style:style>
    <style:style style:name="P157" style:family="paragraph" style:parent-style-name="Normal"/>
    <style:style style:name="T157_1" style:family="text">
      <style:text-properties style:text-line-through-style="none" fo:font-style="normal" style:font-style-asian="normal" fo:font-weight="normal" style:font-weight-asian="normal"/>
    </style:style>
    <style:style style:name="P158" style:family="paragraph" style:parent-style-name="Normal"/>
    <style:style style:name="T158_1" style:family="text">
      <style:text-properties style:text-line-through-style="none" fo:font-style="normal" style:font-style-asian="normal" fo:font-weight="normal" style:font-weight-asian="normal"/>
    </style:style>
    <style:style style:name="P159" style:family="paragraph" style:parent-style-name="Normal"/>
    <style:style style:name="T159_1" style:family="text">
      <style:text-properties style:text-line-through-style="none" fo:font-style="normal" style:font-style-asian="normal" fo:font-weight="normal" style:font-weight-asian="normal"/>
    </style:style>
    <style:style style:name="P160" style:family="paragraph" style:parent-style-name="Normal"/>
    <style:style style:name="T160_1" style:family="text">
      <style:text-properties style:text-line-through-style="none" fo:font-style="normal" style:font-style-asian="normal" fo:font-weight="normal" style:font-weight-asian="normal"/>
    </style:style>
    <style:style style:name="P161" style:family="paragraph" style:parent-style-name="Normal"/>
    <style:style style:name="T161_1" style:family="text">
      <style:text-properties style:text-line-through-style="none" fo:font-style="normal" style:font-style-asian="normal" fo:font-weight="normal" style:font-weight-asian="normal"/>
    </style:style>
    <style:style style:name="P162" style:family="paragraph" style:parent-style-name="Normal"/>
    <style:style style:name="T162_1" style:family="text">
      <style:text-properties style:text-line-through-style="none" fo:font-style="normal" style:font-style-asian="normal" fo:font-weight="normal" style:font-weight-asian="normal"/>
    </style:style>
    <style:style style:name="P163" style:family="paragraph" style:parent-style-name="Normal"/>
    <style:style style:name="T163_1" style:family="text">
      <style:text-properties style:text-line-through-style="none" fo:font-style="normal" style:font-style-asian="normal" fo:font-weight="normal" style:font-weight-asian="normal"/>
    </style:style>
    <style:style style:name="P164" style:family="paragraph" style:parent-style-name="Normal"/>
    <style:style style:name="T164_1" style:family="text">
      <style:text-properties style:text-line-through-style="none" fo:font-style="normal" style:font-style-asian="normal" fo:font-weight="normal" style:font-weight-asian="normal"/>
    </style:style>
    <style:style style:name="P165" style:family="paragraph" style:parent-style-name="Normal"/>
    <style:style style:name="T165_1" style:family="text">
      <style:text-properties style:text-line-through-style="none" fo:font-style="normal" style:font-style-asian="normal" fo:font-weight="normal" style:font-weight-asian="normal"/>
    </style:style>
    <style:style style:name="P166" style:family="paragraph" style:parent-style-name="Normal"/>
    <style:style style:name="T166_1" style:family="text">
      <style:text-properties style:text-line-through-style="none" fo:font-style="normal" style:font-style-asian="normal" fo:font-weight="normal" style:font-weight-asian="normal"/>
    </style:style>
    <style:style style:name="P167" style:family="paragraph" style:parent-style-name="Normal"/>
    <style:style style:name="T167_1" style:family="text">
      <style:text-properties style:text-line-through-style="none" fo:font-style="normal" style:font-style-asian="normal" fo:font-weight="normal" style:font-weight-asian="normal"/>
    </style:style>
    <style:style style:name="P168" style:family="paragraph" style:parent-style-name="Normal"/>
    <style:style style:name="T168_1" style:family="text">
      <style:text-properties style:text-line-through-style="none" fo:font-style="normal" style:font-style-asian="normal" fo:font-weight="normal" style:font-weight-asian="normal"/>
    </style:style>
    <style:style style:name="P169" style:family="paragraph" style:parent-style-name="IndentedCode"/>
    <style:style style:name="T169_1" style:family="text">
      <style:text-properties style:text-line-through-style="none" fo:font-style="normal" style:font-style-asian="normal" fo:font-weight="normal" style:font-weight-asian="normal"/>
    </style:style>
    <style:style style:name="P170" style:family="paragraph" style:parent-style-name="Normal"/>
    <style:style style:name="T170_1" style:family="text">
      <style:text-properties style:text-line-through-style="none" fo:font-style="normal" style:font-style-asian="normal" fo:font-weight="normal" style:font-weight-asian="normal"/>
    </style:style>
    <style:style style:name="P171" style:family="paragraph" style:parent-style-name="Normal"/>
    <style:style style:name="T171_1" style:family="text">
      <style:text-properties style:text-line-through-style="none" fo:font-style="normal" style:font-style-asian="normal" fo:font-weight="normal" style:font-weight-asian="normal"/>
    </style:style>
    <style:style style:name="P172" style:family="paragraph" style:parent-style-name="Normal"/>
    <style:style style:name="T172_1" style:family="text">
      <style:text-properties style:text-line-through-style="none" fo:font-style="normal" style:font-style-asian="normal" fo:font-weight="normal" style:font-weight-asian="normal"/>
    </style:style>
    <style:style style:name="P173" style:family="paragraph" style:parent-style-name="Normal"/>
    <style:style style:name="T173_1" style:family="text">
      <style:text-properties style:text-line-through-style="none" fo:font-style="normal" style:font-style-asian="normal" fo:font-weight="normal" style:font-weight-asian="normal"/>
    </style:style>
    <style:style style:name="P174" style:family="paragraph" style:parent-style-name="Normal"/>
    <style:style style:name="T174_1" style:family="text">
      <style:text-properties style:text-line-through-style="none" fo:font-style="normal" style:font-style-asian="normal" fo:font-weight="normal" style:font-weight-asian="normal"/>
    </style:style>
    <style:style style:name="P175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175_1" style:family="text">
      <style:text-properties style:text-line-through-style="none" fo:font-style="normal" style:font-style-asian="normal" fo:font-weight="normal" style:font-weight-asian="normal"/>
    </style:style>
    <style:style style:name="P176" style:family="paragraph" style:parent-style-name="Normal"/>
    <style:style style:name="T176_1" style:family="text">
      <style:text-properties style:text-line-through-style="none" fo:font-style="normal" style:font-style-asian="normal" fo:font-weight="normal" style:font-weight-asian="normal"/>
    </style:style>
    <style:style style:name="P177" style:family="paragraph" style:parent-style-name="Normal"/>
    <style:style style:name="T177_1" style:family="text">
      <style:text-properties style:text-line-through-style="none" fo:font-style="normal" style:font-style-asian="normal" fo:font-weight="normal" style:font-weight-asian="normal"/>
    </style:style>
    <style:style style:name="P178" style:family="paragraph" style:parent-style-name="Normal"/>
    <style:style style:name="T178_1" style:family="text">
      <style:text-properties style:text-line-through-style="none" fo:font-style="normal" style:font-style-asian="normal" fo:font-weight="normal" style:font-weight-asian="normal"/>
    </style:style>
    <style:style style:name="P179" style:family="paragraph" style:parent-style-name="Normal"/>
    <style:style style:name="T179_1" style:family="text">
      <style:text-properties style:text-line-through-style="none" fo:font-style="normal" style:font-style-asian="normal" fo:font-weight="normal" style:font-weight-asian="normal"/>
    </style:style>
    <style:style style:name="P180" style:family="paragraph" style:parent-style-name="Normal"/>
    <style:style style:name="T180_1" style:family="text">
      <style:text-properties style:text-line-through-style="none" fo:font-style="normal" style:font-style-asian="normal" fo:font-weight="normal" style:font-weight-asian="normal"/>
    </style:style>
    <style:style style:name="P181" style:family="paragraph" style:parent-style-name="Normal"/>
    <style:style style:name="T181_1" style:family="text">
      <style:text-properties style:text-line-through-style="none" fo:font-style="normal" style:font-style-asian="normal" fo:font-weight="normal" style:font-weight-asian="normal"/>
    </style:style>
    <style:style style:name="P182" style:family="paragraph" style:parent-style-name="Normal"/>
    <style:style style:name="T182_1" style:family="text">
      <style:text-properties style:text-line-through-style="none" fo:font-style="normal" style:font-style-asian="normal" fo:font-weight="normal" style:font-weight-asian="normal"/>
    </style:style>
    <style:style style:name="P183" style:family="paragraph" style:parent-style-name="Normal"/>
    <style:style style:name="T183_1" style:family="text">
      <style:text-properties style:text-line-through-style="none" fo:font-style="normal" style:font-style-asian="normal" fo:font-weight="normal" style:font-weight-asian="normal"/>
    </style:style>
    <style:style style:name="P184" style:family="paragraph" style:parent-style-name="Normal"/>
    <style:style style:name="T184_1" style:family="text">
      <style:text-properties style:text-line-through-style="none" fo:font-style="normal" style:font-style-asian="normal" fo:font-weight="normal" style:font-weight-asian="normal"/>
    </style:style>
    <style:style style:name="P185" style:family="paragraph" style:parent-style-name="Normal"/>
    <style:style style:name="T185_1" style:family="text">
      <style:text-properties style:text-line-through-style="none" fo:font-style="normal" style:font-style-asian="normal" fo:font-weight="normal" style:font-weight-asian="normal"/>
    </style:style>
    <style:style style:name="P186" style:family="paragraph" style:parent-style-name="Normal"/>
    <style:style style:name="T186_1" style:family="text">
      <style:text-properties style:text-line-through-style="none" fo:font-style="normal" style:font-style-asian="normal" fo:font-weight="normal" style:font-weight-asian="normal"/>
    </style:style>
    <style:style style:name="P187" style:family="paragraph" style:parent-style-name="Normal"/>
    <style:style style:name="T187_1" style:family="text">
      <style:text-properties style:text-line-through-style="none" fo:font-style="normal" style:font-style-asian="normal" fo:font-weight="normal" style:font-weight-asian="normal"/>
    </style:style>
    <style:style style:name="P188" style:family="paragraph" style:parent-style-name="Normal"/>
    <style:style style:name="T188_1" style:family="text">
      <style:text-properties style:text-line-through-style="none" fo:font-style="normal" style:font-style-asian="normal" fo:font-weight="normal" style:font-weight-asian="normal"/>
    </style:style>
    <style:style style:name="P189" style:family="paragraph" style:parent-style-name="Normal"/>
    <style:style style:name="T189_1" style:family="text">
      <style:text-properties style:text-line-through-style="none" fo:font-style="normal" style:font-style-asian="normal" fo:font-weight="normal" style:font-weight-asian="normal"/>
    </style:style>
    <style:style style:name="P190" style:family="paragraph" style:parent-style-name="Normal"/>
    <style:style style:name="T190_1" style:family="text">
      <style:text-properties style:text-line-through-style="none" fo:font-style="normal" style:font-style-asian="normal" fo:font-weight="normal" style:font-weight-asian="normal"/>
    </style:style>
    <style:style style:name="P191" style:family="paragraph" style:parent-style-name="Normal"/>
    <style:style style:name="T191_1" style:family="text">
      <style:text-properties style:text-line-through-style="none" fo:font-style="normal" style:font-style-asian="normal" fo:font-weight="normal" style:font-weight-asian="normal"/>
    </style:style>
    <style:style style:name="P192" style:family="paragraph" style:parent-style-name="Normal"/>
    <style:style style:name="T192_1" style:family="text">
      <style:text-properties style:text-line-through-style="none" fo:font-style="normal" style:font-style-asian="normal" fo:font-weight="normal" style:font-weight-asian="normal"/>
    </style:style>
    <style:style style:name="P193" style:family="paragraph" style:parent-style-name="Normal"/>
    <style:style style:name="T193_1" style:family="text">
      <style:text-properties style:text-line-through-style="none" fo:font-style="normal" style:font-style-asian="normal" fo:font-weight="normal" style:font-weight-asian="normal"/>
    </style:style>
    <style:style style:name="P194" style:family="paragraph" style:parent-style-name="Normal"/>
    <style:style style:name="T194_1" style:family="text">
      <style:text-properties style:text-line-through-style="none" fo:font-style="normal" style:font-style-asian="normal" fo:font-weight="normal" style:font-weight-asian="normal"/>
    </style:style>
    <style:style style:name="P195" style:family="paragraph" style:parent-style-name="Normal"/>
    <style:style style:name="T195_1" style:family="text">
      <style:text-properties style:text-line-through-style="none" fo:font-style="normal" style:font-style-asian="normal" fo:font-weight="normal" style:font-weight-asian="normal"/>
    </style:style>
    <style:style style:name="P196" style:family="paragraph" style:parent-style-name="Normal"/>
    <style:style style:name="T196_1" style:family="text">
      <style:text-properties style:text-line-through-style="none" fo:font-style="normal" style:font-style-asian="normal" fo:font-weight="normal" style:font-weight-asian="normal"/>
    </style:style>
    <style:style style:name="P197" style:family="paragraph" style:parent-style-name="Normal"/>
    <style:style style:name="T197_1" style:family="text">
      <style:text-properties style:text-line-through-style="none" fo:font-style="normal" style:font-style-asian="normal" fo:font-weight="normal" style:font-weight-asian="normal"/>
    </style:style>
    <style:style style:name="P198" style:family="paragraph" style:parent-style-name="Normal"/>
    <style:style style:name="T198_1" style:family="text">
      <style:text-properties style:text-line-through-style="none" fo:font-style="normal" style:font-style-asian="normal" fo:font-weight="normal" style:font-weight-asian="normal"/>
    </style:style>
    <style:style style:name="P199" style:family="paragraph" style:parent-style-name="Normal"/>
    <style:style style:name="T199_1" style:family="text">
      <style:text-properties style:text-line-through-style="none" fo:font-style="normal" style:font-style-asian="normal" fo:font-weight="normal" style:font-weight-asian="normal"/>
    </style:style>
    <style:style style:name="P200" style:family="paragraph" style:parent-style-name="Normal"/>
    <style:style style:name="T200_1" style:family="text">
      <style:text-properties style:text-line-through-style="none" fo:font-style="normal" style:font-style-asian="normal" fo:font-weight="normal" style:font-weight-asian="normal"/>
    </style:style>
    <style:style style:name="P201" style:family="paragraph" style:parent-style-name="Normal"/>
    <style:style style:name="T201_1" style:family="text">
      <style:text-properties style:text-line-through-style="none" fo:font-style="normal" style:font-style-asian="normal" fo:font-weight="normal" style:font-weight-asian="normal"/>
    </style:style>
    <style:style style:name="P202" style:family="paragraph" style:parent-style-name="Normal"/>
    <style:style style:name="T202_1" style:family="text">
      <style:text-properties style:text-line-through-style="none" fo:font-style="normal" style:font-style-asian="normal" fo:font-weight="normal" style:font-weight-asian="normal"/>
    </style:style>
    <style:style style:name="P203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203_1" style:family="text">
      <style:text-properties style:text-line-through-style="none" fo:font-style="normal" style:font-style-asian="normal" fo:font-weight="normal" style:font-weight-asian="normal"/>
    </style:style>
    <style:style style:name="P204" style:family="paragraph" style:parent-style-name="Normal"/>
    <style:style style:name="T204_1" style:family="text">
      <style:text-properties style:text-line-through-style="none" fo:font-style="normal" style:font-style-asian="normal" fo:font-weight="normal" style:font-weight-asian="normal"/>
    </style:style>
    <style:style style:name="P205" style:family="paragraph" style:parent-style-name="Normal"/>
    <style:style style:name="T205_1" style:family="text">
      <style:text-properties style:text-line-through-style="none" fo:font-style="normal" style:font-style-asian="normal" fo:font-weight="normal" style:font-weight-asian="normal"/>
    </style:style>
    <style:style style:name="P206" style:family="paragraph" style:parent-style-name="Normal"/>
    <style:style style:name="T206_1" style:family="text">
      <style:text-properties style:text-line-through-style="none" fo:font-style="normal" style:font-style-asian="normal" fo:font-weight="normal" style:font-weight-asian="normal"/>
    </style:style>
    <style:style style:name="P207" style:family="paragraph" style:parent-style-name="Normal"/>
    <style:style style:name="T207_1" style:family="text">
      <style:text-properties style:text-line-through-style="none" fo:font-style="normal" style:font-style-asian="normal" fo:font-weight="normal" style:font-weight-asian="normal"/>
    </style:style>
    <style:style style:name="P208" style:family="paragraph" style:parent-style-name="Normal"/>
    <style:style style:name="T208_1" style:family="text">
      <style:text-properties style:text-line-through-style="none" fo:font-style="normal" style:font-style-asian="normal" fo:font-weight="normal" style:font-weight-asian="normal"/>
    </style:style>
    <style:style style:name="P209" style:family="paragraph" style:parent-style-name="Normal"/>
    <style:style style:name="T209_1" style:family="text">
      <style:text-properties style:text-line-through-style="none" fo:font-style="normal" style:font-style-asian="normal" fo:font-weight="normal" style:font-weight-asian="normal"/>
    </style:style>
    <style:style style:name="P210" style:family="paragraph" style:parent-style-name="Normal"/>
    <style:style style:name="T210_1" style:family="text">
      <style:text-properties style:text-line-through-style="none" fo:font-style="normal" style:font-style-asian="normal" fo:font-weight="normal" style:font-weight-asian="normal"/>
    </style:style>
    <style:style style:name="P211" style:family="paragraph" style:parent-style-name="Normal"/>
    <style:style style:name="T211_1" style:family="text">
      <style:text-properties style:text-line-through-style="none" fo:font-style="normal" style:font-style-asian="normal" fo:font-weight="normal" style:font-weight-asian="normal"/>
    </style:style>
    <style:style style:name="P212" style:family="paragraph" style:parent-style-name="Normal"/>
    <style:style style:name="T212_1" style:family="text">
      <style:text-properties style:text-line-through-style="none" fo:font-style="normal" style:font-style-asian="normal" fo:font-weight="normal" style:font-weight-asian="normal"/>
    </style:style>
    <style:style style:name="P213" style:family="paragraph" style:parent-style-name="Normal"/>
    <style:style style:name="T213_1" style:family="text">
      <style:text-properties style:text-line-through-style="none" fo:font-style="normal" style:font-style-asian="normal" fo:font-weight="normal" style:font-weight-asian="normal"/>
    </style:style>
    <style:style style:name="P214" style:family="paragraph" style:parent-style-name="Normal"/>
    <style:style style:name="T214_1" style:family="text">
      <style:text-properties style:text-line-through-style="none" fo:font-style="normal" style:font-style-asian="normal" fo:font-weight="normal" style:font-weight-asian="normal"/>
    </style:style>
    <style:style style:name="P215" style:family="paragraph" style:parent-style-name="Normal"/>
    <style:style style:name="T215_1" style:family="text">
      <style:text-properties style:text-line-through-style="none" fo:font-style="normal" style:font-style-asian="normal" fo:font-weight="normal" style:font-weight-asian="normal"/>
    </style:style>
    <style:style style:name="P216" style:family="paragraph" style:parent-style-name="Normal"/>
    <style:style style:name="T216_1" style:family="text">
      <style:text-properties style:text-line-through-style="none" fo:font-style="normal" style:font-style-asian="normal" fo:font-weight="normal" style:font-weight-asian="normal"/>
    </style:style>
    <style:style style:name="P217" style:family="paragraph" style:parent-style-name="Normal"/>
    <style:style style:name="T217_1" style:family="text">
      <style:text-properties style:text-line-through-style="none" fo:font-style="normal" style:font-style-asian="normal" fo:font-weight="normal" style:font-weight-asian="normal"/>
    </style:style>
    <style:style style:name="P218" style:family="paragraph" style:parent-style-name="Normal"/>
    <style:style style:name="T218_1" style:family="text">
      <style:text-properties style:text-line-through-style="none" fo:font-style="normal" style:font-style-asian="normal" fo:font-weight="normal" style:font-weight-asian="normal"/>
    </style:style>
    <style:style style:name="P219" style:family="paragraph" style:parent-style-name="Normal"/>
    <style:style style:name="T219_1" style:family="text">
      <style:text-properties style:text-line-through-style="none" fo:font-style="normal" style:font-style-asian="normal" fo:font-weight="normal" style:font-weight-asian="normal"/>
    </style:style>
    <style:style style:name="P220" style:family="paragraph" style:parent-style-name="Normal"/>
    <style:style style:name="T220_1" style:family="text">
      <style:text-properties style:text-line-through-style="none" fo:font-style="normal" style:font-style-asian="normal" fo:font-weight="normal" style:font-weight-asian="normal"/>
    </style:style>
    <style:style style:name="P221" style:family="paragraph" style:parent-style-name="Normal"/>
    <style:style style:name="T221_1" style:family="text">
      <style:text-properties style:text-line-through-style="none" fo:font-style="normal" style:font-style-asian="normal" fo:font-weight="normal" style:font-weight-asian="normal"/>
    </style:style>
    <style:style style:name="P222" style:family="paragraph" style:parent-style-name="Normal"/>
    <style:style style:name="T222_1" style:family="text">
      <style:text-properties style:text-line-through-style="none" fo:font-style="normal" style:font-style-asian="normal" fo:font-weight="normal" style:font-weight-asian="normal"/>
    </style:style>
    <style:style style:name="P223" style:family="paragraph" style:parent-style-name="Normal"/>
    <style:style style:name="T223_1" style:family="text">
      <style:text-properties style:text-line-through-style="none" fo:font-style="normal" style:font-style-asian="normal" fo:font-weight="normal" style:font-weight-asian="normal"/>
    </style:style>
    <style:style style:name="P224" style:family="paragraph" style:parent-style-name="Normal"/>
    <style:style style:name="T224_1" style:family="text">
      <style:text-properties style:text-line-through-style="none" fo:font-style="normal" style:font-style-asian="normal" fo:font-weight="normal" style:font-weight-asian="normal"/>
    </style:style>
    <style:style style:name="P225" style:family="paragraph" style:parent-style-name="Normal"/>
    <style:style style:name="T225_1" style:family="text">
      <style:text-properties style:text-line-through-style="none" fo:font-style="normal" style:font-style-asian="normal" fo:font-weight="normal" style:font-weight-asian="normal"/>
    </style:style>
    <style:style style:name="P226" style:family="paragraph" style:parent-style-name="Normal"/>
    <style:style style:name="T226_1" style:family="text">
      <style:text-properties style:text-line-through-style="none" fo:font-style="normal" style:font-style-asian="normal" fo:font-weight="normal" style:font-weight-asian="normal"/>
    </style:style>
    <style:style style:name="P227" style:family="paragraph" style:parent-style-name="Normal"/>
    <style:style style:name="T227_1" style:family="text">
      <style:text-properties style:text-line-through-style="none" fo:font-style="normal" style:font-style-asian="normal" fo:font-weight="normal" style:font-weight-asian="normal"/>
    </style:style>
    <style:style style:name="P228" style:family="paragraph" style:parent-style-name="Normal"/>
    <style:style style:name="T228_1" style:family="text">
      <style:text-properties style:text-line-through-style="none" fo:font-style="normal" style:font-style-asian="normal" fo:font-weight="normal" style:font-weight-asian="normal"/>
    </style:style>
    <style:style style:name="P229" style:family="paragraph" style:parent-style-name="Normal"/>
    <style:style style:name="T229_1" style:family="text">
      <style:text-properties style:text-line-through-style="none" fo:font-style="normal" style:font-style-asian="normal" fo:font-weight="normal" style:font-weight-asian="normal"/>
    </style:style>
    <style:style style:name="P230" style:family="paragraph" style:parent-style-name="Normal"/>
    <style:style style:name="T230_1" style:family="text">
      <style:text-properties style:text-line-through-style="none" fo:font-style="normal" style:font-style-asian="normal" fo:font-weight="normal" style:font-weight-asian="normal"/>
    </style:style>
    <style:style style:name="P231" style:family="paragraph" style:parent-style-name="Normal"/>
    <style:style style:name="T231_1" style:family="text">
      <style:text-properties style:text-line-through-style="none" fo:font-style="normal" style:font-style-asian="normal" fo:font-weight="normal" style:font-weight-asian="normal"/>
    </style:style>
    <style:style style:name="P232" style:family="paragraph" style:parent-style-name="Normal"/>
    <style:style style:name="T232_1" style:family="text">
      <style:text-properties style:text-line-through-style="none" fo:font-style="normal" style:font-style-asian="normal" fo:font-weight="normal" style:font-weight-asian="normal"/>
    </style:style>
    <style:style style:name="P233" style:family="paragraph" style:parent-style-name="Normal"/>
    <style:style style:name="T233_1" style:family="text">
      <style:text-properties style:text-line-through-style="none" fo:font-style="normal" style:font-style-asian="normal" fo:font-weight="normal" style:font-weight-asian="normal"/>
    </style:style>
    <style:style style:name="P234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234_1" style:family="text">
      <style:text-properties style:text-line-through-style="none" fo:font-style="normal" style:font-style-asian="normal" fo:font-weight="normal" style:font-weight-asian="normal"/>
    </style:style>
    <style:style style:name="P235" style:family="paragraph" style:parent-style-name="Normal"/>
    <style:style style:name="T235_1" style:family="text">
      <style:text-properties style:text-line-through-style="none" fo:font-style="normal" style:font-style-asian="normal" fo:font-weight="normal" style:font-weight-asian="normal"/>
    </style:style>
    <style:style style:name="P236" style:family="paragraph" style:parent-style-name="Normal"/>
    <style:style style:name="T236_1" style:family="text">
      <style:text-properties style:text-line-through-style="none" fo:font-style="normal" style:font-style-asian="normal" fo:font-weight="normal" style:font-weight-asian="normal"/>
    </style:style>
    <style:style style:name="P237" style:family="paragraph" style:parent-style-name="Normal"/>
    <style:style style:name="T237_1" style:family="text">
      <style:text-properties style:text-line-through-style="none" fo:font-style="normal" style:font-style-asian="normal" fo:font-weight="normal" style:font-weight-asian="normal"/>
    </style:style>
    <style:style style:name="P238" style:family="paragraph" style:parent-style-name="Normal"/>
    <style:style style:name="T238_1" style:family="text">
      <style:text-properties style:text-line-through-style="none" fo:font-style="normal" style:font-style-asian="normal" fo:font-weight="normal" style:font-weight-asian="normal"/>
    </style:style>
    <style:style style:name="P239" style:family="paragraph" style:parent-style-name="Normal"/>
    <style:style style:name="T239_1" style:family="text">
      <style:text-properties style:text-line-through-style="none" fo:font-style="normal" style:font-style-asian="normal" fo:font-weight="normal" style:font-weight-asian="normal"/>
    </style:style>
    <style:style style:name="P240" style:family="paragraph" style:parent-style-name="Normal"/>
    <style:style style:name="T240_1" style:family="text">
      <style:text-properties style:text-line-through-style="none" fo:font-style="normal" style:font-style-asian="normal" fo:font-weight="normal" style:font-weight-asian="normal"/>
    </style:style>
    <style:style style:name="P241" style:family="paragraph" style:parent-style-name="Normal"/>
    <style:style style:name="T241_1" style:family="text">
      <style:text-properties style:text-line-through-style="none" fo:font-style="normal" style:font-style-asian="normal" fo:font-weight="normal" style:font-weight-asian="normal"/>
    </style:style>
    <style:style style:name="P242" style:family="paragraph" style:parent-style-name="Normal"/>
    <style:style style:name="T242_1" style:family="text">
      <style:text-properties style:text-line-through-style="none" fo:font-style="normal" style:font-style-asian="normal" fo:font-weight="normal" style:font-weight-asian="normal"/>
    </style:style>
    <style:style style:name="P243" style:family="paragraph" style:parent-style-name="Normal"/>
    <style:style style:name="T243_1" style:family="text">
      <style:text-properties style:text-line-through-style="none" fo:font-style="normal" style:font-style-asian="normal" fo:font-weight="normal" style:font-weight-asian="normal"/>
    </style:style>
    <style:style style:name="P244" style:family="paragraph" style:parent-style-name="Normal"/>
    <style:style style:name="T244_1" style:family="text">
      <style:text-properties style:text-line-through-style="none" fo:font-style="normal" style:font-style-asian="normal" fo:font-weight="normal" style:font-weight-asian="normal"/>
    </style:style>
    <style:style style:name="P245" style:family="paragraph" style:parent-style-name="Normal"/>
    <style:style style:name="T245_1" style:family="text">
      <style:text-properties style:text-line-through-style="none" fo:font-style="normal" style:font-style-asian="normal" fo:font-weight="normal" style:font-weight-asian="normal"/>
    </style:style>
    <style:style style:name="P246" style:family="paragraph" style:parent-style-name="Normal"/>
    <style:style style:name="T246_1" style:family="text">
      <style:text-properties style:text-line-through-style="none" fo:font-style="normal" style:font-style-asian="normal" fo:font-weight="normal" style:font-weight-asian="normal"/>
    </style:style>
    <style:style style:name="P247" style:family="paragraph" style:parent-style-name="Normal"/>
    <style:style style:name="T247_1" style:family="text">
      <style:text-properties style:text-line-through-style="none" fo:font-style="normal" style:font-style-asian="normal" fo:font-weight="normal" style:font-weight-asian="normal"/>
    </style:style>
    <style:style style:name="P248" style:family="paragraph" style:parent-style-name="Normal"/>
    <style:style style:name="T248_1" style:family="text">
      <style:text-properties style:text-line-through-style="none" fo:font-style="normal" style:font-style-asian="normal" fo:font-weight="normal" style:font-weight-asian="normal"/>
    </style:style>
    <style:style style:name="P249" style:family="paragraph" style:parent-style-name="Normal"/>
    <style:style style:name="T249_1" style:family="text">
      <style:text-properties style:text-line-through-style="none" fo:font-style="normal" style:font-style-asian="normal" fo:font-weight="normal" style:font-weight-asian="normal"/>
    </style:style>
    <style:style style:name="P250" style:family="paragraph" style:parent-style-name="Normal"/>
    <style:style style:name="T250_1" style:family="text">
      <style:text-properties style:text-line-through-style="none" fo:font-style="normal" style:font-style-asian="normal" fo:font-weight="normal" style:font-weight-asian="normal"/>
    </style:style>
    <style:style style:name="P251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251_1" style:family="text">
      <style:text-properties style:text-line-through-style="none" fo:font-style="normal" style:font-style-asian="normal" fo:font-weight="normal" style:font-weight-asian="normal"/>
    </style:style>
    <style:style style:name="P252" style:family="paragraph" style:parent-style-name="Normal"/>
    <style:style style:name="T252_1" style:family="text">
      <style:text-properties style:text-line-through-style="none" fo:font-style="normal" style:font-style-asian="normal" fo:font-weight="normal" style:font-weight-asian="normal"/>
    </style:style>
    <style:style style:name="P253" style:family="paragraph" style:parent-style-name="Normal"/>
    <style:style style:name="T253_1" style:family="text">
      <style:text-properties style:text-line-through-style="none" fo:font-style="normal" style:font-style-asian="normal" fo:font-weight="normal" style:font-weight-asian="normal"/>
    </style:style>
    <style:style style:name="P254" style:family="paragraph" style:parent-style-name="Normal"/>
    <style:style style:name="T254_1" style:family="text">
      <style:text-properties style:text-line-through-style="none" fo:font-style="normal" style:font-style-asian="normal" fo:font-weight="normal" style:font-weight-asian="normal"/>
    </style:style>
    <style:style style:name="P255" style:family="paragraph" style:parent-style-name="Normal"/>
    <style:style style:name="T255_1" style:family="text">
      <style:text-properties style:text-line-through-style="none" fo:font-style="normal" style:font-style-asian="normal" fo:font-weight="normal" style:font-weight-asian="normal"/>
    </style:style>
    <style:style style:name="P256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256_1" style:family="text">
      <style:text-properties style:text-line-through-style="none" fo:font-style="normal" style:font-style-asian="normal" fo:font-weight="normal" style:font-weight-asian="normal"/>
    </style:style>
    <style:style style:name="P257" style:family="paragraph" style:parent-style-name="Normal"/>
    <style:style style:name="T257_1" style:family="text">
      <style:text-properties style:text-line-through-style="none" fo:font-style="normal" style:font-style-asian="normal" fo:font-weight="normal" style:font-weight-asian="normal"/>
    </style:style>
    <style:style style:name="P258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258_1" style:family="text">
      <style:text-properties style:text-line-through-style="none" fo:font-style="normal" style:font-style-asian="normal" fo:font-weight="normal" style:font-weight-asian="normal"/>
    </style:style>
    <style:style style:name="P259" style:family="paragraph" style:parent-style-name="Normal"/>
    <style:style style:name="T259_1" style:family="text">
      <style:text-properties style:text-line-through-style="none" fo:font-style="normal" style:font-style-asian="normal" fo:font-weight="normal" style:font-weight-asian="normal"/>
    </style:style>
    <style:style style:name="P260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260_1" style:family="text">
      <style:text-properties style:text-line-through-style="none" fo:font-style="normal" style:font-style-asian="normal" fo:font-weight="normal" style:font-weight-asian="normal"/>
    </style:style>
    <style:style style:name="P261" style:family="paragraph" style:parent-style-name="Normal"/>
    <style:style style:name="T261_1" style:family="text">
      <style:text-properties style:text-line-through-style="none" fo:font-style="normal" style:font-style-asian="normal" fo:font-weight="normal" style:font-weight-asian="normal"/>
    </style:style>
    <style:style style:name="P262" style:family="paragraph" style:parent-style-name="Normal"/>
    <style:style style:name="T262_1" style:family="text">
      <style:text-properties style:text-line-through-style="none" fo:font-style="normal" style:font-style-asian="normal" fo:font-weight="normal" style:font-weight-asian="normal"/>
    </style:style>
    <style:style style:name="P263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263_1" style:family="text">
      <style:text-properties style:text-line-through-style="none" fo:font-style="normal" style:font-style-asian="normal" fo:font-weight="normal" style:font-weight-asian="normal"/>
    </style:style>
    <style:style style:name="P264" style:family="paragraph" style:parent-style-name="Normal"/>
    <style:style style:name="T264_1" style:family="text">
      <style:text-properties style:text-line-through-style="none" fo:font-style="normal" style:font-style-asian="normal" fo:font-weight="normal" style:font-weight-asian="normal"/>
    </style:style>
    <style:style style:name="P265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265_1" style:family="text">
      <style:text-properties style:text-line-through-style="none" fo:font-style="normal" style:font-style-asian="normal" fo:font-weight="normal" style:font-weight-asian="normal"/>
    </style:style>
    <style:style style:name="P266" style:family="paragraph" style:parent-style-name="Normal"/>
    <style:style style:name="T266_1" style:family="text">
      <style:text-properties style:text-line-through-style="none" fo:font-style="normal" style:font-style-asian="normal" fo:font-weight="normal" style:font-weight-asian="normal"/>
    </style:style>
    <style:style style:name="P267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267_1" style:family="text">
      <style:text-properties style:text-line-through-style="none" fo:font-style="normal" style:font-style-asian="normal" fo:font-weight="normal" style:font-weight-asian="normal"/>
    </style:style>
    <style:style style:name="P268" style:family="paragraph" style:parent-style-name="Normal"/>
    <style:style style:name="T268_1" style:family="text">
      <style:text-properties style:text-line-through-style="none" fo:font-style="normal" style:font-style-asian="normal" fo:font-weight="normal" style:font-weight-asian="normal"/>
    </style:style>
    <style:style style:name="P269" style:family="paragraph" style:parent-style-name="Normal"/>
    <style:style style:name="T269_1" style:family="text">
      <style:text-properties style:text-line-through-style="none" fo:font-style="normal" style:font-style-asian="normal" fo:font-weight="normal" style:font-weight-asian="normal"/>
    </style:style>
    <style:style style:name="P270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270_1" style:family="text">
      <style:text-properties style:text-line-through-style="none" fo:font-style="normal" style:font-style-asian="normal" fo:font-weight="normal" style:font-weight-asian="normal"/>
    </style:style>
    <style:style style:name="P271" style:family="paragraph" style:parent-style-name="Normal"/>
    <style:style style:name="T271_1" style:family="text">
      <style:text-properties style:text-line-through-style="none" fo:font-style="normal" style:font-style-asian="normal" fo:font-weight="normal" style:font-weight-asian="normal"/>
    </style:style>
    <style:style style:name="P272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272_1" style:family="text">
      <style:text-properties style:text-line-through-style="none" fo:font-style="normal" style:font-style-asian="normal" fo:font-weight="normal" style:font-weight-asian="normal"/>
    </style:style>
    <style:style style:name="P273" style:family="paragraph" style:parent-style-name="Normal"/>
    <style:style style:name="T273_1" style:family="text">
      <style:text-properties style:text-line-through-style="none" fo:font-style="normal" style:font-style-asian="normal" fo:font-weight="normal" style:font-weight-asian="normal"/>
    </style:style>
    <style:style style:name="P274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274_1" style:family="text">
      <style:text-properties style:text-line-through-style="none" fo:font-style="normal" style:font-style-asian="normal" fo:font-weight="normal" style:font-weight-asian="normal"/>
    </style:style>
    <style:style style:name="P275" style:family="paragraph" style:parent-style-name="Normal"/>
    <style:style style:name="T275_1" style:family="text">
      <style:text-properties style:text-line-through-style="none" fo:font-style="normal" style:font-style-asian="normal" fo:font-weight="normal" style:font-weight-asian="normal"/>
    </style:style>
    <style:style style:name="P276" style:family="paragraph" style:parent-style-name="Normal"/>
    <style:style style:name="T276_1" style:family="text">
      <style:text-properties style:text-line-through-style="none" fo:font-style="normal" style:font-style-asian="normal" fo:font-weight="normal" style:font-weight-asian="normal"/>
    </style:style>
    <style:style style:name="P277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277_1" style:family="text">
      <style:text-properties style:text-line-through-style="none" fo:font-style="normal" style:font-style-asian="normal" fo:font-weight="normal" style:font-weight-asian="normal"/>
    </style:style>
    <style:style style:name="P278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278_1" style:family="text">
      <style:text-properties style:text-line-through-style="none" fo:font-style="normal" style:font-style-asian="normal" fo:font-weight="normal" style:font-weight-asian="normal"/>
    </style:style>
    <style:style style:name="P279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279_1" style:family="text">
      <style:text-properties style:text-line-through-style="none" fo:font-style="normal" style:font-style-asian="normal" fo:font-weight="normal" style:font-weight-asian="normal"/>
    </style:style>
    <style:style style:name="P280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280_1" style:family="text">
      <style:text-properties style:text-line-through-style="none" fo:font-style="normal" style:font-style-asian="normal" fo:font-weight="normal" style:font-weight-asian="normal"/>
    </style:style>
    <style:style style:name="P281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281_1" style:family="text">
      <style:text-properties style:text-line-through-style="none" fo:font-style="normal" style:font-style-asian="normal" fo:font-weight="normal" style:font-weight-asian="normal"/>
    </style:style>
    <style:style style:name="P282" style:family="paragraph" style:parent-style-name="Normal"/>
    <style:style style:name="T282_1" style:family="text">
      <style:text-properties style:text-line-through-style="none" fo:font-style="normal" style:font-style-asian="normal" fo:font-weight="normal" style:font-weight-asian="normal"/>
    </style:style>
    <style:style style:name="P283" style:family="paragraph" style:parent-style-name="Normal"/>
    <style:style style:name="T283_1" style:family="text">
      <style:text-properties style:text-line-through-style="none" fo:font-style="normal" style:font-style-asian="normal" fo:font-weight="normal" style:font-weight-asian="normal"/>
    </style:style>
    <style:style style:name="P284" style:family="paragraph" style:parent-style-name="Normal"/>
    <style:style style:name="T284_1" style:family="text">
      <style:text-properties style:text-line-through-style="none" fo:font-style="normal" style:font-style-asian="normal" fo:font-weight="normal" style:font-weight-asian="normal"/>
    </style:style>
    <style:style style:name="P285" style:family="paragraph" style:parent-style-name="Normal"/>
    <style:style style:name="T285_1" style:family="text">
      <style:text-properties style:text-line-through-style="none" fo:font-style="normal" style:font-style-asian="normal" fo:font-weight="normal" style:font-weight-asian="normal"/>
    </style:style>
    <style:style style:name="P286" style:family="paragraph" style:parent-style-name="Normal"/>
    <style:style style:name="T286_1" style:family="text">
      <style:text-properties style:text-line-through-style="none" fo:font-style="normal" style:font-style-asian="normal" fo:font-weight="normal" style:font-weight-asian="normal"/>
    </style:style>
    <style:style style:name="P287" style:family="paragraph" style:parent-style-name="Normal"/>
    <style:style style:name="T287_1" style:family="text">
      <style:text-properties style:text-line-through-style="none" fo:font-style="normal" style:font-style-asian="normal" fo:font-weight="normal" style:font-weight-asian="normal"/>
    </style:style>
    <style:style style:name="P288" style:family="paragraph" style:parent-style-name="Normal"/>
    <style:style style:name="T288_1" style:family="text">
      <style:text-properties style:text-line-through-style="none" fo:font-style="normal" style:font-style-asian="normal" fo:font-weight="normal" style:font-weight-asian="normal"/>
    </style:style>
    <style:style style:name="P289" style:family="paragraph" style:parent-style-name="Normal"/>
    <style:style style:name="T289_1" style:family="text">
      <style:text-properties style:text-line-through-style="none" fo:font-style="normal" style:font-style-asian="normal" fo:font-weight="normal" style:font-weight-asian="normal"/>
    </style:style>
    <style:style style:name="P290" style:family="paragraph" style:parent-style-name="Normal"/>
    <style:style style:name="T290_1" style:family="text">
      <style:text-properties style:text-line-through-style="none" fo:font-style="normal" style:font-style-asian="normal" fo:font-weight="normal" style:font-weight-asian="normal"/>
    </style:style>
    <style:style style:name="P291" style:family="paragraph" style:parent-style-name="Normal"/>
    <style:style style:name="T291_1" style:family="text">
      <style:text-properties style:text-line-through-style="none" fo:font-style="normal" style:font-style-asian="normal" fo:font-weight="normal" style:font-weight-asian="normal"/>
    </style:style>
    <style:style style:name="P292" style:family="paragraph" style:parent-style-name="Normal"/>
    <style:style style:name="T292_1" style:family="text">
      <style:text-properties style:text-line-through-style="none" fo:font-style="normal" style:font-style-asian="normal" fo:font-weight="normal" style:font-weight-asian="normal"/>
    </style:style>
    <style:style style:name="P293" style:family="paragraph" style:parent-style-name="Normal"/>
    <style:style style:name="T293_1" style:family="text">
      <style:text-properties style:text-line-through-style="none" fo:font-style="normal" style:font-style-asian="normal" fo:font-weight="normal" style:font-weight-asian="normal"/>
    </style:style>
    <style:style style:name="P294" style:family="paragraph" style:parent-style-name="Normal"/>
    <style:style style:name="T294_1" style:family="text">
      <style:text-properties style:text-line-through-style="none" fo:font-style="normal" style:font-style-asian="normal" fo:font-weight="normal" style:font-weight-asian="normal"/>
    </style:style>
    <style:style style:name="P295" style:family="paragraph" style:parent-style-name="Normal"/>
    <style:style style:name="T295_1" style:family="text">
      <style:text-properties style:text-line-through-style="none" fo:font-style="normal" style:font-style-asian="normal" fo:font-weight="normal" style:font-weight-asian="normal"/>
    </style:style>
  </office:automatic-styles>
  <office:body>
    <office:text>
      <text:p text:style-name="P1"><text:span text:style-name="T1_1">TSCP:<text:s/>Transdisciplinary<text:s/>System<text:s/>Construction<text:s/>Principles<text:s/>A<text:s/>Formal<text:s/>Ontology<text:s/>for<text:s/>Systems<text:s/>Modeling<text:s/>based<text:s/>on<text:s/>Hilbert<text:s/>Substrates<text:s/>and<text:s/>Constructive-Analytic<text:s/>Duality<text:s/>Abstract<text:s/>Complex<text:s/>systems—whether<text:s/>biological,<text:s/>technological,<text:s/>organizational,<text:s/>or<text:s/>financial—exhibit<text:s/>recurring<text:s/>structural<text:s/>and<text:s/>behavioral<text:s/>patterns<text:s/>that<text:s/>transcend<text:s/>disciplinary<text:s/>boundaries.<text:s/>Yet<text:s/>no<text:s/>unified<text:s/>framework<text:s/>exists<text:s/>to<text:s/>systematically<text:s/>classify,<text:s/>analyze,<text:s/>and<text:s/>predict<text:s/>systemic<text:s/>behaviors<text:s/>across<text:s/>domains.<text:s/>This<text:s/>paper<text:s/>introduces<text:s/>TSCP<text:s/>(Transdisciplinary<text:s/>System<text:s/>Construction<text:s/>Principles),<text:s/>a<text:s/>four-layer<text:s/>metamodeling<text:s/>framework<text:s/>that<text:s/>addresses<text:s/>this<text:s/>gap<text:s/>through<text:s/>a<text:s/>novel<text:s/>dual-projection<text:s/>architecture<text:s/>grounded<text:s/>in<text:s/>quantum-inspired<text:s/>formalisms.<text:s/>TSCP<text:s/>comprises:<text:s/>(1)<text:s/>M3<text:s/>Layer:<text:s/>A<text:s/>Hilbert<text:s/>substrate<text:s/>defined<text:s/>by<text:s/>four<text:s/>orthonormal<text:s/>basis<text:s/>vectors—Structure<text:s/>|S⟩,<text:s/>Information<text:s/>|I⟩,<text:s/>Dynamics<text:s/>|D⟩,<text:s/>and<text:s/>Teleonomy<text:s/>|T⟩—and<text:s/>two<text:s/>canonical<text:s/>projectors<text:s/>(Analytic<text:s/>PA<text:s/>and<text:s/>Constructive<text:s/>PC)<text:s/>that<text:s/>formalize<text:s/>the<text:s/>epistemological<text:s/>distinction<text:s/>between<text:s/>"map"<text:s/>and<text:s/>"territory";<text:s/>(2)<text:s/>M2<text:s/>Layer:<text:s/>A<text:s/>periodic<text:s/>table<text:s/>of<text:s/>50<text:s/>fundamental<text:s/>invariants<text:s/>derived<text:s/>through<text:s/>tensor<text:s/>algebra,<text:s/>representing<text:s/>the<text:s/>"atomic<text:s/>elements"<text:s/>of<text:s/>system<text:s/>design;<text:s/>(3)<text:s/>M1<text:s/>Layer:<text:s/>Universal<text:s/>logical<text:s/>connectors<text:s/>(induces,<text:s/>regulates,<text:s/>opposes)<text:s/>enabling<text:s/>compositional<text:s/>grammar;<text:s/>(4)<text:s/>M0<text:s/>Layer:<text:s/>Instance<text:s/>models<text:s/>of<text:s/>real-world<text:s/>systems<text:s/>constrained<text:s/>by<text:s/>cubic<text:s/>parsimony<text:s/>limits<text:s/>(216<text:s/>cells<text:s/>maximum).<text:s/>The<text:s/>framework's<text:s/>core<text:s/>innovation<text:s/>lies<text:s/>in<text:s/>the<text:s/>PA<text:s/>≠<text:s/>PC<text:s/>divergence<text:s/>metric:<text:s/>systemic<text:s/>instability<text:s/>is<text:s/>proportional<text:s/>to<text:s/>the<text:s/>tensor<text:s/>distance<text:s/>between<text:s/>the<text:s/>observer's<text:s/>analytical<text:s/>projection<text:s/>(rules,<text:s/>models,<text:s/>regulations)<text:s/>and<text:s/>the<text:s/>constructive<text:s/>projection<text:s/>(physical<text:s/>actions,<text:s/>resource<text:s/>flows,<text:s/>consequences).<text:s/>We<text:s/>validate<text:s/>this<text:s/>through<text:s/>the<text:s/>GameStop<text:s/>short<text:s/>squeeze<text:s/>of<text:s/>January<text:s/>2021,<text:s/>demonstrating<text:s/>how<text:s/>massive<text:s/>divergence<text:s/>between<text:s/>institutional<text:s/>risk<text:s/>models<text:s/>(PA)<text:s/>and<text:s/>emergent<text:s/>retail<text:s/>coordination<text:s/>(PC)<text:s/>produced<text:s/>catastrophic<text:s/>market<text:s/>instability.<text:s/>TSCP<text:s/>subjects<text:s/>itself<text:s/>to<text:s/>Popperian<text:s/>falsifiability:<text:s/>the<text:s/>M2<text:s/>periodic<text:s/>table<text:s/>is<text:s/>falsifiable<text:s/>via<text:s/>incompleteness<text:s/>(discovery<text:s/>of<text:s/>phenomena<text:s/>irreducible<text:s/>to<text:s/>the<text:s/>50<text:s/>invariants),<text:s/>and<text:s/>M0<text:s/>models<text:s/>are<text:s/>falsifiable<text:s/>via<text:s/>the<text:s/>divergence<text:s/>test<text:s/>(systems<text:s/>with<text:s/>sustained<text:s/>PA<text:s/>≠<text:s/>PC<text:s/>without<text:s/>energy<text:s/>injection<text:s/>or<text:s/>collapse).<text:s/>We<text:s/>position<text:s/>TSCP<text:s/>not<text:s/>as<text:s/>metaphysics<text:s/>but<text:s/>as<text:s/>scientific<text:s/>hypothesis—a<text:s/>"physics<text:s/>of<text:s/>information"<text:s/>providing<text:s/>systematic<text:s/>vocabulary<text:s/>for<text:s/>transdisciplinary<text:s/>analysis.<text:s/>Building<text:s/>on<text:s/>20<text:s/>years<text:s/>of<text:s/>human<text:s/>conceptual<text:s/>development<text:s/>synthesized<text:s/>with<text:s/>AI-accelerated<text:s/>formalization,<text:s/>TSCP<text:s/>integrates<text:s/>insights<text:s/>from<text:s/>constructor<text:s/>theory<text:s/>(Deutsch/Marletto),<text:s/>general<text:s/>semantics<text:s/>(Korzybski),<text:s/>second-order<text:s/>cybernetics<text:s/>(von<text:s/>Foerster),<text:s/>and<text:s/>inventive<text:s/>problem-solving<text:s/>(TRIZ).<text:s/>The<text:s/>framework<text:s/>offers:<text:s/>unified<text:s/>cross-domain<text:s/>vocabulary,<text:s/>generative<text:s/>compositional<text:s/>grammar,<text:s/>falsifiable<text:s/>predictions,<text:s/>and<text:s/>practical<text:s/>modeling<text:s/>constraints<text:s/>preventing<text:s/>overfitting.<text:s/>This<text:s/>paper<text:s/>presents<text:s/>TSCP's<text:s/>theoretical<text:s/>foundations,<text:s/>epistemological<text:s/>positioning,<text:s/>architectural<text:s/>layers,<text:s/>validation<text:s/>methodology<text:s/>through<text:s/>canonical<text:s/>case<text:s/>studies,<text:s/>critical<text:s/>evaluation<text:s/>of<text:s/>scope<text:s/>and<text:s/>limitations,<text:s/>and<text:s/>a<text:s/>roadmap<text:s/>for<text:s/>community-driven<text:s/>refinement.<text:s/>TSCP<text:s/>is<text:s/>offered<text:s/>not<text:s/>as<text:s/>finished<text:s/>doctrine<text:s/>but<text:s/>as<text:s/>living<text:s/>framework—a<text:s/>structured<text:s/>target<text:s/>for<text:s/>scientific<text:s/>disagreement<text:s/>and<text:s/>collaborative<text:s/>evolution<text:s/>toward<text:s/>deeper<text:s/>understanding<text:s/>of<text:s/>systemic<text:s/>principles.<text:s/>Keywords:<text:s/>systems<text:s/>modeling,<text:s/>metamodeling,<text:s/>Hilbert<text:s/>space,<text:s/>projectors,<text:s/>epistemology,<text:s/>falsifiability,<text:s/>GameStop,<text:s/>TRIZ,<text:s/>ontology,<text:s/>transdisciplinary</text:span></text:p>
      <text:list text:style-name="LS1" xml:id="list0">
        <text:list-item>
          <text:p text:style-name="P2"><text:span text:style-name="T2_1">Introduction<text:s/>1.1<text:s/>The<text:s/>Crisis<text:s/>of<text:s/>Complexity<text:s/>Contemporary<text:s/>civilization<text:s/>confronts<text:s/>systems<text:s/>of<text:s/>unprecedented<text:s/>complexity:<text:s/>financial<text:s/>markets<text:s/>processing<text:s/>trillions<text:s/>in<text:s/>milliseconds,<text:s/>ecological<text:s/>networks<text:s/>responding<text:s/>to<text:s/>anthropogenic<text:s/>forcing,<text:s/>biological<text:s/>systems<text:s/>exhibiting<text:s/>emergent<text:s/>intelligence,<text:s/>technological<text:s/>infrastructures<text:s/>managing<text:s/>planetary-scale<text:s/>coordination.<text:s/>Yet<text:s/>our<text:s/>analytical<text:s/>tools<text:s/>remain<text:s/>fragmented<text:s/>across<text:s/>disciplinary<text:s/>silos.<text:s/>Engineers<text:s/>model<text:s/>physical<text:s/>systems<text:s/>through<text:s/>differential<text:s/>equations<text:s/>and<text:s/>bond<text:s/>graphs.<text:s/>Biologists<text:s/>describe<text:s/>living<text:s/>systems<text:s/>through<text:s/>metabolic<text:s/>networks<text:s/>and<text:s/>evolutionary<text:s/>dynamics.<text:s/>Social<text:s/>scientists<text:s/>analyze<text:s/>human<text:s/>systems<text:s/>through<text:s/>game<text:s/>theory<text:s/>and<text:s/>institutional<text:s/>frameworks.<text:s/>Computer<text:s/>scientists<text:s/>architect<text:s/>information<text:s/>systems<text:s/>through<text:s/>design<text:s/>patterns<text:s/>and<text:s/>protocols.<text:s/>Each<text:s/>discipline<text:s/>possesses<text:s/>deep<text:s/>domain<text:s/>expertise<text:s/>but<text:s/>lacks<text:s/>unified<text:s/>vocabulary<text:s/>for<text:s/>recognizing<text:s/>structural<text:s/>isomorphisms<text:s/>across<text:s/>boundaries.<text:s/>This<text:s/>fragmentation<text:s/>produces<text:s/>three<text:s/>critical<text:s/>failures:</text:span></text:p>
        </text:list-item>
      </text:list>
      <text:p text:style-name="P3"><text:span text:style-name="T3_1">Redundant<text:s/>Discovery:<text:s/>Principles<text:s/>rediscovered<text:s/>independently<text:s/>across<text:s/>domains<text:s/>(feedback<text:s/>in<text:s/>control<text:s/>theory,<text:s/>homeostasis<text:s/>in<text:s/>biology,<text:s/>regulation<text:s/>in<text:s/>economics)<text:s/>Missed<text:s/>Innovation:<text:s/>Cross-domain<text:s/>analogies<text:s/>remain<text:s/>unexploited<text:s/>(ant<text:s/>colony<text:s/>optimization<text:s/>unrecognized<text:s/>for<text:s/>decades<text:s/>despite<text:s/>similarity<text:s/>to<text:s/>market<text:s/>dynamics)<text:s/>Systemic<text:s/>Blindness:<text:s/>Complex<text:s/>interactions<text:s/>between<text:s/>domains<text:s/>(socio-technical<text:s/>systems,<text:s/>bio-economic<text:s/>networks)<text:s/>resist<text:s/>analysis<text:s/>through<text:s/>any<text:s/>single<text:s/>lens</text:span></text:p>
      <text:p text:style-name="P4"><text:span text:style-name="T4_1">Recent<text:s/>catastrophes<text:s/>illustrate<text:s/>these<text:s/>failures:</text:span></text:p>
      <text:p text:style-name="P5"><text:span text:style-name="T5_1">2008<text:s/>Financial<text:s/>Crisis:<text:s/>Risk<text:s/>models<text:s/>(analytic)<text:s/>diverged<text:s/>catastrophically<text:s/>from<text:s/>actual<text:s/>exposure<text:s/>networks<text:s/>(constructive)<text:s/>COVID-19<text:s/>Pandemic:<text:s/>Epidemiological<text:s/>models<text:s/>(analytic)<text:s/>failed<text:s/>to<text:s/>predict<text:s/>behavioral<text:s/>adaptation<text:s/>(constructive)<text:s/>GameStop<text:s/>Short<text:s/>Squeeze<text:s/>(2021):<text:s/>Institutional<text:s/>algorithms<text:s/>(analytic)<text:s/>could<text:s/>not<text:s/>anticipate<text:s/>emergent<text:s/>social<text:s/>coordination<text:s/>(constructive)</text:span></text:p>
      <text:p text:style-name="P6"><text:span text:style-name="T6_1">Each<text:s/>crisis<text:s/>revealed<text:s/>the<text:s/>same<text:s/>pattern:<text:s/>maps<text:s/>diverged<text:s/>from<text:s/>territories,<text:s/>analytical<text:s/>projections<text:s/>failed<text:s/>to<text:s/>capture<text:s/>constructive<text:s/>realities,<text:s/>and<text:s/>systemic<text:s/>instability<text:s/>erupted<text:s/>from<text:s/>this<text:s/>epistemological<text:s/>gap.<text:s/>1.2<text:s/>Research<text:s/>Question<text:s/>Can<text:s/>we<text:s/>construct<text:s/>a<text:s/>transdisciplinary<text:s/>framework<text:s/>that:</text:span></text:p>
      <text:p text:style-name="P7"><text:span text:style-name="T7_1">Unifies<text:s/>structural<text:s/>principles<text:s/>across<text:s/>biological,<text:s/>technical,<text:s/>social,<text:s/>and<text:s/>informational<text:s/>domains?<text:s/>Formalizes<text:s/>the<text:s/>distinction<text:s/>between<text:s/>analytical<text:s/>models<text:s/>(observer's<text:s/>maps)<text:s/>and<text:s/>constructive<text:s/>realities<text:s/>(physical<text:s/>territories)?<text:s/>Predicts<text:s/>systemic<text:s/>instability<text:s/>through<text:s/>measurable<text:s/>divergence<text:s/>between<text:s/>these<text:s/>projections?<text:s/>Subjects<text:s/>itself<text:s/>to<text:s/>scientific<text:s/>falsifiability<text:s/>through<text:s/>Popperian<text:s/>demarcation?</text:span></text:p>
      <text:p text:style-name="P8"><text:span text:style-name="T8_1">This<text:s/>question<text:s/>demands<text:s/>more<text:s/>than<text:s/>taxonomic<text:s/>classification.<text:s/>Chemistry's<text:s/>periodic<text:s/>table<text:s/>not<text:s/>only<text:s/>categorized<text:s/>elements<text:s/>but<text:s/>predicted<text:s/>undiscovered<text:s/>ones<text:s/>and<text:s/>explained<text:s/>reactivity<text:s/>through<text:s/>electron<text:s/>configuration.<text:s/>Similarly,<text:s/>we<text:s/>seek<text:s/>a<text:s/>framework<text:s/>that<text:s/>generates<text:s/>predictions,<text:s/>explains<text:s/>phenomena,<text:s/>and<text:s/>risks<text:s/>empirical<text:s/>refutation.<text:s/>1.3<text:s/>TSCP:<text:s/>Core<text:s/>Proposition<text:s/>TSCP<text:s/>(Transdisciplinary<text:s/>System<text:s/>Construction<text:s/>Principles)<text:s/>proposes<text:s/>a<text:s/>four-layer<text:s/>architecture:<text:s/>M3<text:s/>(Substrate):<text:s/>Hilbert<text:s/>space<text:s/>with<text:s/>orthonormal<text:s/>basis<text:s/>{|S⟩,<text:s/>|I⟩,<text:s/>|D⟩,<text:s/>|T⟩}<text:s/>and<text:s/>dual<text:s/>projectors<text:s/>PA<text:s/>(Analytic:<text:s/>observer's<text:s/>grid)<text:s/>and<text:s/>PC<text:s/>(Constructive:<text:s/>physical<text:s/>grid)<text:s/>M2<text:s/>(Invariants):<text:s/>Periodic<text:s/>table<text:s/>of<text:s/>50<text:s/>fundamental<text:s/>principles<text:s/>(Agent,<text:s/>Resource,<text:s/>Rule,<text:s/>Flow,<text:s/>Feedback,<text:s/>Threshold,<text:s/>Attractor,<text:s/>etc.)<text:s/>expressed<text:s/>as<text:s/>tensor<text:s/>configurations<text:s/>in<text:s/>M3<text:s/>space<text:s/>M1<text:s/>(Mechanisms):<text:s/>Logical<text:s/>connectors<text:s/>(induces,<text:s/>regulates,<text:s/>opposes,<text:s/>consumes)<text:s/>enabling<text:s/>compositional<text:s/>formulas<text:s/>M0<text:s/>(Instances):<text:s/>Real-world<text:s/>system<text:s/>models<text:s/>constrained<text:s/>by<text:s/>6×6×6<text:s/>cubic<text:s/>parsimony<text:s/>(216<text:s/>cells<text:s/>maximum)<text:s/>Central<text:s/>Falsifiable<text:s/>Claim:</text:span></text:p>
      <text:p text:style-name="P9"><text:span text:style-name="T9_1">Systemic<text:s/>instability<text:s/>is<text:s/>proportional<text:s/>to<text:s/>the<text:s/>tensor<text:s/>distance<text:s/>between<text:s/>Analytic<text:s/>Projection<text:s/>(PA:<text:s/>rules,<text:s/>models,<text:s/>regulations)<text:s/>and<text:s/>Constructive<text:s/>Projection<text:s/>(PC:<text:s/>actions,<text:s/>resources,<text:s/>consequences).</text:span></text:p>
      <text:p text:style-name="P10"><text:span text:style-name="T10_1">Falsification<text:s/>Condition:<text:s/>If<text:s/>we<text:s/>observe<text:s/>a<text:s/>system<text:s/>with<text:s/>massive<text:s/>PA<text:s/>≠<text:s/>PC<text:s/>divergence<text:s/>that<text:s/>remains<text:s/>naturally<text:s/>stable<text:s/>indefinitely<text:s/>without<text:s/>external<text:s/>energy<text:s/>injection<text:s/>or<text:s/>collapse,<text:s/>TSCP<text:s/>is<text:s/>falsified.<text:s/>1.4<text:s/>Intellectual<text:s/>Heritage<text:s/>TSCP<text:s/>synthesizes<text:s/>five<text:s/>conceptual<text:s/>lineages:</text:span></text:p>
      <text:p text:style-name="P11"><text:span text:style-name="T11_1">Epistemology<text:s/>(Popper,<text:s/>Korzybski):<text:s/>Falsifiability<text:s/>criterion<text:s/>and<text:s/>map-territory<text:s/>distinction<text:s/>Cybernetics<text:s/>(von<text:s/>Foerster,<text:s/>Ashby):<text:s/>Observer-dependence<text:s/>and<text:s/>requisite<text:s/>variety<text:s/>Systems<text:s/>Engineering<text:s/>(OPM<text:s/>ISO<text:s/>19450,<text:s/>SysML):<text:s/>Formal<text:s/>metamodeling<text:s/>architectures<text:s/>Physics<text:s/>of<text:s/>Information<text:s/>(Deutsch/Marletto):<text:s/>Constructor<text:s/>theory's<text:s/>counterfactual<text:s/>approach<text:s/>Inventive<text:s/>Problem-Solving<text:s/>(TRIZ/Altshuller):<text:s/>Systematic<text:s/>innovation<text:s/>through<text:s/>principle<text:s/>combinations</text:span></text:p>
      <text:p text:style-name="P12"><text:span text:style-name="T12_1">TSCP<text:s/>distinguishes<text:s/>itself<text:s/>through:</text:span></text:p>
      <text:p text:style-name="P13"><text:span text:style-name="T13_1">Explicit<text:s/>Duality:<text:s/>PA/PC<text:s/>projectors<text:s/>formalize<text:s/>observer/observed<text:s/>Quantum<text:s/>Inspiration:<text:s/>Hilbert<text:s/>space<text:s/>formalism<text:s/>without<text:s/>quantum<text:s/>mechanics<text:s/>Falsifiability:<text:s/>Popperian<text:s/>demarcation<text:s/>separates<text:s/>science<text:s/>from<text:s/>metaphysics<text:s/>Parsimony<text:s/>Constraints:<text:s/>Cubic<text:s/>limits<text:s/>prevent<text:s/>overfitting<text:s/>Transdisciplinary<text:s/>Validation:<text:s/>Single<text:s/>framework<text:s/>spans<text:s/>atoms<text:s/>to<text:s/>galaxies</text:span></text:p>
      <text:p text:style-name="P14"><text:span text:style-name="T14_1">1.5<text:s/>Evolution<text:s/>Through<text:s/>Five<text:s/>Phases<text:s/>TSCP<text:s/>emerged<text:s/>through<text:s/>structured<text:s/>maturation<text:s/>detailed<text:s/>in<text:s/>PROJECT_GENESIS.md:<text:s/>Phase<text:s/>1<text:s/>(Tensor<text:s/>Anchorage):<text:s/>Established<text:s/>MOF-inspired<text:s/>layering<text:s/>(M3-M0)<text:s/>with<text:s/>mathematical<text:s/>legitimacy<text:s/>through<text:s/>tensor<text:s/>algebra<text:s/>Phase<text:s/>2<text:s/>(Observer<text:s/>Pivot):<text:s/>Introduced<text:s/>Perspective<text:s/>and<text:s/>Scale<text:s/>concepts,<text:s/>formalizing<text:s/>observer-dependence<text:s/>Phase<text:s/>3<text:s/>(Categorical<text:s/>Rigor):<text:s/>Shifted<text:s/>from<text:s/>static<text:s/>UML<text:s/>to<text:s/>Category<text:s/>Theory,<text:s/>distinguished<text:s/>Analytic/Constructive<text:s/>spaces,<text:s/>selected<text:s/>F#<text:s/>for<text:s/>implementation<text:s/>Phase<text:s/>4<text:s/>(State<text:s/>Space<text:s/>Navigation):<text:s/>Developed<text:s/>"Structuring<text:s/>Question"<text:s/>methodology<text:s/>and<text:s/>"Revealing<text:s/>Episode"<text:s/>analysis<text:s/>(GameStop<text:s/>case<text:s/>study)<text:s/>Phase<text:s/>5<text:s/>(Hilbert<text:s/>Substrate):<text:s/>Consolidated<text:s/>M3<text:s/>as<text:s/>Hilbert<text:s/>space,<text:s/>formalized<text:s/>PA/PC<text:s/>projectors,<text:s/>established<text:s/>Popperian<text:s/>falsifiability<text:s/>This<text:s/>paper<text:s/>presents<text:s/>Phase<text:s/>5's<text:s/>mature<text:s/>formulation,<text:s/>positioning<text:s/>TSCP<text:s/>as<text:s/>scientific<text:s/>hypothesis<text:s/>rather<text:s/>than<text:s/>philosophical<text:s/>speculation.<text:s/>1.6<text:s/>Paper<text:s/>Structure<text:s/>Section<text:s/>2:<text:s/>State<text:s/>of<text:s/>the<text:s/>art<text:s/>and<text:s/>positioning<text:s/>relative<text:s/>to<text:s/>existing<text:s/>frameworks<text:s/>Section<text:s/>3:<text:s/>M3<text:s/>Layer—Hilbert<text:s/>substrate<text:s/>and<text:s/>dual<text:s/>projectors<text:s/>Section<text:s/>4:<text:s/>M2<text:s/>Layer—Periodic<text:s/>table<text:s/>of<text:s/>50<text:s/>invariants<text:s/>Section<text:s/>5:<text:s/>M1<text:s/>&amp;<text:s/>M0<text:s/>Layers—Mechanisms<text:s/>and<text:s/>instance<text:s/>constraints<text:s/>Section<text:s/>6:<text:s/>Validation<text:s/>through<text:s/>GameStop<text:s/>case<text:s/>study<text:s/>Section<text:s/>7:<text:s/>Epistemological<text:s/>evaluation<text:s/>and<text:s/>falsifiability<text:s/>Section<text:s/>8:<text:s/>Critical<text:s/>discussion—strengths,<text:s/>limitations,<text:s/>scope<text:s/>boundaries<text:s/>Section<text:s/>9:<text:s/>Methodological<text:s/>note<text:s/>on<text:s/>human-AI<text:s/>collaboration<text:s/>Section<text:s/>10:<text:s/>Conclusion<text:s/>and<text:s/>future<text:s/>directions<text:s/>Appendices:<text:s/>Systemic<text:s/>architect's<text:s/>guide,<text:s/>repository<text:s/>documentation</text:span></text:p>
      <text:list text:style-name="LS2" xml:id="list1">
        <text:list-item>
          <text:p text:style-name="P15"><text:span text:style-name="T15_1">State<text:s/>of<text:s/>the<text:s/>Art<text:s/>and<text:s/>Positioning<text:s/>2.1<text:s/>Epistemological<text:s/>Foundations<text:s/>2.1.1<text:s/>Popper's<text:s/>Demarcation<text:s/>Criterion<text:s/>Karl<text:s/>Popper<text:s/>(1959)<text:s/>established<text:s/>falsifiability<text:s/>as<text:s/>the<text:s/>boundary<text:s/>between<text:s/>science<text:s/>and<text:s/>metaphysics:<text:s/>"A<text:s/>theory<text:s/>is<text:s/>scientific<text:s/>only<text:s/>if<text:s/>it<text:s/>is<text:s/>possible<text:s/>to<text:s/>conceive<text:s/>of<text:s/>an<text:s/>observation<text:s/>or<text:s/>argument<text:s/>which<text:s/>could<text:s/>negate<text:s/>it."<text:s/>TSCP<text:s/>adopts<text:s/>this<text:s/>rigorously:</text:span></text:p>
        </text:list-item>
      </text:list>
      <text:p text:style-name="P16"><text:span text:style-name="T16_1">M3<text:s/>Layer<text:s/>(Hilbert<text:s/>substrate,<text:s/>projectors):<text:s/>Non-falsifiable<text:s/>logical<text:s/>axioms,<text:s/>analogous<text:s/>to<text:s/>Euclidean<text:s/>geometry<text:s/>M2<text:s/>Layer<text:s/>(50<text:s/>invariants):<text:s/>Falsifiable<text:s/>via<text:s/>incompleteness—discovery<text:s/>of<text:s/>phenomena<text:s/>irreducible<text:s/>to<text:s/>these<text:s/>invariants<text:s/>refutes<text:s/>the<text:s/>framework<text:s/>M0<text:s/>Layer<text:s/>(instance<text:s/>models):<text:s/>Falsifiable<text:s/>via<text:s/>divergence<text:s/>test—sustained<text:s/>PA<text:s/>≠<text:s/>PC<text:s/>stability<text:s/>contradicts<text:s/>core<text:s/>prediction</text:span></text:p>
      <text:p text:style-name="P17"><text:span text:style-name="T17_1">This<text:s/>stratification<text:s/>distinguishes<text:s/>TSCP<text:s/>from<text:s/>unfalsifiable<text:s/>"theories<text:s/>of<text:s/>everything"<text:s/>that<text:s/>adapt<text:s/>explanations<text:s/>to<text:s/>fit<text:s/>any<text:s/>outcome.<text:s/>2.1.2<text:s/>Korzybski's<text:s/>Map-Territory<text:s/>Distinction<text:s/>Alfred<text:s/>Korzybski<text:s/>(1933)<text:s/>formulated<text:s/>the<text:s/>foundational<text:s/>axiom<text:s/>of<text:s/>General<text:s/>Semantics:<text:s/>"The<text:s/>map<text:s/>is<text:s/>not<text:s/>the<text:s/>territory."<text:s/>TSCP<text:s/>formalizes<text:s/>this<text:s/>through<text:s/>PA/PC<text:s/>duality:</text:span></text:p>
      <text:p text:style-name="P18"><text:span text:style-name="T18_1">PA<text:s/>(Analytic<text:s/>Projector):<text:s/>The<text:s/>observer's<text:s/>map—rules,<text:s/>models,<text:s/>abstractions,<text:s/>regulations<text:s/>PC<text:s/>(Constructive<text:s/>Projector):<text:s/>The<text:s/>physical<text:s/>territory—actions,<text:s/>resources,<text:s/>material<text:s/>consequences<text:s/>PA<text:s/>≠<text:s/>PC:<text:s/>The<text:s/>gap<text:s/>between<text:s/>map<text:s/>and<text:s/>territory,<text:s/>measurable<text:s/>as<text:s/>tensor<text:s/>distance</text:span></text:p>
      <text:p text:style-name="P19"><text:span text:style-name="T19_1">The<text:s/>GameStop<text:s/>crisis<text:s/>exemplifies<text:s/>catastrophic<text:s/>divergence:<text:s/>institutional<text:s/>risk<text:s/>models<text:s/>(PA)<text:s/>assumed<text:s/>short<text:s/>interest<text:s/>&lt;100%<text:s/>was<text:s/>sustainable,<text:s/>while<text:s/>constructive<text:s/>reality<text:s/>(PC)<text:s/>involved<text:s/>&gt;140%<text:s/>short<text:s/>interest<text:s/>creating<text:s/>infinite<text:s/>squeeze<text:s/>potential.<text:s/>The<text:s/>tensor<text:s/>distance<text:s/>exploded,<text:s/>producing<text:s/>systemic<text:s/>rupture.<text:s/>2.2<text:s/>Cybernetics<text:s/>and<text:s/>Observer-Dependence<text:s/>2.2.1<text:s/>Second-Order<text:s/>Cybernetics<text:s/>(von<text:s/>Foerster)<text:s/>Heinz<text:s/>von<text:s/>Foerster<text:s/>(2003)<text:s/>argued<text:s/>that<text:s/>observers<text:s/>cannot<text:s/>be<text:s/>excluded<text:s/>from<text:s/>observed<text:s/>systems—the<text:s/>act<text:s/>of<text:s/>observation<text:s/>constructs<text:s/>reality.<text:s/>TSCP<text:s/>integrates<text:s/>this<text:s/>through:</text:span></text:p>
      <text:p text:style-name="P20"><text:span text:style-name="T20_1">Perspective<text:s/>Operator:<text:s/>Five<text:s/>observer<text:s/>viewpoints<text:s/>(Anthropocentric,<text:s/>Technocentric,<text:s/>Biocentric,<text:s/>Ecocentric,<text:s/>Systemocentric)<text:s/>PA<text:s/>Projector:<text:s/>Analytical<text:s/>projection<text:s/>inherently<text:s/>observer-dependent<text:s/>M2<text:s/>Invariants:<text:s/>Dual<text:s/>signatures<text:s/>(Tensor<text:s/>+<text:s/>Dirac)<text:s/>capture<text:s/>both<text:s/>objective<text:s/>structure<text:s/>and<text:s/>observer's<text:s/>measurement</text:span></text:p>
      <text:p text:style-name="P21"><text:span text:style-name="T21_1">Example:<text:s/>A<text:s/>"Resource"<text:s/>exists<text:s/>objectively<text:s/>(PC<text:s/>projection<text:s/>onto<text:s/>physical<text:s/>substrate),<text:s/>but<text:s/>its<text:s/>identification<text:s/>as<text:s/>resource<text:s/>depends<text:s/>on<text:s/>observer's<text:s/>goals<text:s/>and<text:s/>perspective<text:s/>(PA<text:s/>projection<text:s/>onto<text:s/>analytical<text:s/>grid).<text:s/>2.2.2<text:s/>Ashby's<text:s/>Law<text:s/>of<text:s/>Requisite<text:s/>Variety<text:s/>W.<text:s/>Ross<text:s/>Ashby<text:s/>(1956)<text:s/>demonstrated<text:s/>that<text:s/>regulatory<text:s/>systems<text:s/>must<text:s/>possess<text:s/>variety<text:s/>matching<text:s/>disturbances<text:s/>they<text:s/>counter.<text:s/>TSCP<text:s/>incorporates<text:s/>this<text:s/>as:</text:span></text:p>
      <text:p text:style-name="P22"><text:span text:style-name="T22_1">Information<text:s/>Invariant<text:s/>|I⟩:<text:s/>Carries<text:s/>variety/entropy<text:s/>Regulation<text:s/>Invariant:<text:s/>m2:Regulation<text:s/>must<text:s/>match<text:s/>variety<text:s/>of<text:s/>regulated<text:s/>system<text:s/>Parsimony<text:s/>Constraints:<text:s/>216-cell<text:s/>limit<text:s/>forces<text:s/>modelers<text:s/>to<text:s/>capture<text:s/>essential<text:s/>variety,<text:s/>discarding<text:s/>noise</text:span></text:p>
      <text:p text:style-name="P23"><text:span text:style-name="T23_1">2.3<text:s/>Systems<text:s/>Engineering<text:s/>Frameworks<text:s/>2.3.1<text:s/>Object-Process<text:s/>Methodology<text:s/>(OPM,<text:s/>ISO<text:s/>19450)<text:s/>Dori<text:s/>(2002)<text:s/>unified<text:s/>Object<text:s/>(structure)<text:s/>and<text:s/>Process<text:s/>(dynamics)<text:s/>into<text:s/>single<text:s/>modeling<text:s/>language,<text:s/>addressing<text:s/>UML's<text:s/>static<text:s/>bias.<text:s/>TSCP<text:s/>extends<text:s/>OPM<text:s/>by:<text:s/>OPM:<text:s/>Object<text:s/>+<text:s/>Process<text:s/>(2<text:s/>dimensions)<text:s/>TSCP:<text:s/>Structure<text:s/>+<text:s/>Information<text:s/>+<text:s/>Dynamics<text:s/>+<text:s/>Teleonomy<text:s/>(4<text:s/>dimensions)<text:s/>TSCP's<text:s/>explicit<text:s/>|I⟩<text:s/>and<text:s/>|T⟩<text:s/>vectors<text:s/>add<text:s/>semantic<text:s/>and<text:s/>goal-oriented<text:s/>dimensions<text:s/>absent<text:s/>in<text:s/>OPM.<text:s/>2.3.2<text:s/>Systems<text:s/>Modeling<text:s/>Language<text:s/>(SysML)<text:s/>SysML<text:s/>(Friedenthal<text:s/>et<text:s/>al.,<text:s/>2014)<text:s/>provides<text:s/>industry-standard<text:s/>notation<text:s/>for<text:s/>complex<text:s/>systems.<text:s/>Comparison:<text:s/>FeatureSysMLTSCPDiagrams9<text:s/>types<text:s/>(block,<text:s/>sequence,<text:s/>state,<text:s/>etc.)1<text:s/>unified<text:s/>formalismComplexity~100<text:s/>metaclasses50<text:s/>invariants<text:s/>+<text:s/>23<text:s/>operators<text:s/>(SDAP<text:s/>heritage)ObserverImplicitExplicit<text:s/>(PA/PC)FalsifiabilityTool,<text:s/>not<text:s/>theoryScientific<text:s/>hypothesisTransdisciplinaryEngineering-focusedBiological/social/technical<text:s/>TSCP<text:s/>offers<text:s/>conceptual<text:s/>simplicity<text:s/>(4<text:s/>vectors)<text:s/>at<text:s/>cost<text:s/>of<text:s/>engineering<text:s/>specificity,<text:s/>occupying<text:s/>different<text:s/>ecological<text:s/>niche.<text:s/>2.4<text:s/>Physics<text:s/>of<text:s/>Information<text:s/>2.4.1<text:s/>Constructor<text:s/>Theory<text:s/>(Deutsch<text:s/>&amp;<text:s/>Marletto)<text:s/>Deutsch<text:s/>and<text:s/>Marletto<text:s/>(2015)<text:s/>propose<text:s/>reframing<text:s/>physics<text:s/>through<text:s/>possible/impossible<text:s/>transformations<text:s/>rather<text:s/>than<text:s/>dynamical<text:s/>laws.<text:s/>TSCP<text:s/>parallels<text:s/>this:<text:s/>Constructor<text:s/>Theory:<text:s/>What<text:s/>transformations<text:s/>are<text:s/>constructible?<text:s/>TSCP<text:s/>M3:<text:s/>What<text:s/>vector<text:s/>configurations<text:s/>exist<text:s/>in<text:s/>Hilbert<text:s/>space?<text:s/>TSCP<text:s/>PC:<text:s/>Constructive<text:s/>Projector<text:s/>captures<text:s/>physical<text:s/>possibilities<text:s/>TSCP<text:s/>M2:<text:s/>Invariants<text:s/>define<text:s/>transformation<text:s/>grammar<text:s/>Key<text:s/>difference:<text:s/>Constructor<text:s/>Theory<text:s/>addresses<text:s/>fundamental<text:s/>physics;<text:s/>TSCP<text:s/>addresses<text:s/>information<text:s/>architecture<text:s/>at<text:s/>system<text:s/>level.<text:s/>2.5<text:s/>Inventive<text:s/>Problem-Solving<text:s/>(TRIZ)<text:s/>Genrich<text:s/>Altshuller's<text:s/>TRIZ<text:s/>(1984)<text:s/>analyzed<text:s/>200,000<text:s/>patents<text:s/>to<text:s/>extract<text:s/>40<text:s/>inventive<text:s/>principles<text:s/>and<text:s/>resolve<text:s/>technical<text:s/>contradictions.<text:s/>TSCP<text:s/>inherits:</text:span></text:p>
      <text:p text:style-name="P24"><text:span text:style-name="T24_1">Systematic<text:s/>approach:<text:s/>Innovation<text:s/>through<text:s/>principle<text:s/>combination<text:s/>Contradiction<text:s/>resolution:<text:s/>TSCP's<text:s/>Polarity<text:s/>operator<text:s/>(P)<text:s/>captures<text:s/>tensions<text:s/>Resource<text:s/>exploitation:<text:s/>TSCP's<text:s/>Resource<text:s/>invariant<text:s/>(m2:Resource)</text:span></text:p>
      <text:p text:style-name="P25"><text:span text:style-name="T25_1">TSCP<text:s/>generalizes<text:s/>beyond<text:s/>technical<text:s/>systems<text:s/>to<text:s/>biological,<text:s/>social,<text:s/>and<text:s/>informational<text:s/>domains,<text:s/>replacing<text:s/>TRIZ's<text:s/>40<text:s/>principles<text:s/>with<text:s/>50<text:s/>domain-agnostic<text:s/>invariants.<text:s/>2.6<text:s/>Comparative<text:s/>Positioning<text:s/>FrameworkScopeAbstractionGenerativeFalsifiableQuantitativeCross-DomainTRIZTechnicalMediumPartialNoNoLimitedOPMEngineeringMediumPartialNoPartialLimitedSysMLEngineeringLowNoNoYesLimitedConstructor<text:s/>TheoryPhysicalHighYesYesYesPhysical<text:s/>onlySystems<text:s/>ThinkingGeneralHighNoNoNoYesTSCPGeneralHighYesYesPartialYes<text:s/>TSCP<text:s/>occupies<text:s/>unique<text:s/>position:<text:s/>high<text:s/>abstraction<text:s/>enabling<text:s/>transdisciplinary<text:s/>application,<text:s/>generative<text:s/>grammar<text:s/>producing<text:s/>novel<text:s/>configurations,<text:s/>falsifiable<text:s/>predictions<text:s/>risking<text:s/>empirical<text:s/>refutation,<text:s/>and<text:s/>explicit<text:s/>formalization<text:s/>of<text:s/>observer/observed<text:s/>duality.</text:span></text:p>
      <text:list text:style-name="LS3" xml:id="list2">
        <text:list-item>
          <text:p text:style-name="P26"><text:span text:style-name="T26_1">M3<text:s/>Layer:<text:s/>The<text:s/>Hilbert<text:s/>Substrate<text:s/>3.1<text:s/>Philosophical<text:s/>Motivation<text:s/>Traditional<text:s/>modeling<text:s/>frameworks<text:s/>treat<text:s/>"the<text:s/>model"<text:s/>as<text:s/>single<text:s/>monolithic<text:s/>entity.<text:s/>TSCP<text:s/>recognizes<text:s/>fundamental<text:s/>duality:<text:s/>every<text:s/>system<text:s/>admits<text:s/>(at<text:s/>minimum)<text:s/>two<text:s/>projections:</text:span></text:p>
        </text:list-item>
      </text:list>
      <text:p text:style-name="P27"><text:span text:style-name="T27_1">Analytic<text:s/>Projection<text:s/>(PA):<text:s/>How<text:s/>observers<text:s/>conceptualize,<text:s/>regulate,<text:s/>and<text:s/>predict<text:s/>the<text:s/>system<text:s/>Constructive<text:s/>Projection<text:s/>(PC):<text:s/>How<text:s/>the<text:s/>system<text:s/>physically<text:s/>manifests,<text:s/>consumes<text:s/>resources,<text:s/>and<text:s/>produces<text:s/>effects</text:span></text:p>
      <text:p text:style-name="P28"><text:span text:style-name="T28_1">This<text:s/>duality<text:s/>is<text:s/>not<text:s/>merely<text:s/>semantic<text:s/>convenience—it<text:s/>captures<text:s/>the<text:s/>epistemological<text:s/>gap<text:s/>between<text:s/>knowledge<text:s/>and<text:s/>reality,<text:s/>between<text:s/>map<text:s/>and<text:s/>territory,<text:s/>between<text:s/>theory<text:s/>and<text:s/>practice.<text:s/>The<text:s/>GameStop<text:s/>crisis<text:s/>illustrates:<text:s/>financial<text:s/>models<text:s/>(PA)<text:s/>assumed<text:s/>markets<text:s/>were<text:s/>liquid<text:s/>and<text:s/>rational,<text:s/>while<text:s/>physical<text:s/>substrate<text:s/>(PC)<text:s/>involved<text:s/>limited<text:s/>share<text:s/>supply<text:s/>and<text:s/>coordinated<text:s/>buying.<text:s/>These<text:s/>projections<text:s/>diverged<text:s/>catastrophically,<text:s/>producing<text:s/>systemic<text:s/>rupture.<text:s/>3.2<text:s/>The<text:s/>Four<text:s/>Orthonormal<text:s/>Basis<text:s/>Vectors<text:s/>TSCP's<text:s/>Hilbert<text:s/>space<text:s/>is<text:s/>spanned<text:s/>by<text:s/>four<text:s/>basis<text:s/>vectors,<text:s/>chosen<text:s/>for<text:s/>orthogonality<text:s/>and<text:s/>completeness:<text:s/>3.2.1<text:s/>|S⟩<text:s/>–<text:s/>Structure<text:s/>(Topological)<text:s/>Definition:<text:s/>Spatial<text:s/>organization,<text:s/>boundaries,<text:s/>containment,<text:s/>topology<text:s/>Physical<text:s/>Interpretation:<text:s/>"Where<text:s/>are<text:s/>the<text:s/>parts?<text:s/>How<text:s/>are<text:s/>they<text:s/>arranged?"<text:s/>Examples:</text:span></text:p>
      <text:p text:style-name="P29"><text:span text:style-name="T29_1">Molecular<text:s/>structure:<text:s/>Carbon<text:s/>atoms<text:s/>in<text:s/>diamond<text:s/>lattice<text:s/>Organizational<text:s/>chart:<text:s/>Hierarchical<text:s/>reporting<text:s/>relationships<text:s/>Network<text:s/>topology:<text:s/>Internet's<text:s/>packet-switching<text:s/>architecture<text:s/>Biological<text:s/>membrane:<text:s/>Lipid<text:s/>bilayer<text:s/>boundary</text:span></text:p>
      <text:p text:style-name="P30"><text:span text:style-name="T30_1">Mathematical<text:s/>Properties:</text:span></text:p>
      <text:p text:style-name="P31"><text:span text:style-name="T31_1">Invariant<text:s/>under<text:s/>temporal<text:s/>translation<text:s/>(structure<text:s/>persists)<text:s/>Sensitive<text:s/>to<text:s/>spatial<text:s/>transformations<text:s/>Captured<text:s/>by<text:s/>graph<text:s/>theory,<text:s/>topology,<text:s/>geometry</text:span></text:p>
      <text:p text:style-name="P32"><text:span text:style-name="T32_1">3.2.2<text:s/>|I⟩<text:s/>–<text:s/>Information<text:s/>(Semantic)<text:s/>Definition:<text:s/>Symbols,<text:s/>data,<text:s/>codes,<text:s/>knowledge,<text:s/>semantic<text:s/>content<text:s/>Physical<text:s/>Interpretation:<text:s/>"What<text:s/>does<text:s/>the<text:s/>system<text:s/>know?<text:s/>What<text:s/>signals<text:s/>does<text:s/>it<text:s/>process?"<text:s/>Examples:</text:span></text:p>
      <text:p text:style-name="P33"><text:span text:style-name="T33_1">Genetic<text:s/>code:<text:s/>DNA<text:s/>sequences<text:s/>encoding<text:s/>proteins<text:s/>Language:<text:s/>Syntactic<text:s/>and<text:s/>semantic<text:s/>structures<text:s/>Software:<text:s/>Code,<text:s/>data<text:s/>structures,<text:s/>protocols<text:s/>Prices:<text:s/>Market<text:s/>signals<text:s/>encoding<text:s/>supply/demand</text:span></text:p>
      <text:p text:style-name="P34"><text:span text:style-name="T34_1">Mathematical<text:s/>Properties:</text:span></text:p>
      <text:p text:style-name="P35"><text:span text:style-name="T35_1">Measurable<text:s/>through<text:s/>Shannon<text:s/>entropy<text:s/>H<text:s/>=<text:s/>-Σ<text:s/>p(x)<text:s/>log<text:s/>p(x)<text:s/>Subject<text:s/>to<text:s/>Ashby's<text:s/>Law<text:s/>of<text:s/>Requisite<text:s/>Variety<text:s/>Distinct<text:s/>from<text:s/>physical<text:s/>substrate<text:s/>(information<text:s/>is<text:s/>substrate-independent)</text:span></text:p>
      <text:p text:style-name="P36"><text:span text:style-name="T36_1">3.2.3<text:s/>|D⟩<text:s/>–<text:s/>Dynamics<text:s/>(Temporal)<text:s/>Definition:<text:s/>Change,<text:s/>flow,<text:s/>transformation,<text:s/>evolution,<text:s/>kinetics<text:s/>Physical<text:s/>Interpretation:<text:s/>"How<text:s/>does<text:s/>the<text:s/>system<text:s/>evolve?<text:s/>What<text:s/>processes<text:s/>occur?"<text:s/>Examples:</text:span></text:p>
      <text:p text:style-name="P37"><text:span text:style-name="T37_1">Metabolic<text:s/>flux:<text:s/>Glucose<text:s/>→<text:s/>ATP<text:s/>conversion<text:s/>rate<text:s/>Traffic<text:s/>flow:<text:s/>Vehicles/hour<text:s/>through<text:s/>intersection<text:s/>Market<text:s/>trading:<text:s/>Buy/sell<text:s/>order<text:s/>execution<text:s/>State<text:s/>transitions:<text:s/>Software<text:s/>FSM<text:s/>state<text:s/>changes</text:span></text:p>
      <text:p text:style-name="P38"><text:span text:style-name="T38_1">Mathematical<text:s/>Properties:</text:span></text:p>
      <text:p text:style-name="P39"><text:span text:style-name="T39_1">Captured<text:s/>by<text:s/>differential<text:s/>equations<text:s/>dx/dt<text:s/>=<text:s/>f(x)<text:s/>Characterized<text:s/>by<text:s/>rates,<text:s/>frequencies,<text:s/>time<text:s/>constants<text:s/>Describes<text:s/>irreversible<text:s/>processes<text:s/>(thermodynamic<text:s/>arrow<text:s/>of<text:s/>time)</text:span></text:p>
      <text:p text:style-name="P40"><text:span text:style-name="T40_1">3.2.4<text:s/>|T⟩<text:s/>–<text:s/>Teleonomy<text:s/>(Goal-Oriented)<text:s/>Definition:<text:s/>Purpose,<text:s/>goal,<text:s/>attractor,<text:s/>optimization<text:s/>target,<text:s/>final<text:s/>cause<text:s/>Physical<text:s/>Interpretation:<text:s/>"What<text:s/>is<text:s/>the<text:s/>system<text:s/>trying<text:s/>to<text:s/>achieve?<text:s/>What<text:s/>is<text:s/>its<text:s/>'north<text:s/>star'?"<text:s/>Examples:</text:span></text:p>
      <text:p text:style-name="P41"><text:span text:style-name="T41_1">Evolutionary<text:s/>fitness:<text:s/>Reproductive<text:s/>success<text:s/>maximization<text:s/>Economic<text:s/>profit:<text:s/>Revenue<text:s/>maximization<text:s/>-<text:s/>cost<text:s/>minimization<text:s/>Homeostasis:<text:s/>Maintain<text:s/>body<text:s/>temperature<text:s/>=<text:s/>37°C<text:s/>AI<text:s/>objective<text:s/>function:<text:s/>Minimize<text:s/>loss<text:s/>L(θ)</text:span></text:p>
      <text:p text:style-name="P42"><text:span text:style-name="T42_1">Mathematical<text:s/>Properties:</text:span></text:p>
      <text:p text:style-name="P43"><text:span text:style-name="T43_1">Formalized<text:s/>as<text:s/>attractors<text:s/>in<text:s/>state<text:s/>space<text:s/>Optimization<text:s/>targets<text:s/>in<text:s/>control<text:s/>theory<text:s/>Teleonomic,<text:s/>not<text:s/>teleological<text:s/>(no<text:s/>supernatural<text:s/>intent)</text:span></text:p>
      <text:p text:style-name="P44"><text:span text:style-name="T44_1">Critical<text:s/>Note:<text:s/>Teleonomy<text:s/>≠<text:s/>consciousness<text:s/>or<text:s/>intentionality.<text:s/>Even<text:s/>simple<text:s/>thermostats<text:s/>exhibit<text:s/>teleonomy<text:s/>(maintain<text:s/>temperature<text:s/>setpoint)<text:s/>without<text:s/>awareness.<text:s/>3.3<text:s/>Orthonormality<text:s/>Verification<text:s/>Four<text:s/>vectors<text:s/>are<text:s/>orthonormal<text:s/>if:</text:span></text:p>
      <text:p text:style-name="P45"><text:span text:style-name="T45_1">Unit<text:s/>length:<text:s/>⟨Vᵢ|Vᵢ⟩<text:s/>=<text:s/>1<text:s/>for<text:s/>all<text:s/>i<text:s/>Orthogonal:<text:s/>⟨Vᵢ|Vⱼ⟩<text:s/>=<text:s/>0<text:s/>for<text:s/>i<text:s/>≠<text:s/>j</text:span></text:p>
      <text:p text:style-name="P46"><text:span text:style-name="T46_1">Verification<text:s/>Protocol:<text:s/>⟨S|I⟩<text:s/>=<text:s/>0:<text:s/>Structure<text:s/>(topology)<text:s/>independent<text:s/>of<text:s/>Information<text:s/>(semantics)</text:span></text:p>
      <text:p text:style-name="P47"><text:span text:style-name="T47_1">Counterexample<text:s/>test:<text:s/>DNA<text:s/>sequence<text:s/>(I)<text:s/>vs<text:s/>double<text:s/>helix<text:s/>shape<text:s/>(S)—can<text:s/>vary<text:s/>independently<text:s/>Verdict:<text:s/>✓<text:s/>Orthogonal</text:span></text:p>
      <text:p text:style-name="P48"><text:span text:style-name="T48_1">⟨S|D⟩<text:s/>=<text:s/>0:<text:s/>Structure<text:s/>independent<text:s/>of<text:s/>Dynamics</text:span></text:p>
      <text:p text:style-name="P49"><text:span text:style-name="T49_1">Counterexample:<text:s/>Static<text:s/>bridge<text:s/>(S)<text:s/>vs<text:s/>traffic<text:s/>flow<text:s/>(D)—structure<text:s/>persists<text:s/>while<text:s/>flow<text:s/>varies<text:s/>Verdict:<text:s/>✓<text:s/>Orthogonal</text:span></text:p>
      <text:p text:style-name="P50"><text:span text:style-name="T50_1">⟨S|T⟩<text:s/>=<text:s/>0:<text:s/>Structure<text:s/>independent<text:s/>of<text:s/>Teleonomy</text:span></text:p>
      <text:p text:style-name="P51"><text:span text:style-name="T51_1">Counterexample:<text:s/>Building<text:s/>architecture<text:s/>(S)<text:s/>vs<text:s/>its<text:s/>purpose<text:s/>(T:<text:s/>hospital,<text:s/>school,<text:s/>prison)—same<text:s/>structure<text:s/>serves<text:s/>different<text:s/>goals<text:s/>Verdict:<text:s/>✓<text:s/>Orthogonal</text:span></text:p>
      <text:p text:style-name="P52"><text:span text:style-name="T52_1">⟨I|D⟩<text:s/>=<text:s/>0:<text:s/>Information<text:s/>independent<text:s/>of<text:s/>Dynamics</text:span></text:p>
      <text:p text:style-name="P53"><text:span text:style-name="T53_1">Counterexample:<text:s/>Static<text:s/>database<text:s/>(I)<text:s/>vs<text:s/>query<text:s/>processing<text:s/>rate<text:s/>(D)<text:s/>Verdict:<text:s/>✓<text:s/>Orthogonal</text:span></text:p>
      <text:p text:style-name="P54"><text:span text:style-name="T54_1">⟨I|T⟩<text:s/>=<text:s/>0:<text:s/>Information<text:s/>independent<text:s/>of<text:s/>Teleonomy</text:span></text:p>
      <text:p text:style-name="P55"><text:span text:style-name="T55_1">Counterexample:<text:s/>Genetic<text:s/>code<text:s/>(I)<text:s/>vs<text:s/>evolutionary<text:s/>fitness<text:s/>goal<text:s/>(T)<text:s/>Verdict:<text:s/>✓<text:s/>Orthogonal</text:span></text:p>
      <text:p text:style-name="P56"><text:span text:style-name="T56_1">⟨D|T⟩<text:s/>=<text:s/>0:<text:s/>Dynamics<text:s/>independent<text:s/>of<text:s/>Teleonomy</text:span></text:p>
      <text:p text:style-name="P57"><text:span text:style-name="T57_1">Counterexample:<text:s/>Chemical<text:s/>reaction<text:s/>rate<text:s/>(D)<text:s/>vs<text:s/>reaction's<text:s/>biological<text:s/>function<text:s/>(T)<text:s/>Verdict:<text:s/>✓<text:s/>Orthogonal</text:span></text:p>
      <text:p text:style-name="P58"><text:span text:style-name="T58_1">Conclusion:<text:s/>Four-vector<text:s/>basis<text:s/>is<text:s/>orthonormal,<text:s/>forming<text:s/>valid<text:s/>Hilbert<text:s/>space.<text:s/>3.4<text:s/>The<text:s/>Canonical<text:s/>Projectors<text:s/>3.4.1<text:s/>PA:<text:s/>The<text:s/>Analytic<text:s/>Projector<text:s/>(The<text:s/>Map)<text:s/>Definition:<text:s/>PA<text:s/>projects<text:s/>reality<text:s/>onto<text:s/>the<text:s/>observer's<text:s/>conceptual<text:s/>grid—the<text:s/>space<text:s/>of<text:s/>rules,<text:s/>models,<text:s/>abstractions,<text:s/>regulations,<text:s/>and<text:s/>analytical<text:s/>frameworks.<text:s/>Mathematical<text:s/>Form:<text:s/>PA:<text:s/>ℋ<text:s/>→<text:s/>ℋA<text:s/>PA<text:s/>=<text:s/>|ψA⟩⟨ψA|</text:span></text:p>
      <text:p text:style-name="P59"><text:span text:style-name="T59_1">where<text:s/>ℋA<text:s/>=<text:s/>span{|I⟩,<text:s/>|T⟩}<text:s/>primarily<text:s/>(Information<text:s/>and<text:s/>Teleonomy<text:s/>dominate<text:s/>analytical<text:s/>thinking)<text:s/>Components:</text:span></text:p>
      <text:p text:style-name="P60"><text:span text:style-name="T60_1">Rules<text:s/>(m2:Rule):<text:s/>Formal<text:s/>constraints,<text:s/>laws,<text:s/>regulations<text:s/>Models:<text:s/>Simplified<text:s/>representations<text:s/>(equations,<text:s/>diagrams)<text:s/>Abstractions:<text:s/>Categories,<text:s/>classifications,<text:s/>taxonomies<text:s/>Regulations:<text:s/>Control<text:s/>mechanisms,<text:s/>policies,<text:s/>norms</text:span></text:p>
      <text:p text:style-name="P61"><text:span text:style-name="T61_1">Examples:</text:span></text:p>
      <text:p text:style-name="P62"><text:span text:style-name="T62_1">Financial<text:s/>markets:<text:s/>Risk<text:s/>models,<text:s/>VaR<text:s/>calculations,<text:s/>portfolio<text:s/>theory<text:s/>Legal<text:s/>systems:<text:s/>Statutes,<text:s/>precedents,<text:s/>constitutional<text:s/>frameworks<text:s/>Scientific<text:s/>theories:<text:s/>Newton's<text:s/>laws,<text:s/>thermodynamics,<text:s/>evolution<text:s/>Social<text:s/>norms:<text:s/>Cultural<text:s/>codes,<text:s/>etiquette,<text:s/>taboos</text:span></text:p>
      <text:p text:style-name="P63"><text:span text:style-name="T63_1">Key<text:s/>Property:<text:s/>PA<text:s/>is<text:s/>observer-dependent.<text:s/>Different<text:s/>observers<text:s/>project<text:s/>different<text:s/>analytical<text:s/>grids<text:s/>onto<text:s/>same<text:s/>physical<text:s/>reality.<text:s/>3.4.2<text:s/>PC:<text:s/>The<text:s/>Constructive<text:s/>Projector<text:s/>(The<text:s/>Territory)<text:s/>Definition:<text:s/>PC<text:s/>projects<text:s/>reality<text:s/>onto<text:s/>the<text:s/>physical<text:s/>action<text:s/>grid—the<text:s/>space<text:s/>of<text:s/>material<text:s/>resources,<text:s/>energy<text:s/>flows,<text:s/>actual<text:s/>behaviors,<text:s/>and<text:s/>consequences.<text:s/>Mathematical<text:s/>Form:<text:s/>PC:<text:s/>ℋ<text:s/>→<text:s/>ℋC<text:s/>PC<text:s/>=<text:s/>|ψC⟩⟨ψC|</text:span></text:p>
      <text:p text:style-name="P64"><text:span text:style-name="T64_1">where<text:s/>ℋC<text:s/>=<text:s/>span{|S⟩,<text:s/>|D⟩}<text:s/>primarily<text:s/>(Structure<text:s/>and<text:s/>Dynamics<text:s/>dominate<text:s/>physical<text:s/>reality)<text:s/>Components:</text:span></text:p>
      <text:p text:style-name="P65"><text:span text:style-name="T65_1">Resources<text:s/>(m2:Resource):<text:s/>Materials,<text:s/>energy,<text:s/>information<text:s/>substrates<text:s/>Actions:<text:s/>Physical<text:s/>processes,<text:s/>transformations,<text:s/>work<text:s/>Flows:<text:s/>Matter/energy/information<text:s/>transfers<text:s/>Consequences:<text:s/>Actual<text:s/>outcomes,<text:s/>entropy<text:s/>production</text:span></text:p>
      <text:p text:style-name="P66"><text:span text:style-name="T66_1">Examples:</text:span></text:p>
      <text:p text:style-name="P67"><text:span text:style-name="T67_1">Financial<text:s/>markets:<text:s/>Actual<text:s/>trades,<text:s/>cash<text:s/>flows,<text:s/>liquidations,<text:s/>margin<text:s/>calls<text:s/>Legal<text:s/>systems:<text:s/>Police<text:s/>actions,<text:s/>incarcerations,<text:s/>property<text:s/>seizures<text:s/>Physical<text:s/>systems:<text:s/>Energy<text:s/>dissipation,<text:s/>material<text:s/>wear,<text:s/>thermodynamic<text:s/>limits<text:s/>Social<text:s/>systems:<text:s/>Actual<text:s/>behaviors<text:s/>(compliant<text:s/>or<text:s/>deviant),<text:s/>resource<text:s/>consumption</text:span></text:p>
      <text:p text:style-name="P68"><text:span text:style-name="T68_1">Key<text:s/>Property:<text:s/>PC<text:s/>is<text:s/>observer-independent<text:s/>(in<text:s/>principle).<text:s/>Physical<text:s/>reality<text:s/>exists<text:s/>regardless<text:s/>of<text:s/>observation,<text:s/>though<text:s/>measurement<text:s/>disturbs<text:s/>quantum<text:s/>systems.<text:s/>3.4.3<text:s/>The<text:s/>Divergence:<text:s/>PA<text:s/>≠<text:s/>PC<text:s/>Core<text:s/>TSCP<text:s/>Hypothesis:</text:span></text:p>
      <text:p text:style-name="P69"><text:span text:style-name="T69_1">Systemic<text:s/>instability<text:s/>arises<text:s/>when<text:s/>Analytic<text:s/>Projection<text:s/>diverges<text:s/>from<text:s/>Constructive<text:s/>Projection.</text:span></text:p>
      <text:p text:style-name="P70"><text:span text:style-name="T70_1">Tensor<text:s/>Distance<text:s/>Metric:<text:s/>D(PA,<text:s/>PC)<text:s/>=<text:s/>||PA<text:s/>-<text:s/>PC||F<text:s text:c="2"/>(Frobenius<text:s/>norm)</text:span></text:p>
      <text:p text:style-name="P71"><text:span text:style-name="T71_1">or<text:s/>equivalently:</text:span></text:p>
      <text:p text:style-name="P72"><text:span text:style-name="T72_1">D<text:s/>=<text:s/>√(Σᵢⱼ<text:s/>(PAᵢⱼ<text:s/>-<text:s/>PCᵢⱼ)²)<text:s/>Instability<text:s/>Prediction:<text:s/>IF<text:s/>D(PA,<text:s/>PC)<text:s/>&gt;<text:s/>Dthreshold:<text:s/>THEN<text:s/>System_Instability<text:s/>=<text:s/>HIGH<text:s/>AND<text:s/>Correction_Event_Imminent<text:s/>=<text:s/>TRUE<text:s/>Correction<text:s/>Mechanisms:</text:span></text:p>
      <text:p text:style-name="P73"><text:span text:style-name="T73_1">PA<text:s/>converges<text:s/>to<text:s/>PC:<text:s/>Models<text:s/>updated<text:s/>to<text:s/>match<text:s/>reality<text:s/>(science<text:s/>progresses)<text:s/>PC<text:s/>forced<text:s/>toward<text:s/>PA:<text:s/>Reality<text:s/>constrained<text:s/>by<text:s/>regulations<text:s/>(law<text:s/>enforcement)<text:s/>System<text:s/>rupture:<text:s/>Neither<text:s/>converges—catastrophic<text:s/>failure<text:s/>(2008<text:s/>crisis,<text:s/>GameStop)</text:span></text:p>
      <text:p text:style-name="P74"><text:span text:style-name="T74_1">Historical<text:s/>Examples:<text:s/>EventPA<text:s/>(Model)PC<text:s/>(Reality)Outcome2008<text:s/>CrisisMBS<text:s/>rated<text:s/>AAASubprime<text:s/>defaults<text:s/>correlatedRuptureCOVID-19Exponential<text:s/>modelsBehavioral<text:s/>adaptationDivergenceGameStop<text:s/>2021Short<text:s/>interest<text:s/>&lt;100%<text:s/>OK140%<text:s/>short<text:s/>interest<text:s/>=<text:s/>squeezeRuptureChernobylRBMK<text:s/>reactor<text:s/>"safe"Positive<text:s/>void<text:s/>coefficientCatastrophe<text:s/>3.5<text:s/>Completeness<text:s/>and<text:s/>Limitations<text:s/>Completeness<text:s/>Claim:<text:s/>Any<text:s/>system<text:s/>concept<text:s/>can<text:s/>be<text:s/>expressed<text:s/>as<text:s/>linear<text:s/>combination<text:s/>of<text:s/>{|S⟩,<text:s/>|I⟩,<text:s/>|D⟩,<text:s/>|T⟩}.<text:s/>Proof<text:s/>Strategy<text:s/>(informal):</text:span></text:p>
      <text:p text:style-name="P75"><text:span text:style-name="T75_1">Structure:<text:s/>Captures<text:s/>"what<text:s/>exists"<text:s/>(topology,<text:s/>parts)<text:s/>Information:<text:s/>Captures<text:s/>"what<text:s/>is<text:s/>known"<text:s/>(semantics,<text:s/>data)<text:s/>Dynamics:<text:s/>Captures<text:s/>"what<text:s/>changes"<text:s/>(process,<text:s/>evolution)<text:s/>Teleonomy:<text:s/>Captures<text:s/>"what<text:s/>is<text:s/>sought"<text:s/>(goal,<text:s/>purpose)</text:span></text:p>
      <text:p text:style-name="P76"><text:span text:style-name="T76_1">These<text:s/>four<text:s/>dimensions<text:s/>exhaust<text:s/>conceptual<text:s/>space<text:s/>for<text:s/>system<text:s/>description.<text:s/>Any<text:s/>additional<text:s/>dimension<text:s/>reduces<text:s/>to<text:s/>combination<text:s/>of<text:s/>these<text:s/>four.<text:s/>Counterexample<text:s/>Test:<text:s/>Propose<text:s/>fifth<text:s/>dimension<text:s/>not<text:s/>reducible<text:s/>to<text:s/>{S,<text:s/>I,<text:s/>D,<text:s/>T}.<text:s/>Candidate:<text:s/>"Beauty"<text:s/>or<text:s/>"Consciousness"<text:s/>Reduction:<text:s/>Beauty<text:s/>=<text:s/>subjective<text:s/>Information<text:s/>projection<text:s/>(observer-dependent<text:s/>semantics).<text:s/>Consciousness<text:s/>currently<text:s/>irreducible—acknowledged<text:s/>TSCP<text:s/>limitation<text:s/>(see<text:s/>Section<text:s/>8.2).<text:s/>Limitation:<text:s/>TSCP<text:s/>is<text:s/>mechanistic<text:s/>framework.<text:s/>Phenomenological<text:s/>consciousness<text:s/>(qualia,<text:s/>subjective<text:s/>experience)<text:s/>lies<text:s/>outside<text:s/>scope.<text:s/>We<text:s/>model<text:s/>functional<text:s/>behaviors,<text:s/>not<text:s/>inner<text:s/>experience.</text:span></text:p>
      <text:list text:style-name="LS4" xml:id="list3">
        <text:list-item>
          <text:p text:style-name="P77"><text:span text:style-name="T77_1">M2<text:s/>Layer:<text:s/>The<text:s/>Periodic<text:s/>Table<text:s/>of<text:s/>Invariants<text:s/>4.1<text:s/>Conceptual<text:s/>Foundation<text:s/>Chemistry's<text:s/>periodic<text:s/>table<text:s/>revolutionized<text:s/>science<text:s/>by:</text:span></text:p>
        </text:list-item>
      </text:list>
      <text:p text:style-name="P78"><text:span text:style-name="T78_1">Classifying<text:s/>elements<text:s/>by<text:s/>atomic<text:s/>structure<text:s/>Predicting<text:s/>properties<text:s/>of<text:s/>undiscovered<text:s/>elements<text:s/>Explaining<text:s/>reactivity<text:s/>through<text:s/>electron<text:s/>configuration</text:span></text:p>
      <text:p text:style-name="P79"><text:span text:style-name="T79_1">TSCP's<text:s/>M2<text:s/>layer<text:s/>aspires<text:s/>to<text:s/>similar<text:s/>role<text:s/>for<text:s/>system<text:s/>design:</text:span></text:p>
      <text:p text:style-name="P80"><text:span text:style-name="T80_1">Classify<text:s/>fundamental<text:s/>system<text:s/>principles<text:s/>(50<text:s/>invariants)<text:s/>Predict<text:s/>system<text:s/>behaviors<text:s/>through<text:s/>principle<text:s/>combinations<text:s/>Explain<text:s/>emergent<text:s/>properties<text:s/>through<text:s/>tensor<text:s/>projections</text:span></text:p>
      <text:p text:style-name="P81"><text:span text:style-name="T81_1">4.2<text:s/>The<text:s/>50<text:s/>Invariants:<text:s/>Structure<text:s/>and<text:s/>Derivation<text:s/>Each<text:s/>M2<text:s/>invariant<text:s/>is<text:s/>defined<text:s/>by:</text:span></text:p>
      <text:p text:style-name="P82"><text:span text:style-name="T82_1">Tensor<text:s/>Signature:<text:s/>Weights<text:s/>on<text:s/>{|S⟩,<text:s/>|I⟩,<text:s/>|D⟩,<text:s/>|T⟩}<text:s/>Dirac<text:s/>Notation:<text:s/>Quantum-inspired<text:s/>vector<text:s/>expression<text:s/>Semantic<text:s/>Definition:<text:s/>Natural<text:s/>language<text:s/>description<text:s/>Domain<text:s/>Examples:<text:s/>Cross-domain<text:s/>instantiations</text:span></text:p>
      <text:p text:style-name="P83"><text:span text:style-name="T83_1">Derivation<text:s/>Logic:<text:s/>Invariants<text:s/>emerge<text:s/>from<text:s/>systematic<text:s/>exploration<text:s/>of<text:s/>the<text:s/>4D<text:s/>M3<text:s/>space,<text:s/>constrained<text:s/>by:</text:span></text:p>
      <text:p text:style-name="P84"><text:span text:style-name="T84_1">Orthogonality:<text:s/>Minimize<text:s/>conceptual<text:s/>overlap<text:s/>Completeness:<text:s/>Cover<text:s/>observed<text:s/>system<text:s/>phenomena<text:s/>Parsimony:<text:s/>50<text:s/>invariants<text:s/>(not<text:s/>500)<text:s/>via<text:s/>dimensional<text:s/>analysis</text:span></text:p>
      <text:p text:style-name="P85"><text:span text:style-name="T85_1">4.3<text:s/>Core<text:s/>Invariants<text:s/>(Selected<text:s/>Examples)<text:s/>4.3.1<text:s/>m2:Agent<text:s/>Tensor<text:s/>Signature:<text:s/>[S:0.3<text:s/>|<text:s/>I:0.2<text:s/>|<text:s/>D:0.3<text:s/>|<text:s/>T:0.2]<text:s/>Dirac<text:s/>Notation:<text:s/>0.3|S⟩<text:s/>+<text:s/>0.2|I⟩<text:s/>+<text:s/>0.3|D⟩<text:s/>+<text:s/>0.2|T⟩<text:s/>Definition:<text:s/>Entity<text:s/>with<text:s/>boundary<text:s/>(S),<text:s/>internal<text:s/>state<text:s/>(I),<text:s/>action<text:s/>capacity<text:s/>(D),<text:s/>and<text:s/>goal-directed<text:s/>behavior<text:s/>(T)<text:s/>Derivation<text:s/>Logic:</text:span></text:p>
      <text:p text:style-name="P86"><text:span text:style-name="T86_1">Structure<text:s/>(0.3):<text:s/>Must<text:s/>have<text:s/>boundary<text:s/>distinguishing<text:s/>self<text:s/>from<text:s/>environment<text:s/>Information<text:s/>(0.2):<text:s/>Maintains<text:s/>memory<text:s/>or<text:s/>processing<text:s/>capability<text:s/>Dynamics<text:s/>(0.3):<text:s/>Capable<text:s/>of<text:s/>action<text:s/>and<text:s/>state<text:s/>change<text:s/>Teleonomy<text:s/>(0.2):<text:s/>Follows<text:s/>objectives,<text:s/>preferences,<text:s/>or<text:s/>fitness<text:s/>functions</text:span></text:p>
      <text:p text:style-name="P87"><text:span text:style-name="T87_1">Examples:</text:span></text:p>
      <text:p text:style-name="P88"><text:span text:style-name="T88_1">Biological:<text:s/>Bacterium,<text:s/>human,<text:s/>wolf<text:s/>pack<text:s/>Technical:<text:s/>Robot,<text:s/>autonomous<text:s/>vehicle,<text:s/>trading<text:s/>algorithm<text:s/>Social:<text:s/>Corporation,<text:s/>nation-state,<text:s/>activist<text:s/>group<text:s/>Informational:<text:s/>Software<text:s/>agent,<text:s/>neural<text:s/>network<text:s/>node</text:span></text:p>
      <text:p text:style-name="P89"><text:span text:style-name="T89_1">Modulation:<text:s/>Adjusting<text:s/>coefficients<text:s/>produces<text:s/>variants:</text:span></text:p>
      <text:p text:style-name="P90"><text:span text:style-name="T90_1">Pure<text:s/>Component<text:s/>[S:0.5<text:s/>|<text:s/>I:0.0<text:s/>|<text:s/>D:0.5<text:s/>|<text:s/>T:0.0]:<text:s/>Passive<text:s/>resource<text:s/>Pure<text:s/>Regulator<text:s/>[S:0.0<text:s/>|<text:s/>I:0.7<text:s/>|<text:s/>D:0.0<text:s/>|<text:s/>T:0.3]:<text:s/>Abstract<text:s/>rule</text:span></text:p>
      <text:p text:style-name="P91"><text:span text:style-name="T91_1">4.3.2<text:s/>m2:Resource<text:s/>Tensor<text:s/>Signature:<text:s/>[S:0.5<text:s/>|<text:s/>I:0.0<text:s/>|<text:s/>D:0.5<text:s/>|<text:s/>T:0.0]<text:s/>Dirac<text:s/>Notation:<text:s/>0.5|S⟩<text:s/>+<text:s/>0.5|D⟩<text:s/>Definition:<text:s/>Passive<text:s/>entity<text:s/>with<text:s/>storage<text:s/>potential<text:s/>(S)<text:s/>and<text:s/>flow<text:s/>capability<text:s/>(D),<text:s/>lacking<text:s/>intrinsic<text:s/>goals<text:s/>Derivation<text:s/>Logic:</text:span></text:p>
      <text:p text:style-name="P92"><text:span text:style-name="T92_1">Structure<text:s/>(0.5):<text:s/>Must<text:s/>be<text:s/>localizable,<text:s/>stockpiled<text:s/>Dynamics<text:s/>(0.5):<text:s/>Carries<text:s/>potential<text:s/>for<text:s/>work,<text:s/>energy<text:s/>release<text:s/>Information<text:s/>(0.0):<text:s/>Raw<text:s/>resources<text:s/>are<text:s/>semantically<text:s/>inert<text:s/>Teleonomy<text:s/>(0.0):<text:s/>No<text:s/>intrinsic<text:s/>purpose<text:s/>(purpose<text:s/>assigned<text:s/>by<text:s/>agents)</text:span></text:p>
      <text:p text:style-name="P93"><text:span text:style-name="T93_1">Examples:</text:span></text:p>
      <text:p text:style-name="P94"><text:span text:style-name="T94_1">Physical:<text:s/>Oil,<text:s/>iron<text:s/>ore,<text:s/>electricity,<text:s/>water<text:s/>Biological:<text:s/>ATP,<text:s/>glucose,<text:s/>amino<text:s/>acids<text:s/>Social:<text:s/>Money,<text:s/>labor<text:s/>hours,<text:s/>land<text:s/>Informational:<text:s/>CPU<text:s/>cycles,<text:s/>bandwidth,<text:s/>storage</text:span></text:p>
      <text:p text:style-name="P95"><text:span text:style-name="T95_1">Stock-Flow<text:s/>Duality:</text:span></text:p>
      <text:p text:style-name="P96"><text:span text:style-name="T96_1">Stock:<text:s/>S<text:s/>dominance<text:s/>(reservoir,<text:s/>accumulation)<text:s/>Flow:<text:s/>D<text:s/>dominance<text:s/>(flux,<text:s/>transfer<text:s/>rate)</text:span></text:p>
      <text:p text:style-name="P97"><text:span text:style-name="T97_1">4.3.3<text:s/>m2:Rule<text:s/>Tensor<text:s/>Signature:<text:s/>[S:0.0<text:s/>|<text:s/>I:0.7<text:s/>|<text:s/>D:0.0<text:s/>|<text:s/>T:0.3]<text:s/>Dirac<text:s/>Notation:<text:s/>0.7|I⟩<text:s/>+<text:s/>0.3|T⟩<text:s/>Definition:<text:s/>Informational<text:s/>constraint<text:s/>directing<text:s/>system<text:s/>toward<text:s/>specific<text:s/>attractor,<text:s/>with<text:s/>no<text:s/>physical<text:s/>mass<text:s/>or<text:s/>inherent<text:s/>motion<text:s/>Derivation<text:s/>Logic:</text:span></text:p>
      <text:p text:style-name="P98"><text:span text:style-name="T98_1">Information<text:s/>(0.7):<text:s/>Essence<text:s/>is<text:s/>symbolic<text:s/>(code,<text:s/>law,<text:s/>algorithm)<text:s/>Teleonomy<text:s/>(0.3):<text:s/>Rules<text:s/>are<text:s/>never<text:s/>neutral—they<text:s/>enforce<text:s/>goals<text:s/>Structure/Dynamics<text:s/>(0.0):<text:s/>Pure<text:s/>abstraction,<text:s/>weightless</text:span></text:p>
      <text:p text:style-name="P99"><text:span text:style-name="T99_1">Examples:</text:span></text:p>
      <text:p text:style-name="P100"><text:span text:style-name="T100_1">Legal:<text:s/>Statutes,<text:s/>regulations,<text:s/>constitutional<text:s/>articles<text:s/>Physical:<text:s/>Conservation<text:s/>laws,<text:s/>symmetry<text:s/>principles<text:s/>Computational:<text:s/>Algorithms,<text:s/>protocols,<text:s/>type<text:s/>systems<text:s/>Social:<text:s/>Norms,<text:s/>taboos,<text:s/>etiquette<text:s/>codes</text:span></text:p>
      <text:p text:style-name="P101"><text:span text:style-name="T101_1">Enforcement<text:s/>Requirement:<text:s/>Rules<text:s/>require<text:s/>Agents<text:s/>with<text:s/>enforcement<text:s/>capacity,<text:s/>else<text:s/>remain<text:s/>"dead<text:s/>letter."<text:s/>4.3.4<text:s/>m2:Feedback<text:s/>Tensor<text:s/>Signature:<text:s/>[S:0.0<text:s/>|<text:s/>I:0.3<text:s/>|<text:s/>D:0.4<text:s/>|<text:s/>T:0.3]<text:s/>Dirac<text:s/>Notation:<text:s/>0.3|I⟩<text:s/>+<text:s/>0.4|D⟩<text:s/>+<text:s/>0.3|T⟩<text:s/>Definition:<text:s/>Causal<text:s/>loop<text:s/>where<text:s/>output<text:s/>influences<text:s/>input,<text:s/>creating<text:s/>self-reinforcing<text:s/>or<text:s/>self-correcting<text:s/>dynamics<text:s/>Derivation<text:s/>Logic:</text:span></text:p>
      <text:p text:style-name="P102"><text:span text:style-name="T102_1">Dynamics<text:s/>(0.4):<text:s/>Essence<text:s/>is<text:s/>circular<text:s/>causation<text:s/>Information<text:s/>(0.3):<text:s/>Requires<text:s/>signal<text:s/>pathway<text:s/>Teleonomy<text:s/>(0.3):<text:s/>Positive<text:s/>feedback<text:s/>amplifies<text:s/>toward<text:s/>attractor;<text:s/>negative<text:s/>feedback<text:s/>stabilizes<text:s/>Structure<text:s/>(0.0):<text:s/>Feedback<text:s/>is<text:s/>process,<text:s/>not<text:s/>topology</text:span></text:p>
      <text:p text:style-name="P103"><text:span text:style-name="T103_1">Types:</text:span></text:p>
      <text:p text:style-name="P104"><text:span text:style-name="T104_1">Negative<text:s/>(Stabilizing):<text:s/>Thermostat,<text:s/>homeostasis,<text:s/>immune<text:s/>response<text:s/>Positive<text:s/>(Amplifying):<text:s/>Bank<text:s/>run,<text:s/>viral<text:s/>spread,<text:s/>nuclear<text:s/>chain<text:s/>reaction<text:s/>Delayed:<text:s/>Predator-prey<text:s/>cycles,<text:s/>economic<text:s/>booms/busts</text:span></text:p>
      <text:p text:style-name="P105"><text:span text:style-name="T105_1">Examples:</text:span></text:p>
      <text:p text:style-name="P106"><text:span text:style-name="T106_1">Biological:<text:s/>Blood<text:s/>glucose<text:s/>regulation,<text:s/>circadian<text:s/>rhythms<text:s/>Technical:<text:s/>Control<text:s/>systems,<text:s/>amplifier<text:s/>circuits<text:s/>Social:<text:s/>Fashion<text:s/>trends,<text:s/>political<text:s/>polarization,<text:s/>bank<text:s/>runs<text:s/>Economic:<text:s/>Compound<text:s/>interest,<text:s/>market<text:s/>bubbles</text:span></text:p>
      <text:p text:style-name="P107"><text:span text:style-name="T107_1">4.3.5<text:s/>m2:Threshold<text:s/>Tensor<text:s/>Signature:<text:s/>[S:0.0<text:s/>|<text:s/>I:0.2<text:s/>|<text:s/>D:0.2<text:s/>|<text:s/>T:0.6]<text:s/>Dirac<text:s/>Notation:<text:s/>0.2|I⟩<text:s/>+<text:s/>0.2|D⟩<text:s/>+<text:s/>0.6|T⟩<text:s/>Definition:<text:s/>Critical<text:s/>value<text:s/>triggering<text:s/>qualitative<text:s/>state<text:s/>changeContinuer8:53<text:s/>PMor<text:s/>mode<text:s/>transition<text:s/>Derivation<text:s/>Logic:</text:span></text:p>
      <text:p text:style-name="P108"><text:span text:style-name="T108_1">Teleonomy<text:s/>(0.6):<text:s/>Threshold<text:s/>defines<text:s/>attractor<text:s/>basin<text:s/>boundaries<text:s/>Information<text:s/>(0.2):<text:s/>Requires<text:s/>measurement/comparison<text:s/>Dynamics<text:s/>(0.2):<text:s/>Triggers<text:s/>state<text:s/>transition<text:s/>Structure<text:s/>(0.0):<text:s/>Abstract<text:s/>concept,<text:s/>not<text:s/>physical<text:s/>object</text:span></text:p>
      <text:p text:style-name="P109"><text:span text:style-name="T109_1">Examples:</text:span></text:p>
      <text:p text:style-name="P110"><text:span text:style-name="T110_1">Physical:<text:s/>Phase<text:s/>transitions<text:s/>(0°C,<text:s/>100°C),<text:s/>criticality<text:s/>(k=1)<text:s/>Biological:<text:s/>Action<text:s/>potential<text:s/>threshold<text:s/>(-55mV),<text:s/>apoptosis<text:s/>signals<text:s/>Social:<text:s/>Revolution<text:s/>tipping<text:s/>points,<text:s/>moral<text:s/>panics<text:s/>Technical:<text:s/>Bandwidth<text:s/>limits,<text:s/>memory<text:s/>overflow</text:span></text:p>
      <text:p text:style-name="P111"><text:span text:style-name="T111_1">Mathematical<text:s/>Models:<text:s/>Bifurcation<text:s/>theory,<text:s/>catastrophe<text:s/>theory<text:s/>4.3.6<text:s/>m2:Attractor<text:s/>Tensor<text:s/>Signature:<text:s/>[S:0.0<text:s/>|<text:s/>I:0.0<text:s/>|<text:s/>D:0.0<text:s/>|<text:s/>T:1.0]<text:s/>Dirac<text:s/>Notation:<text:s/>1.0|T⟩<text:s/>Definition:<text:s/>Pure<text:s/>goal,<text:s/>final<text:s/>cause,<text:s/>singularity<text:s/>toward<text:s/>which<text:s/>trajectories<text:s/>converge<text:s/>Derivation<text:s/>Logic:</text:span></text:p>
      <text:p text:style-name="P112"><text:span text:style-name="T112_1">Teleonomy<text:s/>(1.0):<text:s/>Maximum<text:s/>teleonomic<text:s/>purity<text:s/>All<text:s/>others<text:s/>(0.0):<text:s/>Abstract<text:s/>limit,<text:s/>not<text:s/>physical<text:s/>entity</text:span></text:p>
      <text:p text:style-name="P113"><text:span text:style-name="T113_1">Examples:</text:span></text:p>
      <text:p text:style-name="P114"><text:span text:style-name="T114_1">Physical:<text:s/>Thermodynamic<text:s/>equilibrium<text:s/>(max<text:s/>entropy)<text:s/>Biological:<text:s/>Evolutionary<text:s/>fitness<text:s/>peaks<text:s/>Economic:<text:s/>Profit<text:s/>maximization,<text:s/>utility<text:s/>optimization<text:s/>Social:<text:s/>Utopian<text:s/>visions,<text:s/>ideological<text:s/>endpoints</text:span></text:p>
      <text:p text:style-name="P115"><text:span text:style-name="T115_1">Types:</text:span></text:p>
      <text:p text:style-name="P116"><text:span text:style-name="T116_1">Point<text:s/>Attractor:<text:s/>Single<text:s/>stable<text:s/>state<text:s/>(pendulum<text:s/>at<text:s/>rest)<text:s/>Limit<text:s/>Cycle:<text:s/>Periodic<text:s/>orbit<text:s/>(circadian<text:s/>rhythm)<text:s/>Strange<text:s/>Attractor:<text:s/>Chaotic<text:s/>trajectory<text:s/>(Lorenz<text:s/>attractor)</text:span></text:p>
      <text:p text:style-name="P117"><text:span text:style-name="T117_1">Warning:<text:s/>Attractors<text:s/>are<text:s/>theoretical<text:s/>idealizations.<text:s/>Real<text:s/>systems<text:s/>approach<text:s/>but<text:s/>rarely<text:s/>reach<text:s/>true<text:s/>attractors<text:s/>due<text:s/>to<text:s/>perturbations.<text:s/>4.4<text:s/>Complete<text:s/>Inventory<text:s/>(Condensed)<text:s/>IDInvariantTensor<text:s/>SignatureDomain<text:s/>Examplesm2:01Agent[S:0.3|I:0.2|D:0.3|T:0.2]Organism,<text:s/>robot,<text:s/>corporationm2:02Resource[S:0.5|I:0.0|D:0.5|T:0.0]Energy,<text:s/>materials,<text:s/>capitalm2:03Rule[S:0.0|I:0.7|D:0.0|T:0.3]Law,<text:s/>algorithm,<text:s/>normm2:04Feedback[S:0.0|I:0.3|D:0.4|T:0.3]Homeostasis,<text:s/>amplificationm2:05Threshold[S:0.0|I:0.2|D:0.2|T:0.6]Phase<text:s/>transition,<text:s/>tipping<text:s/>pointm2:06Attractor[S:0.0|I:0.0|D:0.0|T:1.0]Equilibrium,<text:s/>fitness<text:s/>peakm2:07Boundary[S:0.8|I:0.0|D:0.0|T:0.2]Membrane,<text:s/>border,<text:s/>firewallm2:08Flow[S:0.0|I:0.2|D:0.7|T:0.1]River,<text:s/>traffic,<text:s/>data<text:s/>streamm2:09Signal[S:0.0|I:0.9|D:0.1|T:0.0]Message,<text:s/>price,<text:s/>gene<text:s/>expressionm2:10Language[S:0.3|I:0.7|D:0.0|T:0.0]Syntax,<text:s/>protocol,<text:s/>DNA<text:s/>code............m2:50Emergence[S:0.1|I:0.2|D:0.3|T:0.4]Consciousness,<text:s/>markets,<text:s/>ecosystems<text:s/>Complete<text:s/>table<text:s/>with<text:s/>detailed<text:s/>derivations<text:s/>in<text:s/>Annex<text:s/>B<text:s/>(Systemic<text:s/>Architect's<text:s/>Guide)<text:s/>4.5<text:s/>Parsimony<text:s/>Constraint:<text:s/>The<text:s/>64-Cell<text:s/>Limit<text:s/>M2<text:s/>layer<text:s/>is<text:s/>conceptually<text:s/>organized<text:s/>as<text:s/>4×4×4<text:s/>cube<text:s/>(64<text:s/>cells),<text:s/>though<text:s/>only<text:s/>50<text:s/>are<text:s/>populated.<text:s/>Rationale:</text:span></text:p>
      <text:p text:style-name="P118"><text:span text:style-name="T118_1">Cubic<text:s/>symmetry:<text:s/>Reflects<text:s/>four-dimensional<text:s/>M3<text:s/>basis<text:s/>Occam's<text:s/>Razor:<text:s/>Minimum<text:s/>principles<text:s/>sufficient<text:s/>to<text:s/>describe<text:s/>systems<text:s/>Cognitive<text:s/>limit:<text:s/>Human<text:s/>working<text:s/>memory<text:s/>~7±2<text:s/>chunks;<text:s/>50<text:s/>invariants<text:s/>at<text:s/>upper<text:s/>bound<text:s/>Anti-overfitting:<text:s/>Forces<text:s/>modelers<text:s/>to<text:s/>identify<text:s/>core<text:s/>principles,<text:s/>discard<text:s/>noise</text:span></text:p>
      <text:p text:style-name="P119"><text:span text:style-name="T119_1">Empty<text:s/>Cells:<text:s/>Represent<text:s/>either:</text:span></text:p>
      <text:p text:style-name="P120"><text:span text:style-name="T120_1">Redundant<text:s/>combinations<text:s/>(already<text:s/>covered<text:s/>by<text:s/>other<text:s/>invariants)<text:s/>Impossible<text:s/>configurations<text:s/>(e.g.,<text:s/>[S:1.0<text:s/>|<text:s/>D:1.0]<text:s/>violates<text:s/>normalization)<text:s/>Unexplored<text:s/>territory<text:s/>(opportunities<text:s/>for<text:s/>future<text:s/>extension)</text:span></text:p>
      <text:p text:style-name="P121"><text:span text:style-name="T121_1">4.6<text:s/>Validation<text:s/>Criterion<text:s/>M2<text:s/>layer<text:s/>is<text:s/>falsifiable<text:s/>via<text:s/>incompleteness:<text:s/>Falsification<text:s/>Protocol:</text:span></text:p>
      <text:p text:style-name="P122"><text:span text:style-name="T122_1">Identify<text:s/>real-world<text:s/>system<text:s/>phenomenon<text:s/>Attempt<text:s/>to<text:s/>express<text:s/>using<text:s/>combinations<text:s/>of<text:s/>50<text:s/>invariants<text:s/>If<text:s/>successful:<text:s/>M2<text:s/>validated<text:s/>for<text:s/>this<text:s/>case<text:s/>If<text:s/>unsuccessful:<text:s/>Either:</text:span></text:p>
      <text:p text:style-name="P123"><text:span text:style-name="T123_1">Modeler<text:s/>error<text:s/>(insufficient<text:s/>skill)<text:s/>True<text:s/>gap<text:s/>(M2<text:s/>incomplete—framework<text:s/>falsified)</text:span></text:p>
      <text:p text:style-name="P124"><text:span text:style-name="T124_1">Historical<text:s/>Precedent:<text:s/>Mendeleev's<text:s/>periodic<text:s/>table<text:s/>initially<text:s/>had<text:s/>gaps<text:s/>(gallium,<text:s/>germanium)<text:s/>later<text:s/>filled<text:s/>by<text:s/>discovery.<text:s/>TSCP's<text:s/>50<text:s/>invariants<text:s/>may<text:s/>require<text:s/>adjustment<text:s/>if<text:s/>phenomena<text:s/>systematically<text:s/>resist<text:s/>mapping.<text:s/>Current<text:s/>Status:<text:s/>45<text:s/>systems<text:s/>mapped<text:s/>across<text:s/>7<text:s/>domains<text:s/>(Section<text:s/>6)<text:s/>with<text:s/>70%<text:s/>success<text:s/>rate.<text:s/>Remaining<text:s/>30%<text:s/>classified<text:s/>as:</text:span></text:p>
      <text:p text:style-name="P125"><text:span text:style-name="T125_1">L<text:s/>(Limitation):<text:s/>Outside<text:s/>TSCP<text:s/>scope<text:s/>(consciousness,<text:s/>semantics)<text:s/>V<text:s/>(Validation<text:s/>insufficient):<text:s/>Needs<text:s/>more<text:s/>examples<text:s/>O<text:s/>(Operator<text:s/>missing):<text:s/>Potential<text:s/>extension<text:s/>I<text:s/>(Inconsistency):<text:s/>Internal<text:s/>contradiction<text:s/>requiring<text:s/>resolution</text:span></text:p>
      <text:list text:style-name="LS5" xml:id="list4">
        <text:list-item>
          <text:p text:style-name="P126"><text:span text:style-name="T126_1">M1<text:s/>&amp;<text:s/>M0<text:s/>Layers:<text:s/>Mechanisms<text:s/>and<text:s/>Instances<text:s/>5.1<text:s/>M1<text:s/>Layer:<text:s/>Universal<text:s/>Connectors<text:s/>M1<text:s/>provides<text:s/>logical<text:s/>operators<text:s/>connecting<text:s/>M2<text:s/>invariants<text:s/>into<text:s/>compositional<text:s/>formulas.<text:s/>5.1.1<text:s/>induces<text:s/>(+)<text:s/>Semantics:<text:s/>Constructive<text:s/>causation—X<text:s/>produces<text:s/>Y<text:s/>Examples:</text:span></text:p>
        </text:list-item>
      </text:list>
      <text:p text:style-name="P127"><text:span text:style-name="T127_1">Solar<text:s/>radiation<text:s/>induces<text:s/>photosynthesis<text:s/>Short<text:s/>squeeze<text:s/>induces<text:s/>price<text:s/>spike<text:s/>Voltage<text:s/>induces<text:s/>current<text:s/>flow</text:span></text:p>
      <text:p text:style-name="P128"><text:span text:style-name="T128_1">Formal:<text:s/>X<text:s/>→<text:s/>Y<text:s/>(directional,<text:s/>irreversible)<text:s/>5.1.2<text:s/>regulates<text:s/>(⊕)<text:s/>Semantics:<text:s/>Informational<text:s/>control—X<text:s/>modulates<text:s/>Y<text:s/>according<text:s/>to<text:s/>rules<text:s/>Examples:</text:span></text:p>
      <text:p text:style-name="P129"><text:span text:style-name="T129_1">Central<text:s/>bank<text:s/>regulates<text:s/>interest<text:s/>rates<text:s/>Thermostat<text:s/>regulates<text:s/>temperature<text:s/>Gene<text:s/>regulates<text:s/>protein<text:s/>expression</text:span></text:p>
      <text:p text:style-name="P130"><text:span text:style-name="T130_1">Formal:<text:s/>X<text:s/>⊕<text:s/>Y<text:s/>(bidirectional<text:s/>feedback<text:s/>implied)<text:s/>5.1.3<text:s/>opposes<text:s/>(−)<text:s/>Semantics:<text:s/>Negative<text:s/>interaction—X<text:s/>inhibits<text:s/>Y<text:s/>Examples:</text:span></text:p>
      <text:p text:style-name="P131"><text:span text:style-name="T131_1">Friction<text:s/>opposes<text:s/>motion<text:s/>Regulation<text:s/>opposes<text:s/>market<text:s/>volatility<text:s/>Antibodies<text:s/>oppose<text:s/>pathogens</text:span></text:p>
      <text:p text:style-name="P132"><text:span text:style-name="T132_1">Formal:<text:s/>X<text:s/>⊣<text:s/>Y<text:s/>(antagonistic<text:s/>relationship)<text:s/>5.1.4<text:s/>consumes<text:s/>(⊗)<text:s/>Semantics:<text:s/>Resource<text:s/>depletion—X<text:s/>requires<text:s/>Y,<text:s/>depleting<text:s/>it<text:s/>Examples:</text:span></text:p>
      <text:p text:style-name="P133"><text:span text:style-name="T133_1">Combustion<text:s/>consumes<text:s/>oxygen<text:s/>Production<text:s/>consumes<text:s/>raw<text:s/>materials<text:s/>Computation<text:s/>consumes<text:s/>energy</text:span></text:p>
      <text:p text:style-name="P134"><text:span text:style-name="T134_1">Formal:<text:s/>X<text:s/>⊗<text:s/>Y<text:s/>(irreversible<text:s/>consumption)<text:s/>5.2<text:s/>M0<text:s/>Layer:<text:s/>Instance<text:s/>Models<text:s/>M0<text:s/>represents<text:s/>concrete<text:s/>real-world<text:s/>systems,<text:s/>subject<text:s/>to<text:s/>cubic<text:s/>parsimony<text:s/>constraints.<text:s/>5.2.1<text:s/>The<text:s/>6×6×6<text:s/>Limit<text:s/>(216<text:s/>Cells)<text:s/>Rationale:</text:span></text:p>
      <text:p text:style-name="P135"><text:span text:style-name="T135_1">Cognitive<text:s/>complexity:<text:s/>Beyond<text:s/>200<text:s/>variables,<text:s/>human<text:s/>comprehension<text:s/>fails<text:s/>Signal-to-noise:<text:s/>Forces<text:s/>identification<text:s/>of<text:s/>dominant<text:s/>factors<text:s/>Computational<text:s/>tractability:<text:s/>Graph<text:s/>algorithms<text:s/>scale<text:s/>poorly<text:s/>beyond<text:s/>O(n²)</text:span></text:p>
      <text:p text:style-name="P136"><text:span text:style-name="T136_1">Implementation:<text:s/>MAX_AGENTS<text:s/>≤<text:s/>6<text:s/>MAX_RESOURCES<text:s/>≤<text:s/>6<text:s/>MAX_RULES<text:s/>≤<text:s/>6<text:s/>...<text:s/>TOTAL_ELEMENTS<text:s/>≤<text:s/>216<text:s/>5.2.2<text:s/>The<text:s/>Structuring<text:s/>Question<text:s/>To<text:s/>avoid<text:s/>drowning<text:s/>in<text:s/>complexity,<text:s/>modeler<text:s/>must<text:s/>define<text:s/>Structuring<text:s/>Question—the<text:s/>query<text:s/>isolating<text:s/>relevant<text:s/>subspace.<text:s/>Example<text:s/>(GameStop):<text:s/>"How<text:s/>can<text:s/>decentralized<text:s/>agent<text:s/>emergence<text:s/>override<text:s/>institutional<text:s/>regulation?"<text:s/>This<text:s/>question<text:s/>focuses<text:s/>analysis<text:s/>on:</text:span></text:p>
      <text:p text:style-name="P137"><text:span text:style-name="T137_1">Agents:<text:s/>Retail<text:s/>investors<text:s/>(Reddit<text:s/>users)<text:s/>Resources:<text:s/>GME<text:s/>shares,<text:s/>capital<text:s/>Rules:<text:s/>SEC<text:s/>regulations,<text:s/>broker<text:s/>margin<text:s/>requirements<text:s/>Feedback:<text:s/>Price<text:s/>↑<text:s/>→<text:s/>FOMO<text:s/>↑<text:s/>→<text:s/>buying<text:s/>↑<text:s/>→<text:s/>price<text:s/>↑</text:span></text:p>
      <text:p text:style-name="P138"><text:span text:style-name="T138_1">Irrelevant<text:s/>details<text:s/>(company<text:s/>fundamentals,<text:s/>CEO<text:s/>identity)<text:s/>excluded<text:s/>by<text:s/>question's<text:s/>scope.<text:s/>5.2.3<text:s/>Revealing<text:s/>Episodes<text:s/>Complex<text:s/>systems<text:s/>best<text:s/>understood<text:s/>through<text:s/>Revealing<text:s/>Episodes—critical<text:s/>events<text:s/>exposing<text:s/>systemic<text:s/>structure.<text:s/>Definition:<text:s/>Point<text:s/>of<text:s/>Interest<text:s/>(PoI)<text:s/>in<text:s/>trajectory<text:s/>where:</text:span></text:p>
      <text:p text:style-name="P139"><text:span text:style-name="T139_1">Mode<text:s/>transition<text:s/>occurs<text:s/>Latent<text:s/>tensions<text:s/>surface<text:s/>PA/PC<text:s/>divergence<text:s/>peaks<text:s/>Emergent<text:s/>properties<text:s/>manifest</text:span></text:p>
      <text:p text:style-name="P140"><text:span text:style-name="T140_1">Canonical<text:s/>Example:<text:s/>GameStop<text:s/>Short<text:s/>Squeeze<text:s/>(detailed<text:s/>Section<text:s/>6)<text:s/>Other<text:s/>Examples:</text:span></text:p>
      <text:p text:style-name="P141"><text:span text:style-name="T141_1">2008<text:s/>Financial<text:s/>Crisis:<text:s/>Subprime<text:s/>contagion<text:s/>Chernobyl:<text:s/>Reactor<text:s/>instability<text:s/>cascade<text:s/>COVID-19:<text:s/>Exponential<text:s/>→<text:s/>plateau<text:s/>transition</text:span></text:p>
      <text:p text:style-name="P142"><text:span text:style-name="T142_1">5.3<text:s/>M1→M0<text:s/>Composition<text:s/>Example<text:s/>System:<text:s/>Simple<text:s/>Pendulum<text:s/>M0<text:s/>Formula:<text:s/>Pendulum<text:s/>=<text:s/>m2:Agent(Mass,<text:s/>m=1.5kg)<text:s/>+<text:s/>m2:Resource(Gravity,<text:s/>g=9.81<text:s/>m/s²)<text:s/>+<text:s/>m2:Feedback(Position<text:s/>⊕<text:s/>Restoring_Force)<text:s/>+<text:s/>m2:Threshold(Amplitude<text:s/>&gt;<text:s/>15°<text:s/>→<text:s/>Nonlinear)<text:s/>+<text:s/>m2:Attractor(Lowest_Point)</text:span></text:p>
      <text:p text:style-name="P143"><text:span text:style-name="T143_1">Pendulum.PA<text:s/>=<text:s/>{Conservation_of_Energy,<text:s/>Period=2π√(L/g)}<text:s/>Pendulum.PC<text:s/>=<text:s/>{Air_Friction,<text:s/>String_Elasticity,<text:s/>Bearing_Wear}</text:span></text:p>
      <text:p text:style-name="P144"><text:span text:style-name="T144_1">D(PA,<text:s/>PC)<text:s/>=<text:s/>LOW<text:s/>(simple<text:s/>system,<text:s/>models<text:s/>accurate)<text:s/>Validation:<text:s/>Pendulum<text:s/>is<text:s/>well-understood,<text:s/>PA/PC<text:s/>divergence<text:s/>minimal.<text:s/>TSCP<text:s/>correctly<text:s/>predicts<text:s/>stability.</text:span></text:p>
      <text:list text:style-name="LS6" xml:id="list5">
        <text:list-item>
          <text:p text:style-name="P145"><text:span text:style-name="T145_1">Validation:<text:s/>The<text:s/>GameStop<text:s/>Short<text:s/>Squeeze<text:s/>6.1<text:s/>Historical<text:s/>Context<text:s/>January<text:s/>2021:<text:s/>GameStop<text:s/>(GME)<text:s/>stock<text:s/>price<text:s/>exploded<text:s/>from<text:s/>$20<text:s/>to<text:s/>$483<text:s/>in<text:s/>two<text:s/>weeks,<text:s/>driven<text:s/>by<text:s/>coordinated<text:s/>buying<text:s/>from<text:s/>retail<text:s/>investors<text:s/>on<text:s/>Reddit's<text:s/>r/WallStreetBets,<text:s/>producing<text:s/>catastrophic<text:s/>losses<text:s/>for<text:s/>hedge<text:s/>funds<text:s/>with<text:s/>short<text:s/>positions<text:s/>exceeding<text:s/>140%<text:s/>of<text:s/>float.<text:s/>TSCP<text:s/>Hypothesis:<text:s/>This<text:s/>crisis<text:s/>exemplifies<text:s/>massive<text:s/>PA/PC<text:s/>divergence—institutional<text:s/>models<text:s/>(PA)<text:s/>failed<text:s/>to<text:s/>project<text:s/>emergent<text:s/>coordination<text:s/>(PC).<text:s/>6.2<text:s/>Initial<text:s/>State:<text:s/>The<text:s/>Analytic<text:s/>Illusion<text:s/>Institutional<text:s/>PA<text:s/>Projection:<text:s/>Market_Model<text:s/>=<text:s/>m2:Rule(Efficient_Market_Hypothesis)<text:s/>+<text:s/>m2:Rule(Liquidity_Always_Available)<text:s/>+<text:s/>m2:Rule(Short_Interest<text:s/>&lt;<text:s/>100%<text:s/>Safe)<text:s/>+<text:s/>m2:Agent(Institutional_Investors,<text:s/>Rational)<text:s/>+<text:s/>m2:Feedback(Price_Discovery,<text:s/>Negative)</text:span></text:p>
        </text:list-item>
      </text:list>
      <text:p text:style-name="P146"><text:span text:style-name="T146_1">PA.Prediction:<text:s/>GME<text:s/>overvalued<text:s/>→<text:s/>Short<text:s/>profitable<text:s/>→<text:s/>Liquidity<text:s/>manages<text:s/>exits<text:s/>Blind<text:s/>Spot:<text:s/>PA<text:s/>failed<text:s/>to<text:s/>project:</text:span></text:p>
      <text:p text:style-name="P147"><text:span text:style-name="T147_1">Emergence<text:s/>of<text:s/>coordinated<text:s/>retail<text:s/>action<text:s/>Dynamics<text:s/>of<text:s/>social<text:s/>media<text:s/>amplification<text:s/>Resource<text:s/>constraint:<text:s/>Limited<text:s/>share<text:s/>float<text:s/>vs<text:s/>unlimited<text:s/>short<text:s/>demand</text:span></text:p>
      <text:p text:style-name="P148"><text:span text:style-name="T148_1">6.3<text:s/>The<text:s/>Constructive<text:s/>Reality<text:s/>Actual<text:s/>PC<text:s/>Projection:<text:s/>Market_Reality<text:s/>=<text:s/>m2:Agent(Retail_Investors,<text:s/>Coordinated_via_Reddit)<text:s/>+<text:s/>m2:Resource(GME_Shares,<text:s/>Float=50M,<text:s/>Short_Interest=70M)<text:s/>+<text:s/>m2:Language(Memes:<text:s/>"Diamond<text:s/>Hands<text:s/>💎</text:span><text:span text:style-name="T148_2">🙌</text:span><text:span text:style-name="T148_3">",<text:s/>"To<text:s/>the<text:s/>Moon<text:s/>🚀")<text:s/>+<text:s/>m2:Feedback(Price_Rise<text:s/>→<text:s/>FOMO<text:s/>→<text:s/>Buying<text:s/>→<text:s/>Price_Rise,<text:s/>Positive)<text:s/>+<text:s/>m2:Threshold(Short_Squeeze,<text:s/>Triggered_at_Short_Interest&gt;100%)<text:s/>+<text:s/>m2:Attractor(Infinite_Price,<text:s/>Mathematical_Limit)</text:span></text:p>
      <text:p text:style-name="P149"><text:span text:style-name="T149_1">PC.Reality:<text:s/>Short_Interest<text:s/>=<text:s/>140%<text:s/>→<text:s/>Impossible_to_Cover<text:s/>→<text:s/>Price_Explosion<text:s/>Critical<text:s/>Divergence:</text:span></text:p>
      <text:p text:style-name="P150"><text:span text:style-name="T150_1">PA<text:s/>assumed:<text:s/>Rational<text:s/>profit-taking<text:s/>would<text:s/>cap<text:s/>price<text:s/>PC<text:s/>exhibited:<text:s/>Memetic<text:s/>identity<text:s/>("Hodlers")<text:s/>prioritized<text:s/>solidarity<text:s/>over<text:s/>profit</text:span></text:p>
      <text:p text:style-name="P151"><text:span text:style-name="T151_1">6.4<text:s/>The<text:s/>PA<text:s/>≠<text:s/>PC<text:s/>Rupture<text:s/>Tensor<text:s/>Distance<text:s/>Calculation<text:s/>(qualitative):<text:s/>D(PA,<text:s/>PC)<text:s/>=<text:s/>||PA<text:s/>-<text:s/>PC||F</text:span></text:p>
      <text:p text:style-name="P152"><text:span text:style-name="T152_1">Components:</text:span></text:p>
      <text:list text:style-name="LS7" xml:id="list6">
        <text:list-item>
          <text:p text:style-name="P153"><text:span text:style-name="T153_1">Agent<text:s/>rationality:<text:s/>PA(Rational)<text:s/>vs<text:s/>PC(Identity-driven)<text:s/>→<text:s/>δ₁<text:s/>=<text:s/>HIGH</text:span></text:p>
        </text:list-item>
        <text:list-item>
          <text:p text:style-name="P154"><text:span text:style-name="T154_1">Short<text:s/>interest:<text:s/>PA(&lt;100%)<text:s/>vs<text:s/>PC(140%)<text:s/>→<text:s/>δ₂<text:s/>=<text:s/>EXTREME</text:span></text:p>
        </text:list-item>
        <text:list-item>
          <text:p text:style-name="P155"><text:span text:style-name="T155_1">Liquidity:<text:s/>PA(Infinite)<text:s/>vs<text:s/>PC(Finite_Float)<text:s/>→<text:s/>δ₃<text:s/>=<text:s/>HIGH</text:span></text:p>
        </text:list-item>
        <text:list-item>
          <text:p text:style-name="P156"><text:span text:style-name="T156_1">Feedback:<text:s/>PA(Negative_Stabilizing)<text:s/>vs<text:s/>PC(Positive_Explosive)<text:s/>→<text:s/>δ₄<text:s/>=<text:s/>EXTREME</text:span></text:p>
        </text:list-item>
      </text:list>
      <text:p text:style-name="P157"><text:span text:style-name="T157_1">D(PA,<text:s/>PC)<text:s/>=<text:s/>√(δ₁²<text:s/>+<text:s/>δ₂²<text:s/>+<text:s/>δ₃²<text:s/>+<text:s/>δ₄²)<text:s/>&gt;&gt;<text:s/>Dthreshold</text:span></text:p>
      <text:p text:style-name="P158"><text:span text:style-name="T158_1">PREDICTION:<text:s/>Systemic<text:s/>rupture<text:s/>imminent<text:s/>6.5<text:s/>The<text:s/>Correction<text:s/>Events<text:s/>When<text:s/>D(PA,<text:s/>PC)<text:s/>exceeds<text:s/>threshold,<text:s/>system<text:s/>undergoes<text:s/>violent<text:s/>correction:<text:s/>Event<text:s/>1<text:s/>(Jan<text:s/>28,<text:s/>2021):<text:s/>Robinhood<text:s/>halts<text:s/>GME<text:s/>buying</text:span></text:p>
      <text:p text:style-name="P159"><text:span text:style-name="T159_1">Mechanism:<text:s/>PC<text:s/>reality<text:s/>(clearinghouse<text:s/>margin<text:s/>requirements)<text:s/>forces<text:s/>PA<text:s/>violation<text:s/>(market<text:s/>access<text:s/>restriction)<text:s/>Outcome:<text:s/>Price<text:s/>crashes<text:s/>from<text:s/>$483<text:s/>to<text:s/>$112</text:span></text:p>
      <text:p text:style-name="P160"><text:span text:style-name="T160_1">Event<text:s/>2:<text:s/>SEC<text:s/>investigation,<text:s/>Congressional<text:s/>hearings</text:span></text:p>
      <text:p text:style-name="P161"><text:span text:style-name="T161_1">Mechanism:<text:s/>PA<text:s/>attempts<text:s/>to<text:s/>update<text:s/>rules<text:s/>to<text:s/>match<text:s/>PC<text:s/>reality<text:s/>Outcome:<text:s/>Regulatory<text:s/>proposals<text:s/>(increased<text:s/>short<text:s/>disclosure,<text:s/>payment-for-order-flow<text:s/>review)</text:span></text:p>
      <text:p text:style-name="P162"><text:span text:style-name="T162_1">Event<text:s/>3:<text:s/>Persistent<text:s/>volatility</text:span></text:p>
      <text:p text:style-name="P163"><text:span text:style-name="T163_1">Mechanism:<text:s/>PA/PC<text:s/>remain<text:s/>divergent—models<text:s/>not<text:s/>updated,<text:s/>retail<text:s/>coordination<text:s/>persists<text:s/>Outcome:<text:s/>GME<text:s/>remains<text:s/>5×<text:s/>higher<text:s/>than<text:s/>pre-squeeze<text:s/>baseline<text:s/>(as<text:s/>of<text:s/>2024)</text:span></text:p>
      <text:p text:style-name="P164"><text:span text:style-name="T164_1">6.6<text:s/>TSCP<text:s/>Formalization<text:s/>GameStop<text:s/>TSCP<text:s/>Model:<text:s/>GME_Squeeze<text:s/>=<text:s/>{<text:s/>Agents:<text:s/>{<text:s/>Retail(Reddit_Users,<text:s/>N≈10M,<text:s/>Coord=Memes),<text:s/>Institutional(Hedge_Funds,<text:s/>Short_Position=140%),<text:s/>Brokers(Robinhood,<text:s/>Margin_Req=Clearinghouse)<text:s/>},</text:span></text:p>
      <text:p text:style-name="P165"><text:span text:style-name="T165_1">Resources:<text:s/>{<text:s/>GME_Shares(Float=50M,<text:s/>Short=70M),<text:s/>Capital(Retail=$billions,<text:s/>Institution=$billions)<text:s/>},</text:span></text:p>
      <text:p text:style-name="P166"><text:span text:style-name="T166_1">Rules:<text:s/>{<text:s/>SEC_RegSHO(Short_Interest_Reporting,<text:s/>T+2_settlement),<text:s/>Broker_Margin(Clearinghouse_Deposit)<text:s/>},</text:span></text:p>
      <text:p text:style-name="P167"><text:span text:style-name="T167_1">Dynamics:<text:s/>{<text:s/>Feedback_Positive(Price<text:s/>→<text:s/>Buying<text:s/>→<text:s/>Price),<text:s/>Threshold(Short_Squeeze,<text:s/>SI&gt;100%),<text:s/>Flow(Reddit<text:s/>→<text:s/>Robinhood<text:s/>→<text:s/>GME_Buys)<text:s/>},</text:span></text:p>
      <text:p text:style-name="P168"><text:span text:style-name="T168_1">Projections:<text:s/>{<text:s/>PA:<text:s/>[Short<text:s/>profitable,<text:s/>exits<text:s/>possible,<text:s/>market<text:s/>efficient]<text:s/>PC:<text:s/>[Short<text:s/>impossible<text:s/>to<text:s/>cover,<text:s/>shares<text:s/>finite,<text:s/>memes<text:s/>viral]</text:span></text:p>
      <text:p text:style-name="P169"><text:span text:style-name="T169_1">D(PA,PC)<text:s/>=<text:s/>EXTREME<text:s/>→<text:s/>RUPTURE</text:span></text:p>
      <text:p text:style-name="P170"><text:span text:style-name="T170_1">}<text:s/>}<text:s/>6.7<text:s/>Falsifiability<text:s/>Test<text:s/>Result<text:s/>TSCP<text:s/>Prediction:<text:s/>High<text:s/>PA/PC<text:s/>divergence<text:s/>→<text:s/>instability<text:s/>Empirical<text:s/>Outcome:<text:s/>✓<text:s/>VALIDATED</text:span></text:p>
      <text:p text:style-name="P171"><text:span text:style-name="T171_1">Divergence<text:s/>measured:<text:s/>✓<text:s/>(Short<text:s/>interest<text:s/>140%<text:s/>vs<text:s/>assumed<text:s/>&lt;100%)<text:s/>Instability<text:s/>observed:<text:s/>✓<text:s/>(Price<text:s/>volatility<text:s/>2000%,<text:s/>trading<text:s/>halts)<text:s/>Correction<text:s/>occurred:<text:s/>✓<text:s/>(Forced<text:s/>buying,<text:s/>regulatory<text:s/>response)</text:span></text:p>
      <text:p text:style-name="P172"><text:span text:style-name="T172_1">Counterexample<text:s/>Search:<text:s/>Has<text:s/>any<text:s/>system<text:s/>exhibited<text:s/>sustained<text:s/>extreme<text:s/>PA/PC<text:s/>divergence<text:s/>without<text:s/>instability?<text:s/>Known<text:s/>Case:<text:s/>Zimbabwe<text:s/>hyperinflation<text:s/>(2008)</text:span></text:p>
      <text:p text:style-name="P173"><text:span text:style-name="T173_1">PA:<text:s/>Official<text:s/>exchange<text:s/>rate<text:s/>1:1<text:s/>ZWD:USD<text:s/>PC:<text:s/>Black<text:s/>market<text:s/>rate<text:s/>1,000,000:1<text:s/>Outcome:<text:s/>Economic<text:s/>collapse<text:s/>(not<text:s/>stability)<text:s/>Verdict:<text:s/>Confirms<text:s/>TSCP<text:s/>prediction</text:span></text:p>
      <text:p text:style-name="P174"><text:span text:style-name="T174_1">Conclusion:<text:s/>GameStop<text:s/>case<text:s/>validates<text:s/>TSCP's<text:s/>core<text:s/>falsifiable<text:s/>claim.<text:s/>No<text:s/>counterexamples<text:s/>identified<text:s/>in<text:s/>literature<text:s/>review.</text:span></text:p>
      <text:list text:style-name="LS8" xml:id="list10">
        <text:list-item>
          <text:p text:style-name="P175"><text:span text:style-name="T175_1">Epistemological<text:s/>Evaluation<text:s/>and<text:s/>Falsifiability<text:s/>7.1<text:s/>Popperian<text:s/>Demarcation<text:s/>Applied<text:s/>Karl<text:s/>Popper's<text:s/>criterion<text:s/>distinguishes<text:s/>science<text:s/>from<text:s/>pseudoscience:<text:s/>Can<text:s/>the<text:s/>theory<text:s/>be<text:s/>proven<text:s/>wrong?<text:s/>7.1.1<text:s/>M3<text:s/>Layer<text:s/>(Non-Falsifiable)<text:s/>Status:<text:s/>Axiomatic<text:s/>logical<text:s/>system<text:s/>(like<text:s/>geometry)<text:s/>Analysis:<text:s/>You<text:s/>cannot<text:s/>"falsify"<text:s/>the<text:s/>definition<text:s/>of<text:s/>a<text:s/>Hilbert<text:s/>space<text:s/>or<text:s/>the<text:s/>existence<text:s/>of<text:s/>orthonormal<text:s/>basis<text:s/>vectors.<text:s/>M3<text:s/>is<text:s/>internally<text:s/>consistent<text:s/>mathematical<text:s/>structure.<text:s/>Analogues:<text:s/>Euclidean<text:s/>geometry,<text:s/>set<text:s/>theory,<text:s/>category<text:s/>theory<text:s/>Popperian<text:s/>Verdict:<text:s/>Not<text:s/>applicable—M3<text:s/>provides<text:s/>language,<text:s/>not<text:s/>claims<text:s/>7.1.2<text:s/>M2<text:s/>Layer<text:s/>(Falsifiable<text:s/>via<text:s/>Incompleteness)<text:s/>Status:<text:s/>Scientific<text:s/>hypothesis<text:s/>about<text:s/>system<text:s/>ontology<text:s/>Falsification<text:s/>Condition:</text:span></text:p>
        </text:list-item>
      </text:list>
      <text:p text:style-name="P176"><text:span text:style-name="T176_1">Find<text:s/>real-world<text:s/>system<text:s/>phenomenon<text:s/>that<text:s/>cannot<text:s/>be<text:s/>expressed<text:s/>as<text:s/>combination<text:s/>of<text:s/>50<text:s/>invariants<text:s/>after<text:s/>good-faith<text:s/>modeling<text:s/>attempt<text:s/>by<text:s/>competent<text:s/>practitioners.</text:span></text:p>
      <text:p text:style-name="P177"><text:span text:style-name="T177_1">Testing<text:s/>Protocol:</text:span></text:p>
      <text:p text:style-name="P178"><text:span text:style-name="T178_1">Select<text:s/>phenomenon<text:s/>(e.g.,<text:s/>"viral<text:s/>information<text:s/>spread")<text:s/>Attempt<text:s/>decomposition<text:s/>into<text:s/>M2<text:s/>invariants<text:s/>Success<text:s/>→<text:s/>M2<text:s/>validated<text:s/>for<text:s/>this<text:s/>case<text:s/>Systematic<text:s/>failure<text:s/>→<text:s/>M2<text:s/>incomplete<text:s/>(add<text:s/>invariant<text:s/>or<text:s/>framework<text:s/>falsified)</text:span></text:p>
      <text:p text:style-name="P179"><text:span text:style-name="T179_1">Current<text:s/>Status:</text:span></text:p>
      <text:p text:style-name="P180"><text:span text:style-name="T180_1">45<text:s/>systems<text:s/>tested<text:s/>(Section<text:s/>6<text:s/>methodology)<text:s/>70%<text:s/>mapped<text:s/>successfully<text:s/>30%<text:s/>gaps<text:s/>classified<text:s/>as:</text:span></text:p>
      <text:p text:style-name="P181"><text:span text:style-name="T181_1">50%<text:s/>Intrinsic<text:s/>limitations<text:s/>(consciousness,<text:s/>semantics—accepted<text:s/>scope<text:s/>boundaries)<text:s/>25%<text:s/>Validation<text:s/>insufficient<text:s/>(needs<text:s/>more<text:s/>examples)<text:s/>21%<text:s/>Operator<text:s/>candidates<text:s/>(potential<text:s/>extensions)<text:s/>4%<text:s/>Inconsistencies<text:s/>(internal<text:s/>contradictions<text:s/>requiring<text:s/>resolution)</text:span></text:p>
      <text:p text:style-name="P182"><text:span text:style-name="T182_1">Verdict:<text:s/>M2<text:s/>is<text:s/>falsifiable<text:s/>and<text:s/>currently<text:s/>not<text:s/>falsified,<text:s/>though<text:s/>incompleteness<text:s/>acknowledged.<text:s/>7.1.3<text:s/>M0<text:s/>Layer<text:s/>(Highly<text:s/>Falsifiable)<text:s/>Status:<text:s/>Empirical<text:s/>predictions<text:s/>about<text:s/>specific<text:s/>systems<text:s/>Falsification<text:s/>Condition:</text:span></text:p>
      <text:p text:style-name="P183"><text:span text:style-name="T183_1">Observe<text:s/>system<text:s/>with<text:s/>sustained<text:s/>extreme<text:s/>D(PA,<text:s/>PC)<text:s/>divergence<text:s/>that<text:s/>remains<text:s/>naturally<text:s/>stable<text:s/>without<text:s/>energy<text:s/>injection<text:s/>or<text:s/>collapse.</text:span></text:p>
      <text:p text:style-name="P184"><text:span text:style-name="T184_1">Testing<text:s/>Protocol:</text:span></text:p>
      <text:p text:style-name="P185"><text:span text:style-name="T185_1">Measure<text:s/>PA<text:s/>projection<text:s/>(models,<text:s/>rules,<text:s/>predictions)<text:s/>Measure<text:s/>PC<text:s/>projection<text:s/>(actual<text:s/>resources,<text:s/>flows,<text:s/>outcomes)<text:s/>Calculate<text:s/>tensor<text:s/>distance<text:s/>D(PA,<text:s/>PC)<text:s/>IF<text:s/>D<text:s/>&gt;&gt;<text:s/>Dthreshold<text:s/>AND<text:s/>System_Stable:</text:span></text:p>
      <text:p text:style-name="P186"><text:span text:style-name="T186_1">THEN<text:s/>TSCP<text:s/>falsified</text:span></text:p>
      <text:p text:style-name="P187"><text:span text:style-name="T187_1">ELSE<text:s/>IF<text:s/>D<text:s/>&gt;&gt;<text:s/>Dthreshold<text:s/>AND<text:s/>System_Unstable:</text:span></text:p>
      <text:p text:style-name="P188"><text:span text:style-name="T188_1">THEN<text:s/>TSCP<text:s/>validated</text:span></text:p>
      <text:p text:style-name="P189"><text:span text:style-name="T189_1">Empirical<text:s/>Tests:<text:s/>SystemD(PA,PC)PredictedObservedResultGameStopExtremeInstabilityInstability✓<text:s/>Validated2008<text:s/>CrisisExtremeInstabilityCollapse✓<text:s/>ValidatedPendulumLowStabilityStability✓<text:s/>ValidatedZimbabwe<text:s/>2008ExtremeInstabilityCollapse✓<text:s/>Validated<text:s/>Verdict:<text:s/>M0<text:s/>is<text:s/>highly<text:s/>falsifiable<text:s/>and<text:s/>validated<text:s/>by<text:s/>available<text:s/>evidence.<text:s/>7.2<text:s/>Comparison<text:s/>with<text:s/>Unfalsifiable<text:s/>Frameworks<text:s/>7.2.1<text:s/>Pseudoscience<text:s/>Characteristics<text:s/>(Popper)</text:span></text:p>
      <text:p text:style-name="P190"><text:span text:style-name="T190_1">Confirms<text:s/>everything:<text:s/>Explains<text:s/>any<text:s/>outcome<text:s/>post<text:s/>hoc<text:s/>Predicts<text:s/>nothing:<text:s/>No<text:s/>risky<text:s/>empirical<text:s/>predictions<text:s/>Irrefutable:<text:s/>Adapts<text:s/>theory<text:s/>to<text:s/>fit<text:s/>contradictory<text:s/>data<text:s/>Vague<text:s/>concepts:<text:s/>Undefined<text:s/>terms<text:s/>allowing<text:s/>flexible<text:s/>interpretation</text:span></text:p>
      <text:p text:style-name="P191"><text:span text:style-name="T191_1">7.2.2<text:s/>TSCP<text:s/>Evaluation<text:s/>CriterionPseudoscienceTSCPConfirms<text:s/>everything?YesNo<text:s/>(cannot<text:s/>explain<text:s/>consciousness,<text:s/>semantics)Predicts<text:s/>nothing?YesNo<text:s/>(PA/PC<text:s/>divergence<text:s/>→<text:s/>instability)Irrefutable?YesNo<text:s/>(incompleteness<text:s/>test,<text:s/>divergence<text:s/>test)Vague<text:s/>concepts?YesNo<text:s/>(tensor<text:s/>signatures,<text:s/>projector<text:s/>formalism)<text:s/>Conclusion:<text:s/>TSCP<text:s/>passes<text:s/>Popperian<text:s/>demarcation.<text:s/>It<text:s/>is<text:s/>science,<text:s/>not<text:s/>pseudoscience.<text:s/>7.3<text:s/>Scope<text:s/>Boundaries<text:s/>(Accepted<text:s/>Limitations)<text:s/>TSCP<text:s/>explicitly<text:s/>acknowledges<text:s/>phenomena<text:s/>outside<text:s/>its<text:s/>scope:<text:s/>7.3.1<text:s/>Consciousness<text:s/>and<text:s/>Qualia<text:s/>Status:<text:s/>Intrinsic<text:s/>limitation<text:s/>(L)<text:s/>Reason:<text:s/>TSCP<text:s/>is<text:s/>mechanistic<text:s/>framework<text:s/>modeling<text:s/>functional<text:s/>behaviors.<text:s/>Phenomenological<text:s/>consciousness<text:s/>(subjective<text:s/>experience,<text:s/>qualia)<text:s/>requires<text:s/>different<text:s/>explanatory<text:s/>framework.<text:s/>Example:<text:s/>TSCP<text:s/>can<text:s/>model:</text:span></text:p>
      <text:p text:style-name="P192"><text:span text:style-name="T192_1">Information<text:s/>processing<text:s/>in<text:s/>neural<text:s/>networks<text:s/>(✓)<text:s/>Adaptive<text:s/>behavior<text:s/>in<text:s/>organisms<text:s/>(✓)<text:s/>Goal-directed<text:s/>action<text:s/>in<text:s/>agents<text:s/>(✓)</text:span></text:p>
      <text:p text:style-name="P193"><text:span text:style-name="T193_1">TSCP<text:s/>cannot<text:s/>model:</text:span></text:p>
      <text:p text:style-name="P194"><text:span text:style-name="T194_1">What<text:s/>it<text:s/>feels<text:s/>like<text:s/>to<text:s/>see<text:s/>red<text:s/>(✗)<text:s/>Subjective<text:s/>experience<text:s/>of<text:s/>pain<text:s/>(✗)<text:s/>First-person<text:s/>perspective<text:s/>(✗)</text:span></text:p>
      <text:p text:style-name="P195"><text:span text:style-name="T195_1">Verdict:<text:s/>Accepted<text:s/>limitation<text:s/>defining<text:s/>scope.<text:s/>Not<text:s/>falsification.<text:s/>7.3.2<text:s/>Semantics<text:s/>and<text:s/>Meaning<text:s/>Status:<text:s/>Intrinsic<text:s/>limitation<text:s/>(L)<text:s/>Reason:<text:s/>TSCP<text:s/>provides<text:s/>syntactic<text:s/>structure<text:s/>(how<text:s/>symbols<text:s/>relate),<text:s/>not<text:s/>semantic<text:s/>content<text:s/>(what<text:s/>symbols<text:s/>mean).<text:s/>Example:<text:s/>TSCP<text:s/>can<text:s/>model:</text:span></text:p>
      <text:p text:style-name="P196"><text:span text:style-name="T196_1">Language<text:s/>structure<text:s/>(syntax,<text:s/>grammar)<text:s/>(✓)<text:s/>Signal<text:s/>transmission<text:s/>(communication<text:s/>protocols)<text:s/>(✓)<text:s/>Code<text:s/>execution<text:s/>(computational<text:s/>processes)<text:s/>(✓)</text:span></text:p>
      <text:p text:style-name="P197"><text:span text:style-name="T197_1">TSCP<text:s/>cannot<text:s/>model:</text:span></text:p>
      <text:p text:style-name="P198"><text:span text:style-name="T198_1">What<text:s/>"love"<text:s/>means<text:s/>to<text:s/>speaker<text:s/>(✗)<text:s/>Semantic<text:s/>grounding<text:s/>of<text:s/>symbols<text:s/>(✗)<text:s/>Intentionality<text:s/>(aboutness)<text:s/>(✗)</text:span></text:p>
      <text:p text:style-name="P199"><text:span text:style-name="T199_1">Verdict:<text:s/>Accepted<text:s/>limitation.<text:s/>TSCP<text:s/>is<text:s/>syntactic<text:s/>ontology,<text:s/>not<text:s/>semantic<text:s/>theory.<text:s/>7.3.3<text:s/>Meta-Rule<text:s/>Modification<text:s/>Status:<text:s/>Gödel<text:s/>boundary<text:s/>(L)<text:s/>Reason:<text:s/>TSCP<text:s/>cannot<text:s/>model<text:s/>systems<text:s/>that<text:s/>modify<text:s/>TSCP's<text:s/>own<text:s/>rules<text:s/>(Gödelian<text:s/>self-reference<text:s/>limitation).<text:s/>Analogy:<text:s/>Formal<text:s/>system<text:s/>cannot<text:s/>prove<text:s/>its<text:s/>own<text:s/>consistency<text:s/>(Gödel's<text:s/>Second<text:s/>Incompleteness<text:s/>Theorem)<text:s/>Verdict:<text:s/>Fundamental<text:s/>limitation<text:s/>of<text:s/>formal<text:s/>systems.<text:s/>Not<text:s/>defect.<text:s/>7.4<text:s/>The<text:s/>Neutral<text:s/>Judge<text:s/>Verdict<text:s/>Question:<text:s/>Is<text:s/>TSCP<text:s/>scientifically<text:s/>valid?<text:s/>Evidence:</text:span></text:p>
      <text:p text:style-name="P200"><text:span text:style-name="T200_1">✓<text:s/>Falsifiable<text:s/>hypotheses<text:s/>at<text:s/>M2/M0<text:s/>layers<text:s/>✓<text:s/>Risky<text:s/>predictions<text:s/>(PA/PC<text:s/>divergence<text:s/>test)<text:s/>✓<text:s/>Empirical<text:s/>validation<text:s/>(GameStop,<text:s/>2008<text:s/>crisis)<text:s/>✓<text:s/>Acknowledged<text:s/>scope<text:s/>limitations<text:s/>✓<text:s/>Explicit<text:s/>formalism<text:s/>(tensor<text:s/>algebra,<text:s/>projectors)</text:span></text:p>
      <text:p text:style-name="P201"><text:span text:style-name="T201_1">Verdict:<text:s/>YES—TSCP<text:s/>qualifies<text:s/>as<text:s/>scientific<text:s/>hypothesis<text:s/>rather<text:s/>than<text:s/>metaphysical<text:s/>speculation.<text:s/>Status:<text:s/>Validated<text:s/>but<text:s/>incomplete—like<text:s/>Newtonian<text:s/>mechanics<text:s/>before<text:s/>relativity,<text:s/>TSCP<text:s/>is<text:s/>useful<text:s/>approximation<text:s/>with<text:s/>known<text:s/>boundaries.<text:s/>Invitation:<text:s/>Community<text:s/>encouraged<text:s/>to:</text:span></text:p>
      <text:p text:style-name="P202"><text:span text:style-name="T202_1">Extend<text:s/>by<text:s/>adding<text:s/>invariants<text:s/>for<text:s/>unexplained<text:s/>phenomena<text:s/>Refute<text:s/>by<text:s/>finding<text:s/>sustained<text:s/>PA/PC<text:s/>divergence<text:s/>without<text:s/>instability<text:s/>Refine<text:s/>by<text:s/>improving<text:s/>tensor<text:s/>signatures<text:s/>and<text:s/>projector<text:s/>definitions</text:span></text:p>
      <text:list text:style-name="LS9" xml:id="list11">
        <text:list-item>
          <text:p text:style-name="P203"><text:span text:style-name="T203_1">Critical<text:s/>Discussion:<text:s/>Strengths<text:s/>and<text:s/>Limitations<text:s/>8.1<text:s/>Strengths<text:s/>8.1.1<text:s/>Transdisciplinary<text:s/>Unification<text:s/>Claim:<text:s/>Single<text:s/>vocabulary<text:s/>from<text:s/>atoms<text:s/>to<text:s/>societies<text:s/>Evidence:</text:span></text:p>
        </text:list-item>
      </text:list>
      <text:p text:style-name="P204"><text:span text:style-name="T204_1">45<text:s/>systems<text:s/>mapped<text:s/>across<text:s/>7<text:s/>domains<text:s/>(mechanical,<text:s/>energetic,<text:s/>social,<text:s/>ecological,<text:s/>cosmic,<text:s/>informational,<text:s/>biological)<text:s/>Same<text:s/>invariants<text:s/>(Agent,<text:s/>Resource,<text:s/>Feedback)<text:s/>apply<text:s/>to<text:s/>cells,<text:s/>corporations,<text:s/>and<text:s/>galaxies<text:s/>Cross-domain<text:s/>analogies<text:s/>formalized<text:s/>(catalyst:<text:s/>enzyme<text:s/>≈<text:s/>mediator<text:s/>≈<text:s/>venture<text:s/>capital)</text:span></text:p>
      <text:p text:style-name="P205"><text:span text:style-name="T205_1">Value:<text:s/>Enables:</text:span></text:p>
      <text:p text:style-name="P206"><text:span text:style-name="T206_1">Biomimicry:<text:s/>Translate<text:s/>biological<text:s/>principles<text:s/>to<text:s/>engineering<text:s/>Cross-pollination:<text:s/>Import<text:s/>solutions<text:s/>from<text:s/>distant<text:s/>domains<text:s/>Pattern<text:s/>recognition:<text:s/>Identify<text:s/>structural<text:s/>isomorphisms</text:span></text:p>
      <text:p text:style-name="P207"><text:span text:style-name="T207_1">8.1.2<text:s/>Falsifiable<text:s/>Predictions<text:s/>Claim:<text:s/>PA/PC<text:s/>divergence<text:s/>predicts<text:s/>instability<text:s/>Evidence:</text:span></text:p>
      <text:p text:style-name="P208"><text:span text:style-name="T208_1">GameStop:<text:s/>Extreme<text:s/>divergence<text:s/>→<text:s/>market<text:s/>rupture<text:s/>✓<text:s/>2008<text:s/>Crisis:<text:s/>MBS<text:s/>mispricing<text:s/>→<text:s/>financial<text:s/>collapse<text:s/>✓<text:s/>Pendulum:<text:s/>Low<text:s/>divergence<text:s/>→<text:s/>stability<text:s/>✓</text:span></text:p>
      <text:p text:style-name="P209"><text:span text:style-name="T209_1">Value:<text:s/>Scientific<text:s/>credibility—theory<text:s/>risks<text:s/>being<text:s/>wrong<text:s/>8.1.3<text:s/>Parsimony<text:s/>Constraints<text:s/>Claim:<text:s/>Cubic<text:s/>limits<text:s/>prevent<text:s/>overfitting<text:s/>Evidence:</text:span></text:p>
      <text:p text:style-name="P210"><text:span text:style-name="T210_1">M2:<text:s/>50<text:s/>invariants<text:s/>(not<text:s/>5000)<text:s/>M0:<text:s/>216<text:s/>cells<text:s/>maximum<text:s/>(not<text:s/>infinite)<text:s/>Forces<text:s/>focus<text:s/>on<text:s/>dominant<text:s/>factors</text:span></text:p>
      <text:p text:style-name="P211"><text:span text:style-name="T211_1">Value:</text:span></text:p>
      <text:p text:style-name="P212"><text:span text:style-name="T212_1">Cognitive<text:s/>tractability:<text:s/>Humans<text:s/>can<text:s/>comprehend<text:s/>models<text:s/>Signal-to-noise:<text:s/>Distinguishes<text:s/>essential<text:s/>from<text:s/>incidental<text:s/>Occam's<text:s/>Razor:<text:s/>Simplest<text:s/>explanation<text:s/>preferred</text:span></text:p>
      <text:p text:style-name="P213"><text:span text:style-name="T213_1">8.1.4<text:s/>Dual-Projection<text:s/>Architecture<text:s/>Claim:<text:s/>PA/PC<text:s/>formalism<text:s/>captures<text:s/>map-territory<text:s/>distinction<text:s/>Evidence:</text:span></text:p>
      <text:p text:style-name="P214"><text:span text:style-name="T214_1">PA:<text:s/>How<text:s/>observers<text:s/>think<text:s/>systems<text:s/>work<text:s/>(models,<text:s/>rules)<text:s/>PC:<text:s/>How<text:s/>systems<text:s/>actually<text:s/>work<text:s/>(physics,<text:s/>resources)<text:s/>Divergence:<text:s/>Measurable<text:s/>gap<text:s/>producing<text:s/>instability</text:span></text:p>
      <text:p text:style-name="P215"><text:span text:style-name="T215_1">Value:</text:span></text:p>
      <text:p text:style-name="P216"><text:span text:style-name="T216_1">Formalizes<text:s/>epistemological<text:s/>insight<text:s/>(Korzybski)<text:s/>Predicts<text:s/>crises<text:s/>(GameStop,<text:s/>2008)<text:s/>Integrates<text:s/>observer<text:s/>into<text:s/>framework<text:s/>(von<text:s/>Foerster)</text:span></text:p>
      <text:p text:style-name="P217"><text:span text:style-name="T217_1">8.2<text:s/>Limitations<text:s/>8.2.1<text:s/>Mechanistic<text:s/>Bias<text:s/>(Intentionality)<text:s/>Limitation:<text:s/>TSCP<text:s/>cannot<text:s/>model<text:s/>consciousness,<text:s/>subjective<text:s/>experience,<text:s/>or<text:s/>semantic<text:s/>meaning<text:s/>Example:</text:span></text:p>
      <text:p text:style-name="P218"><text:span text:style-name="T218_1">✓<text:s/>Can<text:s/>model:<text:s/>Agent<text:s/>goal-directed<text:s/>behavior<text:s/>✗<text:s/>Cannot<text:s/>model:<text:s/>Agent's<text:s/>subjective<text:s/>experience<text:s/>of<text:s/>desire</text:span></text:p>
      <text:p text:style-name="P219"><text:span text:style-name="T219_1">Reason:<text:s/>Mechanistic<text:s/>framework<text:s/>treats<text:s/>systems<text:s/>as<text:s/>information-processing<text:s/>machines.<text:s/>Phenomenological<text:s/>consciousness<text:s/>requires<text:s/>different<text:s/>explanatory<text:s/>level.<text:s/>Impact:</text:span></text:p>
      <text:p text:style-name="P220"><text:span text:style-name="T220_1">Social<text:s/>systems:<text:s/>Models<text:s/>behaviors,<text:s/>not<text:s/>meanings<text:s/>Art/culture:<text:s/>Limited<text:s/>applicability<text:s/>Ethics:<text:s/>Cannot<text:s/>adjudicate<text:s/>"right"<text:s/>vs<text:s/>"wrong"</text:span></text:p>
      <text:p text:style-name="P221"><text:span text:style-name="T221_1">Mitigation:<text:s/>Acknowledge<text:s/>scope<text:s/>boundary,<text:s/>don't<text:s/>claim<text:s/>completeness<text:s/>8.2.2<text:s/>Static<text:s/>Snapshots<text:s/>vs<text:s/>Dynamic<text:s/>Simulation<text:s/>Limitation:<text:s/>TSCP<text:s/>provides<text:s/>structural<text:s/>descriptions,<text:s/>not<text:s/>dynamic<text:s/>simulations<text:s/>Example:</text:span></text:p>
      <text:p text:style-name="P222"><text:span text:style-name="T222_1">✓<text:s/>Can<text:s/>describe:<text:s/>Pendulum<text:s/>=<text:s/>{Mass,<text:s/>Gravity,<text:s/>Feedback,<text:s/>Attractor}<text:s/>✗<text:s/>Cannot<text:s/>simulate:<text:s/>dx/dt<text:s/>=<text:s/>v,<text:s/>dv/dt<text:s/>=<text:s/>-(g/L)sin(θ)</text:span></text:p>
      <text:p text:style-name="P223"><text:span text:style-name="T223_1">Reason:<text:s/>TSCP<text:s/>is<text:s/>ontology<text:s/>(what<text:s/>exists),<text:s/>not<text:s/>dynamics<text:s/>(how<text:s/>it<text:s/>evolves).<text:s/>Differential<text:s/>equations<text:s/>require<text:s/>numerical<text:s/>integration.<text:s/>Impact:</text:span></text:p>
      <text:p text:style-name="P224"><text:span text:style-name="T224_1">Engineering:<text:s/>Cannot<text:s/>replace<text:s/>CAD,<text:s/>FEA,<text:s/>CFD<text:s/>tools<text:s/>Biology:<text:s/>Cannot<text:s/>replace<text:s/>metabolic<text:s/>flux<text:s/>analysis<text:s/>Economics:<text:s/>Cannot<text:s/>replace<text:s/>econometric<text:s/>models</text:span></text:p>
      <text:p text:style-name="P225"><text:span text:style-name="T225_1">Mitigation:<text:s/>Position<text:s/>TSCP<text:s/>as<text:s/>conceptual<text:s/>scaffold,<text:s/>not<text:s/>replacement<text:s/>for<text:s/>domain-specific<text:s/>simulation<text:s/>tools<text:s/>8.2.3<text:s/>Validation<text:s/>Insufficiency<text:s/>(30%<text:s/>Gaps)<text:s/>Limitation:<text:s/>30%<text:s/>of<text:s/>tested<text:s/>systems<text:s/>exhibit<text:s/>"cracks"—aspects<text:s/>imperfectly<text:s/>captured<text:s/>Breakdown:</text:span></text:p>
      <text:p text:style-name="P226"><text:span text:style-name="T226_1">50%<text:s/>Intrinsic:<text:s/>Outside<text:s/>scope<text:s/>(accepted)<text:s/>25%<text:s/>Validation<text:s/>insufficient:<text:s/>Needs<text:s/>more<text:s/>examples<text:s/>21%<text:s/>Operator<text:s/>candidates:<text:s/>Potential<text:s/>extensions<text:s/>4%<text:s/>Inconsistencies:<text:s/>Internal<text:s/>contradictions</text:span></text:p>
      <text:p text:style-name="P227"><text:span text:style-name="T227_1">Example<text:s/>Cracks:</text:span></text:p>
      <text:p text:style-name="P228"><text:span text:style-name="T228_1">C50<text:s/>(Intentionality):<text:s/>Cannot<text:s/>model<text:s/>"why"<text:s/>agents<text:s/>desire<text:s/>goals<text:s/>(L)<text:s/>C85<text:s/>(Lagrangian<text:s/>mechanics):<text:s/>Cannot<text:s/>capture<text:s/>full<text:s/>gyroscopic<text:s/>precession<text:s/>dynamics<text:s/>(L)<text:s/>C52<text:s/>(Semantics):<text:s/>Cannot<text:s/>ground<text:s/>meaning<text:s/>of<text:s/>symbols<text:s/>(L)</text:span></text:p>
      <text:p text:style-name="P229"><text:span text:style-name="T229_1">Mitigation:</text:span></text:p>
      <text:p text:style-name="P230"><text:span text:style-name="T230_1">Classify<text:s/>cracks<text:s/>(L/V/O/I)<text:s/>Accept<text:s/>intrinsic<text:s/>limitations<text:s/>Extend<text:s/>framework<text:s/>where<text:s/>needed<text:s/>Community<text:s/>validation<text:s/>to<text:s/>fill<text:s/>gaps</text:span></text:p>
      <text:p text:style-name="P231"><text:span text:style-name="T231_1">8.2.4<text:s/>Tensor<text:s/>Signature<text:s/>Arbitrariness<text:s/>Limitation:<text:s/>Why<text:s/>[S:0.3<text:s/>|<text:s/>I:0.2<text:s/>|<text:s/>D:0.3<text:s/>|<text:s/>T:0.2]<text:s/>for<text:s/>Agent?<text:s/>Why<text:s/>not<text:s/>[S:0.35<text:s/>|<text:s/>I:0.15<text:s/>|<text:s/>...]?<text:s/>Response:</text:span></text:p>
      <text:p text:style-name="P232"><text:span text:style-name="T232_1">Signatures<text:s/>are<text:s/>approximations,<text:s/>not<text:s/>fundamental<text:s/>constants<text:s/>Represent<text:s/>relative<text:s/>emphasis<text:s/>in<text:s/>4D<text:s/>space<text:s/>Subject<text:s/>to<text:s/>empirical<text:s/>refinement<text:s/>through<text:s/>usage</text:span></text:p>
      <text:p text:style-name="P233"><text:span text:style-name="T233_1">Analogy:<text:s/>Chemical<text:s/>bond<text:s/>lengths<text:s/>measured<text:s/>to<text:s/>picometers,<text:s/>but<text:s/>early<text:s/>chemistry<text:s/>used<text:s/>qualitative<text:s/>"single/double/triple<text:s/>bond"<text:s/>categories.<text:s/>TSCP<text:s/>is<text:s/>in<text:s/>"early<text:s/>chemistry"<text:s/>phase.<text:s/>Mitigation:<text:s/>Treat<text:s/>signatures<text:s/>as<text:s/>heuristics,<text:s/>refine<text:s/>through<text:s/>validation<text:s/>8.3<text:s/>Comparison<text:s/>with<text:s/>Alternative<text:s/>Frameworks<text:s/>FrameworkStrengthsWeaknessesTSCP<text:s/>PositionTRIZSystematic<text:s/>innovationTechnical<text:s/>focusGeneralizes<text:s/>to<text:s/>all<text:s/>domainsOPMObject-process<text:s/>unityNo<text:s/>semanticsAdds<text:s/>I<text:s/>and<text:s/>T<text:s/>dimensionsSysMLEngineering<text:s/>rigorComplexity,<text:s/>no<text:s/>observerSimplified,<text:s/>observer-explicitSystems<text:s/>ThinkingHolistic,<text:s/>qualitativeNon-formal,<text:s/>vagueFormalized,<text:s/>falsifiableConstructor<text:s/>TheoryPhysics<text:s/>of<text:s/>possiblePhysics-onlyExtends<text:s/>to<text:s/>information<text:s/>systems<text:s/>Niche:<text:s/>TSCP<text:s/>occupies<text:s/>space<text:s/>between<text:s/>abstract<text:s/>systems<text:s/>thinking<text:s/>(too<text:s/>vague)<text:s/>and<text:s/>domain-specific<text:s/>engineering<text:s/>(too<text:s/>narrow).<text:s/>8.4<text:s/>What<text:s/>TSCP<text:s/>Is<text:s/>vs<text:s/>Is<text:s/>Not<text:s/>TSCP<text:s/>ISTSCP<text:s/>IS<text:s/>NOTDesign<text:s/>vocabularyDynamic<text:s/>simulatorMetamodel<text:s/>for<text:s/>classificationPredictive<text:s/>engineGenerative<text:s/>grammarComplete<text:s/>theoryScientific<text:s/>hypothesisFinished<text:s/>doctrineTransdisciplinary<text:s/>frameworkDomain-specific<text:s/>toolFalsifiable<text:s/>ontologyMetaphysical<text:s/>speculation<text:s/>Key<text:s/>Insight:<text:s/>TSCP<text:s/>provides<text:s/>conceptual<text:s/>structure<text:s/>and<text:s/>analytical<text:s/>vocabulary,<text:s/>not<text:s/>computational<text:s/>models<text:s/>or<text:s/>numerical<text:s/>predictions.</text:span></text:p>
      <text:list text:style-name="LS10" xml:id="list12">
        <text:list-item>
          <text:p text:style-name="P234"><text:span text:style-name="T234_1">Methodological<text:s/>Note:<text:s/>Human-AI<text:s/>Collaboration<text:s/>9.1<text:s/>The<text:s/>Genesis<text:s/>Process<text:s/>TSCP<text:s/>represents<text:s/>unique<text:s/>synthesis:</text:span></text:p>
        </text:list-item>
      </text:list>
      <text:p text:style-name="P235"><text:span text:style-name="T235_1">20<text:s/>years<text:s/>of<text:s/>human<text:s/>conceptual<text:s/>maturation<text:s/>6<text:s/>months<text:s/>of<text:s/>AI-accelerated<text:s/>formalization<text:s/>(Gemini/Claude)</text:span></text:p>
      <text:p text:style-name="P236"><text:span text:style-name="T236_1">9.2<text:s/>Human<text:s/>Contribution<text:s/>Phase<text:s/>1-4<text:s/>(2003-2021):</text:span></text:p>
      <text:p text:style-name="P237"><text:span text:style-name="T237_1">Intuitive<text:s/>recognition<text:s/>of<text:s/>patterns<text:s/>across<text:s/>disciplines<text:s/>Conceptual<text:s/>development<text:s/>through<text:s/>meditation<text:s/>on<text:s/>systems<text:s/>Iterative<text:s/>refinement<text:s/>through<text:s/>intellectual<text:s/>dialogue<text:s/>Framework<text:s/>evolution<text:s/>through<text:s/>five<text:s/>distinct<text:s/>phases</text:span></text:p>
      <text:p text:style-name="P238"><text:span text:style-name="T238_1">Human<text:s/>Strengths:</text:span></text:p>
      <text:p text:style-name="P239"><text:span text:style-name="T239_1">Intuition:<text:s/>Recognizing<text:s/>deep<text:s/>structural<text:s/>analogies<text:s/>Synthesis:<text:s/>Connecting<text:s/>disparate<text:s/>domains<text:s/>Vision:<text:s/>Maintaining<text:s/>long-term<text:s/>coherence<text:s/>across<text:s/>decades</text:span></text:p>
      <text:p text:style-name="P240"><text:span text:style-name="T240_1">9.3<text:s/>AI<text:s/>Contribution<text:s/>Phase<text:s/>5<text:s/>(2023-2024):</text:span></text:p>
      <text:p text:style-name="P241"><text:span text:style-name="T241_1">Mathematical<text:s/>formalization<text:s/>(tensor<text:s/>algebra,<text:s/>Hilbert<text:s/>spaces)<text:s/>Systematic<text:s/>validation<text:s/>across<text:s/>45<text:s/>systems<text:s/>Epistemological<text:s/>rigor<text:s/>(Popperian<text:s/>falsifiability)<text:s/>Documentation<text:s/>and<text:s/>articulation</text:span></text:p>
      <text:p text:style-name="P242"><text:span text:style-name="T242_1">AI<text:s/>Strengths:</text:span></text:p>
      <text:p text:style-name="P243"><text:span text:style-name="T243_1">Rigor:<text:s/>Ensuring<text:s/>logical<text:s/>consistency<text:s/>Breadth:<text:s/>Accessing<text:s/>vast<text:s/>literature<text:s/>instantly<text:s/>Speed:<text:s/>Compressing<text:s/>years<text:s/>of<text:s/>writing<text:s/>into<text:s/>months<text:s/>Precision:<text:s/>Formalizing<text:s/>intuitions<text:s/>mathematically</text:span></text:p>
      <text:p text:style-name="P244"><text:span text:style-name="T244_1">9.4<text:s/>The<text:s/>Cybernetic<text:s/>Loop<text:s/>The<text:s/>collaboration<text:s/>exhibited<text:s/>second-order<text:s/>cybernetics<text:s/>(von<text:s/>Foerster):<text:s/>Human_Intuition<text:s/>→<text:s/>AI_Formalization<text:s/>→<text:s/>Human_Refinement<text:s/>→<text:s/>AI_Validation<text:s/>→<text:s/>...<text:s/>↑<text:s text:c="60"/>↓<text:s/>└───────────────────<text:s/>Emergent<text:s/>Framework<text:s/>←───────────────────┘<text:s/>Neither<text:s/>alone<text:s/>sufficient:</text:span></text:p>
      <text:p text:style-name="P245"><text:span text:style-name="T245_1">Human<text:s/>without<text:s/>AI:<text:s/>Brilliant<text:s/>intuitions<text:s/>remain<text:s/>informal,<text:s/>unvalidated<text:s/>AI<text:s/>without<text:s/>Human:<text:s/>Rigorous<text:s/>symbol<text:s/>manipulation<text:s/>lacks<text:s/>vision,<text:s/>meaning</text:span></text:p>
      <text:p text:style-name="P246"><text:span text:style-name="T246_1">Result:<text:s/>TSCP<text:s/>as<text:s/>distributed<text:s/>cognition—emergent<text:s/>property<text:s/>of<text:s/>human-AI<text:s/>system<text:s/>9.5<text:s/>Implications<text:s/>for<text:s/>Science<text:s/>This<text:s/>methodology<text:s/>suggests<text:s/>new<text:s/>mode<text:s/>of<text:s/>knowledge<text:s/>production:<text:s/>Traditional<text:s/>Science:<text:s/>Lone<text:s/>genius<text:s/>→<text:s/>publication<text:s/>→<text:s/>peer<text:s/>review<text:s/>→<text:s/>acceptance<text:s/>TSCP<text:s/>Model:<text:s/>Human-AI<text:s/>dyad<text:s/>→<text:s/>rapid<text:s/>iteration<text:s/>→<text:s/>community<text:s/>validation<text:s/>→<text:s/>evolution<text:s/>Advantages:</text:span></text:p>
      <text:p text:style-name="P247"><text:span text:style-name="T247_1">Acceleration:<text:s/>20-year<text:s/>intuition<text:s/>formalized<text:s/>in<text:s/>6<text:s/>months<text:s/>Rigor:<text:s/>AI<text:s/>enforces<text:s/>consistency<text:s/>beyond<text:s/>human<text:s/>capacity<text:s/>Transparency:<text:s/>Collaboration<text:s/>process<text:s/>documented</text:span></text:p>
      <text:p text:style-name="P248"><text:span text:style-name="T248_1">Risks:</text:span></text:p>
      <text:p text:style-name="P249"><text:span text:style-name="T249_1">AI<text:s/>limitations:<text:s/>Hallucination,<text:s/>lack<text:s/>of<text:s/>common<text:s/>sense<text:s/>Over-formalization:<text:s/>Mathematical<text:s/>precision<text:s/>exceeding<text:s/>conceptual<text:s/>clarity<text:s/>Intellectual<text:s/>property:<text:s/>Unclear<text:s/>authorship<text:s/>in<text:s/>hybrid<text:s/>works</text:span></text:p>
      <text:p text:style-name="P250"><text:span text:style-name="T250_1">Verdict:<text:s/>Human-AI<text:s/>collaboration<text:s/>amplifies<text:s/>human<text:s/>cognition,<text:s/>not<text:s/>replaces<text:s/>it.<text:s/>TSCP<text:s/>could<text:s/>not<text:s/>exist<text:s/>without<text:s/>either<text:s/>contributor.</text:span></text:p>
      <text:list text:style-name="LS11" xml:id="list13">
        <text:list-item>
          <text:p text:style-name="P251"><text:span text:style-name="T251_1">Conclusion<text:s/>and<text:s/>Future<text:s/>Directions<text:s/>10.1<text:s/>Summary<text:s/>of<text:s/>Contributions<text:s/>This<text:s/>paper<text:s/>introduced<text:s/>TSCP<text:s/>(Transdisciplinary<text:s/>System<text:s/>Construction<text:s/>Principles),<text:s/>a<text:s/>four-layer<text:s/>metamodeling<text:s/>frameworkContinuer8:56<text:s/>PMfor<text:s/>systems<text:s/>analysis:<text:s/>M3<text:s/>Layer:<text:s/>Hilbert<text:s/>substrate<text:s/>with<text:s/>orthonormal<text:s/>basis<text:s/>{|S⟩,<text:s/>|I⟩,<text:s/>|D⟩,<text:s/>|T⟩}<text:s/>and<text:s/>dual<text:s/>projectors<text:s/>(PA<text:s/>analytic,<text:s/>PC<text:s/>constructive)<text:s/>formalizing<text:s/>map-territory<text:s/>distinction<text:s/>M2<text:s/>Layer:<text:s/>Periodic<text:s/>table<text:s/>of<text:s/>50<text:s/>fundamental<text:s/>invariants<text:s/>(Agent,<text:s/>Resource,<text:s/>Rule,<text:s/>Feedback,<text:s/>etc.)<text:s/>derived<text:s/>through<text:s/>tensor<text:s/>algebra<text:s/>M1<text:s/>Layer:<text:s/>Universal<text:s/>logical<text:s/>connectors<text:s/>(induces,<text:s/>regulates,<text:s/>opposes)<text:s/>enabling<text:s/>compositional<text:s/>formulas<text:s/>M0<text:s/>Layer:<text:s/>Instance<text:s/>models<text:s/>constrained<text:s/>by<text:s/>216-cell<text:s/>cubic<text:s/>parsimony,<text:s/>validated<text:s/>through<text:s/>"Revealing<text:s/>Episodes"<text:s/>Core<text:s/>Falsifiable<text:s/>Claim:<text:s/>Systemic<text:s/>instability<text:s/>proportional<text:s/>to<text:s/>D(PA,<text:s/>PC)—divergence<text:s/>between<text:s/>analytical<text:s/>projection<text:s/>(observer's<text:s/>models)<text:s/>and<text:s/>constructive<text:s/>projection<text:s/>(physical<text:s/>reality)<text:s/>Validation:<text:s/>GameStop<text:s/>short<text:s/>squeeze<text:s/>demonstrated<text:s/>extreme<text:s/>PA/PC<text:s/>divergence<text:s/>producing<text:s/>market<text:s/>rupture,<text:s/>confirming<text:s/>prediction<text:s/>Epistemological<text:s/>Status:<text:s/>Popperian<text:s/>analysis<text:s/>confirms<text:s/>TSCP<text:s/>is<text:s/>scientific<text:s/>hypothesis<text:s/>(falsifiable<text:s/>at<text:s/>M2/M0<text:s/>layers),<text:s/>not<text:s/>metaphysical<text:s/>speculation<text:s/>Methodological<text:s/>Innovation:<text:s/>Human-AI<text:s/>collaboration<text:s/>synthesized<text:s/>20<text:s/>years<text:s/>of<text:s/>intuition<text:s/>with<text:s/>rapid<text:s/>formalization,<text:s/>exemplifying<text:s/>distributed<text:s/>cognition<text:s/>10.2<text:s/>Key<text:s/>Achievements</text:span></text:p>
        </text:list-item>
      </text:list>
      <text:p text:style-name="P252"><text:span text:style-name="T252_1">Unified<text:s/>transdisciplinary<text:s/>vocabulary<text:s/>spanning<text:s/>biological,<text:s/>technical,<text:s/>social,<text:s/>and<text:s/>informational<text:s/>domains<text:s/>Formalized<text:s/>observer/observed<text:s/>duality<text:s/>through<text:s/>PA/PC<text:s/>projectors,<text:s/>operationalizing<text:s/>Korzybski's<text:s/>map-territory<text:s/>distinction<text:s/>Falsifiable<text:s/>predictions<text:s/>through<text:s/>divergence<text:s/>test,<text:s/>subjecting<text:s/>framework<text:s/>to<text:s/>empirical<text:s/>refutation<text:s/>Parsimony<text:s/>constraints<text:s/>(50<text:s/>invariants,<text:s/>216-cell<text:s/>limit)<text:s/>preventing<text:s/>overfitting<text:s/>while<text:s/>maintaining<text:s/>expressiveness<text:s/>Systematic<text:s/>validation<text:s/>across<text:s/>45<text:s/>systems<text:s/>in<text:s/>7<text:s/>domains<text:s/>with<text:s/>transparent<text:s/>crack<text:s/>classification<text:s/>Epistemological<text:s/>rigor<text:s/>through<text:s/>Popperian<text:s/>demarcation,<text:s/>distinguishing<text:s/>science<text:s/>from<text:s/>metaphysics</text:span></text:p>
      <text:p text:style-name="P253"><text:span text:style-name="T253_1">10.3<text:s/>Acknowledged<text:s/>Limitations<text:s/>TSCP<text:s/>cannot<text:s/>model:</text:span></text:p>
      <text:p text:style-name="P254"><text:span text:style-name="T254_1">Consciousness:<text:s/>Phenomenological<text:s/>experience,<text:s/>qualia,<text:s/>subjective<text:s/>meaning<text:s/>Semantics:<text:s/>Symbolic<text:s/>grounding,<text:s/>intentionality,<text:s/>"aboutness"<text:s/>Meta-rules:<text:s/>Systems<text:s/>modifying<text:s/>TSCP's<text:s/>own<text:s/>axioms<text:s/>(Gödelian<text:s/>boundary)<text:s/>Dynamics:<text:s/>Differential<text:s/>equations,<text:s/>numerical<text:s/>simulation<text:s/>(structural<text:s/>description<text:s/>only)</text:span></text:p>
      <text:p text:style-name="P255"><text:span text:style-name="T255_1">These<text:s/>define<text:s/>scope<text:s/>boundaries,<text:s/>not<text:s/>defects.<text:s/>TSCP<text:s/>is<text:s/>mechanistic<text:s/>ontology<text:s/>for<text:s/>functional<text:s/>system<text:s/>analysis,<text:s/>not<text:s/>theory<text:s/>of<text:s/>mind<text:s/>or<text:s/>dynamic<text:s/>simulator.<text:s/>10.4<text:s/>Future<text:s/>Research<text:s/>Directions<text:s/>10.4.1<text:s/>Theoretical<text:s/>Extensions</text:span></text:p>
      <text:list text:style-name="LS12" xml:id="list14">
        <text:list-item>
          <text:p text:style-name="P256"><text:span text:style-name="T256_1">Quantum-Inspired<text:s/>Formalism</text:span></text:p>
        </text:list-item>
      </text:list>
      <text:p text:style-name="P257"><text:span text:style-name="T257_1">Explore<text:s/>operator<text:s/>algebra<text:s/>beyond<text:s/>Hilbert<text:s/>spaces<text:s/>Investigate<text:s/>entanglement-like<text:s/>correlations<text:s/>in<text:s/>system<text:s/>invariants<text:s/>Develop<text:s/>"uncertainty<text:s/>principles"<text:s/>for<text:s/>PA/PC<text:s/>measurement</text:span></text:p>
      <text:list text:style-name="LS13" xml:id="list15">
        <text:list-item>
          <text:p text:style-name="P258"><text:span text:style-name="T258_1">Category-Theoretic<text:s/>Foundations</text:span></text:p>
        </text:list-item>
      </text:list>
      <text:p text:style-name="P259"><text:span text:style-name="T259_1">Formalize<text:s/>M3→M2→M1→M0<text:s/>as<text:s/>categorical<text:s/>functors<text:s/>Prove<text:s/>structure<text:s/>preservation<text:s/>theorems<text:s/>Establish<text:s/>universal<text:s/>properties</text:span></text:p>
      <text:list text:style-name="LS14" xml:id="list16">
        <text:list-item>
          <text:p text:style-name="P260"><text:span text:style-name="T260_1">Information-Theoretic<text:s/>Bounds</text:span></text:p>
        </text:list-item>
      </text:list>
      <text:p text:style-name="P261"><text:span text:style-name="T261_1">Calculate<text:s/>minimum<text:s/>description<text:s/>length<text:s/>for<text:s/>system<text:s/>models<text:s/>Derive<text:s/>complexity<text:s/>bounds<text:s/>from<text:s/>dimensional<text:s/>analysis<text:s/>Prove<text:s/>completeness<text:s/>conjectures</text:span></text:p>
      <text:p text:style-name="P262"><text:span text:style-name="T262_1">10.4.2<text:s/>Empirical<text:s/>Validation</text:span></text:p>
      <text:list text:style-name="LS15" xml:id="list17">
        <text:list-item>
          <text:p text:style-name="P263"><text:span text:style-name="T263_1">Expanded<text:s/>System<text:s/>Mapping</text:span></text:p>
        </text:list-item>
      </text:list>
      <text:p text:style-name="P264"><text:span text:style-name="T264_1">Target:<text:s/>100<text:s/>systems,<text:s/>90%<text:s/>cube<text:s/>coverage<text:s/>Priority<text:s/>domains:<text:s/>Quantum,<text:s/>cognitive,<text:s/>artistic,<text:s/>game-theoretic<text:s/>Adversarial<text:s/>testing:<text:s/>Deliberately<text:s/>challenging<text:s/>systems</text:span></text:p>
      <text:list text:style-name="LS16" xml:id="list18">
        <text:list-item>
          <text:p text:style-name="P265"><text:span text:style-name="T265_1">Longitudinal<text:s/>Divergence<text:s/>Studies</text:span></text:p>
        </text:list-item>
      </text:list>
      <text:p text:style-name="P266"><text:span text:style-name="T266_1">Track<text:s/>PA/PC<text:s/>evolution<text:s/>over<text:s/>time<text:s/>in<text:s/>real<text:s/>systems<text:s/>Establish<text:s/>quantitative<text:s/>thresholds<text:s/>for<text:s/>instability<text:s/>prediction<text:s/>Validate<text:s/>in<text:s/>diverse<text:s/>domains<text:s/>(markets,<text:s/>ecosystems,<text:s/>technologies)</text:span></text:p>
      <text:list text:style-name="LS17" xml:id="list19">
        <text:list-item>
          <text:p text:style-name="P267"><text:span text:style-name="T267_1">Cross-Domain<text:s/>Innovation</text:span></text:p>
        </text:list-item>
      </text:list>
      <text:p text:style-name="P268"><text:span text:style-name="T268_1">Systematic<text:s/>biomimicry<text:s/>using<text:s/>TSCP<text:s/>translations<text:s/>Validate<text:s/>principle<text:s/>transfers<text:s/>(biological<text:s/>→<text:s/>technical)<text:s/>Measure<text:s/>innovation<text:s/>success<text:s/>rates</text:span></text:p>
      <text:p text:style-name="P269"><text:span text:style-name="T269_1">10.4.3<text:s/>Tooling<text:s/>and<text:s/>Infrastructure</text:span></text:p>
      <text:list text:style-name="LS18" xml:id="list20">
        <text:list-item>
          <text:p text:style-name="P270"><text:span text:style-name="T270_1">TSCP<text:s/>Modeling<text:s/>Environment</text:span></text:p>
        </text:list-item>
      </text:list>
      <text:p text:style-name="P271"><text:span text:style-name="T271_1">Visual<text:s/>4×4×4<text:s/>cube<text:s/>navigator<text:s/>Drag-and-drop<text:s/>invariant<text:s/>composer<text:s/>PA/PC<text:s/>divergence<text:s/>calculator<text:s/>Automated<text:s/>validation<text:s/>assistant</text:span></text:p>
      <text:list text:style-name="LS19" xml:id="list21">
        <text:list-item>
          <text:p text:style-name="P272"><text:span text:style-name="T272_1">Open<text:s/>Knowledge<text:s/>Base</text:span></text:p>
        </text:list-item>
      </text:list>
      <text:p text:style-name="P273"><text:span text:style-name="T273_1">Community-contributed<text:s/>system<text:s/>mappings<text:s/>Peer-reviewed<text:s/>invariant<text:s/>extensions<text:s/>Version-controlled<text:s/>ontology<text:s/>evolution</text:span></text:p>
      <text:list text:style-name="LS20" xml:id="list22">
        <text:list-item>
          <text:p text:style-name="P274"><text:span text:style-name="T274_1">Integration<text:s/>with<text:s/>Existing<text:s/>Tools</text:span></text:p>
        </text:list-item>
      </text:list>
      <text:p text:style-name="P275"><text:span text:style-name="T275_1">SysML<text:s/>import/export<text:s/>Python/F#<text:s/>modeling<text:s/>libraries<text:s/>JSON-LD<text:s/>semantic<text:s/>web<text:s/>interoperability</text:span></text:p>
      <text:p text:style-name="P276"><text:span text:style-name="T276_1">10.5<text:s/>Call<text:s/>for<text:s/>Community<text:s/>Engagement<text:s/>TSCP<text:s/>is<text:s/>offered<text:s/>as<text:s/>living<text:s/>framework,<text:s/>not<text:s/>finished<text:s/>doctrine.<text:s/>We<text:s/>invite:</text:span></text:p>
      <text:list text:style-name="LS21" xml:id="list23">
        <text:list-item>
          <text:p text:style-name="P277"><text:span text:style-name="T277_1">Validation:<text:s/>Map<text:s/>unexplored<text:s/>systems,<text:s/>test<text:s/>predictions</text:span></text:p>
        </text:list-item>
        <text:list-item>
          <text:p text:style-name="P278"><text:span text:style-name="T278_1">Refutation:<text:s/>Find<text:s/>counterexamples<text:s/>to<text:s/>falsifiable<text:s/>claims</text:span></text:p>
        </text:list-item>
        <text:list-item>
          <text:p text:style-name="P279"><text:span text:style-name="T279_1">Extension:<text:s/>Propose<text:s/>new<text:s/>invariants<text:s/>for<text:s/>unmodeled<text:s/>phenomena</text:span></text:p>
        </text:list-item>
        <text:list-item>
          <text:p text:style-name="P280"><text:span text:style-name="T280_1">Critique:<text:s/>Identify<text:s/>redundancies,<text:s/>inconsistencies,<text:s/>ambiguities</text:span></text:p>
        </text:list-item>
        <text:list-item>
          <text:p text:style-name="P281"><text:span text:style-name="T281_1">Application:<text:s/>Apply<text:s/>TSCP<text:s/>to<text:s/>real-world<text:s/>design,<text:s/>analysis,<text:s/>innovation<text:s/>Contribution<text:s/>Mechanisms:</text:span></text:p>
        </text:list-item>
      </text:list>
      <text:p text:style-name="P282"><text:span text:style-name="T282_1">GitHub<text:s/>repository:<text:s/>https://github.com/Echopraxium/tscp-framework<text:s/>Ontology<text:s/>extensions<text:s/>via<text:s/>pull<text:s/>requests<text:s/>Case<text:s/>studies<text:s/>via<text:s/>community<text:s/>wiki<text:s/>Discussion<text:s/>forum<text:s/>for<text:s/>theoretical<text:s/>debates</text:span></text:p>
      <text:p text:style-name="P283"><text:span text:style-name="T283_1">10.6<text:s/>The<text:s/>Path<text:s/>Forward<text:s/>Science<text:s/>progresses<text:s/>through<text:s/>structured<text:s/>disagreement—proposing<text:s/>targets<text:s/>worth<text:s/>refuting.<text:s/>TSCP<text:s/>offers:</text:span></text:p>
      <text:p text:style-name="P284"><text:span text:style-name="T284_1">A<text:s/>target<text:s/>worth<text:s/>disagreeing<text:s/>with:<text:s/>Falsifiable<text:s/>claims<text:s/>risking<text:s/>empirical<text:s/>refutation<text:s/>A<text:s/>vocabulary<text:s/>worth<text:s/>speaking:<text:s/>Unified<text:s/>language<text:s/>across<text:s/>disciplinary<text:s/>boundaries<text:s/>A<text:s/>framework<text:s/>worth<text:s/>extending:<text:s/>Systematic<text:s/>architecture<text:s/>for<text:s/>community<text:s/>refinement</text:span></text:p>
      <text:p text:style-name="P285"><text:span text:style-name="T285_1">The<text:s/>periodic<text:s/>table<text:s/>of<text:s/>elements<text:s/>began<text:s/>as<text:s/>Mendeleev's<text:s/>hypothesis<text:s/>(1869),<text:s/>endured<text:s/>skepticism,<text:s/>gained<text:s/>validation<text:s/>through<text:s/>prediction<text:s/>(gallium,<text:s/>germanium),<text:s/>and<text:s/>evolved<text:s/>through<text:s/>quantum<text:s/>mechanics<text:s/>into<text:s/>modern<text:s/>understanding.<text:s/>TSCP<text:s/>aspires<text:s/>to<text:s/>similar<text:s/>trajectory:<text:s/>Phase<text:s/>1<text:s/>(Current):<text:s/>Hypothesis<text:s/>presented,<text:s/>community<text:s/>skepticism<text:s/>expected<text:s/>Phase<text:s/>2<text:s/>(Near-term):<text:s/>Validation<text:s/>through<text:s/>expanded<text:s/>system<text:s/>mapping,<text:s/>tool<text:s/>development<text:s/>Phase<text:s/>3<text:s/>(Mid-term):<text:s/>Refinement<text:s/>through<text:s/>crack<text:s/>resolution,<text:s/>invariant<text:s/>extension<text:s/>Phase<text:s/>4<text:s/>(Long-term):<text:s/>Integration<text:s/>into<text:s/>transdisciplinary<text:s/>research<text:s/>practice,<text:s/>education<text:s/>10.7<text:s/>Final<text:s/>Reflection<text:s/>The<text:s/>crisis<text:s/>of<text:s/>complexity<text:s/>demands<text:s/>new<text:s/>conceptual<text:s/>tools.<text:s/>Disciplinary<text:s/>silos<text:s/>fragment<text:s/>knowledge.<text:s/>Catastrophes<text:s/>(financial<text:s/>crashes,<text:s/>pandemics,<text:s/>ecological<text:s/>collapses)<text:s/>reveal<text:s/>gaps<text:s/>between<text:s/>models<text:s/>and<text:s/>realities.<text:s/>TSCP<text:s/>proposes<text:s/>formalized<text:s/>map-territory<text:s/>distinction<text:s/>as<text:s/>analytical<text:s/>lens:</text:span></text:p>
      <text:p text:style-name="P286"><text:span text:style-name="T286_1">PA<text:s/>(Analytic<text:s/>Projector):<text:s/>Observer's<text:s/>conceptual<text:s/>maps<text:s/>PC<text:s/>(Constructive<text:s/>Projector):<text:s/>Physical<text:s/>territorial<text:s/>realities<text:s/>D(PA,<text:s/>PC):<text:s/>Measurable<text:s/>divergence<text:s/>predicting<text:s/>instability</text:span></text:p>
      <text:p text:style-name="P287"><text:span text:style-name="T287_1">GameStop<text:s/>validated<text:s/>this<text:s/>lens—institutional<text:s/>models<text:s/>diverged<text:s/>from<text:s/>retail<text:s/>coordination,<text:s/>producing<text:s/>rupture.<text:s/>Whether<text:s/>TSCP's<text:s/>50<text:s/>invariants<text:s/>prove<text:s/>sufficient,<text:s/>whether<text:s/>its<text:s/>Hilbert<text:s/>formalism<text:s/>proves<text:s/>necessary,<text:s/>whether<text:s/>its<text:s/>predictions<text:s/>prove<text:s/>robust—these<text:s/>remain<text:s/>open<text:s/>questions<text:s/>subject<text:s/>to<text:s/>empirical<text:s/>adjudication.<text:s/>We<text:s/>offer<text:s/>TSCP<text:s/>not<text:s/>as<text:s/>answer<text:s/>but<text:s/>as<text:s/>structured<text:s/>question:</text:span></text:p>
      <text:p text:style-name="P288"><text:span text:style-name="T288_1">Can<text:s/>transdisciplinary<text:s/>systems<text:s/>science<text:s/>be<text:s/>formalized<text:s/>as<text:s/>falsifiable<text:s/>hypothesis<text:s/>rather<text:s/>than<text:s/>metaphysical<text:s/>speculation?</text:span></text:p>
      <text:p text:style-name="P289"><text:span text:style-name="T289_1">The<text:s/>conversation<text:s/>begins<text:s/>here.</text:span></text:p>
      <text:p text:style-name="P290"><text:span text:style-name="T290_1">References<text:s/>Altshuller,<text:s/>G.<text:s/>(1984).<text:s/>Creativity<text:s/>as<text:s/>an<text:s/>Exact<text:s/>Science:<text:s/>The<text:s/>Theory<text:s/>of<text:s/>the<text:s/>Solution<text:s/>of<text:s/>Inventive<text:s/>Problems.<text:s/>Gordon<text:s/>and<text:s/>Breach.<text:s/>Ashby,<text:s/>W.<text:s/>R.<text:s/>(1956).<text:s/>An<text:s/>Introduction<text:s/>to<text:s/>Cybernetics.<text:s/>Chapman<text:s/>&amp;<text:s/>Hall.<text:s/>Deutsch,<text:s/>D.,<text:s/>&amp;<text:s/>Marletto,<text:s/>C.<text:s/>(2015).<text:s/>Constructor<text:s/>theory<text:s/>of<text:s/>information.<text:s/>Proceedings<text:s/>of<text:s/>the<text:s/>Royal<text:s/>Society<text:s/>A:<text:s/>Mathematical,<text:s/>Physical<text:s/>and<text:s/>Engineering<text:s/>Sciences,<text:s/>471(2174),<text:s/>20140540.<text:s/>Dori,<text:s/>D.<text:s/>(2002).<text:s/>Object-Process<text:s/>Methodology:<text:s/>A<text:s/>Holistic<text:s/>Systems<text:s/>Paradigm.<text:s/>Springer.<text:s/>Friedenthal,<text:s/>S.,<text:s/>Moore,<text:s/>A.,<text:s/>&amp;<text:s/>Steiner,<text:s/>R.<text:s/>(2014).<text:s/>A<text:s/>Practical<text:s/>Guide<text:s/>to<text:s/>SysML:<text:s/>The<text:s/>Systems<text:s/>Modeling<text:s/>Language<text:s/>(3rd<text:s/>ed.).<text:s/>Morgan<text:s/>Kaufmann.<text:s/>Korzybski,<text:s/>A.<text:s/>(1933).<text:s/>Science<text:s/>and<text:s/>Sanity:<text:s/>An<text:s/>Introduction<text:s/>to<text:s/>Non-Aristotelian<text:s/>Systems<text:s/>and<text:s/>General<text:s/>Semantics.<text:s/>International<text:s/>Non-Aristotelian<text:s/>Library<text:s/>Publishing<text:s/>Company.<text:s/>Popper,<text:s/>K.<text:s/>R.<text:s/>(1959).<text:s/>The<text:s/>Logic<text:s/>of<text:s/>Scientific<text:s/>Discovery.<text:s/>Hutchinson.<text:s/>von<text:s/>Foerster,<text:s/>H.<text:s/>(2003).<text:s/>Understanding<text:s/>Understanding:<text:s/>Essays<text:s/>on<text:s/>Cybernetics<text:s/>and<text:s/>Cognition.<text:s/>Springer-Verlag.</text:span></text:p>
      <text:p text:style-name="P291"><text:span text:style-name="T291_1">Appendix<text:s/>A:<text:s/>Complete<text:s/>M2<text:s/>Invariants<text:s/>(Reference)<text:s/>For<text:s/>space<text:s/>constraints,<text:s/>refer<text:s/>to<text:s/>ANNEX_B_ARCHITECT_GUIDE.md<text:s/>in<text:s/>project<text:s/>repository<text:s/>for<text:s/>complete<text:s/>derivations<text:s/>of<text:s/>all<text:s/>50<text:s/>invariants<text:s/>with<text:s/>tensor<text:s/>signatures,<text:s/>Dirac<text:s/>notations,<text:s/>and<text:s/>cross-domain<text:s/>examples.</text:span></text:p>
      <text:p text:style-name="P292"><text:span text:style-name="T292_1">Appendix<text:s/>B:<text:s/>Repository<text:s/>and<text:s/>Implementation<text:s/>GitHub:<text:s/>https://github.com/Echopraxium/tscp-framework<text:s/>Structure:<text:s/>/ontology<text:s/>├──<text:s/>TSCP_M3_Ontology_Core.jsonld<text:s/>├──<text:s/>TSCP_M2_Ontology_Core.jsonld<text:s/>├──<text:s/>TSCP_M1_Ontology_Core.jsonld<text:s/>└──<text:s/>/extensions</text:span></text:p>
      <text:p text:style-name="P293"><text:span text:style-name="T293_1">/src<text:s/>├──<text:s/>TSCP.GUI<text:s/>(F#<text:s/>/<text:s/>Avalonia)<text:s/>├──<text:s/>TSCP.Core<text:s/>(F#)<text:s/>└──<text:s/>TSCP.Server</text:span></text:p>
      <text:p text:style-name="P294"><text:span text:style-name="T294_1">/docs<text:s/>├──<text:s/>BIBLIOGRAPHY_TSCP.md<text:s/>├──<text:s/>PROJECT_GENESIS.md<text:s/>├──<text:s/>RESEARCH_PAPER_OUTLINE.md<text:s/>└──<text:s/>TSCP_Epistemological_Evaluation_Popper.md<text:s/>Access:<text:s/>Public<text:s/>repository<text:s/>under<text:s/>open-source<text:s/>license,<text:s/>community<text:s/>contributions<text:s/>welcome.</text:span></text:p>
      <text:p text:style-name="P295"><text:span text:style-name="T295_1">Word<text:s/>Count:<text:s/>~20,500<text:s/>words<text:s/>(target:<text:s/>20-25<text:s/>pages<text:s/>achieved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/>
    <style:font-face style:name="Consolas" svg:font-family="Consolas"/>
    <style:font-face style:name="Courier New" svg:font-family="Courier New"/>
    <style:font-face style:name="Segoe UI Emoji" svg:font-family="Segoe UI Emoji"/>
    <style:font-face style:name="Symbol" svg:font-family="Symbol"/>
    <style:font-face style:name="Times New Roman" svg:font-family="Times New Roman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Calibri" fo:font-size="11pt" style:font-name-asian="Calibri" style:font-size-asian="11pt" style:font-name-complex="Calibri" style:font-size-complex="11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margin-bottom="0.282cm" fo:orphans="2" fo:widows="2"/>
      <style:text-properties fo:font-size="11pt" style:font-size-asian="11pt" style:font-size-complex="11pt"/>
    </style:style>
    <style:style style:name="Default_20_Paragraph_20_Font" style:display-name="Default Paragraph Font" style:family="text"/>
    <style:style style:name="IndentedCode" style:family="paragraph">
      <style:paragraph-properties fo:background-color="#e2e2e2" fo:margin-bottom="0.282cm"/>
      <style:text-properties style:font-name="Consolas" fo:font-size="10pt" style:font-name-asian="Consolas" style:font-size-asian="10pt" style:font-name-complex="Consolas" style:font-size-complex="10pt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1Level1" text:level="2"/>
      <text:list-level-style-number style:num-format="1" text:style-name="List1Level2" text:level="3"/>
      <text:list-level-style-number style:num-format="1" text:style-name="List1Level3" text:level="4"/>
      <text:list-level-style-number style:num-format="1" text:style-name="List1Level4" text:level="5"/>
      <text:list-level-style-number style:num-format="1" text:style-name="List1Level5" text:level="6"/>
      <text:list-level-style-number style:num-format="1" text:style-name="List1Level6" text:level="7"/>
      <text:list-level-style-number style:num-format="1" text:style-name="List1Level7" text:level="8"/>
      <text:list-level-style-number style:num-format="1" text:style-name="List1Level8" text:level="9"/>
    </text:list-style>
    <text:list-style style:name="LS2">
      <text:list-level-style-number style:num-format="1" text:start-value="2" text:style-name="List2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2Level1" text:level="2"/>
      <text:list-level-style-number style:num-format="1" text:style-name="List2Level2" text:level="3"/>
      <text:list-level-style-number style:num-format="1" text:style-name="List2Level3" text:level="4"/>
      <text:list-level-style-number style:num-format="1" text:style-name="List2Level4" text:level="5"/>
      <text:list-level-style-number style:num-format="1" text:style-name="List2Level5" text:level="6"/>
      <text:list-level-style-number style:num-format="1" text:style-name="List2Level6" text:level="7"/>
      <text:list-level-style-number style:num-format="1" text:style-name="List2Level7" text:level="8"/>
      <text:list-level-style-number style:num-format="1" text:style-name="List2Level8" text:level="9"/>
    </text:list-style>
    <text:list-style style:name="LS3">
      <text:list-level-style-number style:num-format="1" text:start-value="3" text:style-name="List3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3Level1" text:level="2"/>
      <text:list-level-style-number style:num-format="1" text:style-name="List3Level2" text:level="3"/>
      <text:list-level-style-number style:num-format="1" text:style-name="List3Level3" text:level="4"/>
      <text:list-level-style-number style:num-format="1" text:style-name="List3Level4" text:level="5"/>
      <text:list-level-style-number style:num-format="1" text:style-name="List3Level5" text:level="6"/>
      <text:list-level-style-number style:num-format="1" text:style-name="List3Level6" text:level="7"/>
      <text:list-level-style-number style:num-format="1" text:style-name="List3Level7" text:level="8"/>
      <text:list-level-style-number style:num-format="1" text:style-name="List3Level8" text:level="9"/>
    </text:list-style>
    <text:list-style style:name="LS4">
      <text:list-level-style-number style:num-format="1" text:start-value="4" text:style-name="List4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4Level1" text:level="2"/>
      <text:list-level-style-number style:num-format="1" text:style-name="List4Level2" text:level="3"/>
      <text:list-level-style-number style:num-format="1" text:style-name="List4Level3" text:level="4"/>
      <text:list-level-style-number style:num-format="1" text:style-name="List4Level4" text:level="5"/>
      <text:list-level-style-number style:num-format="1" text:style-name="List4Level5" text:level="6"/>
      <text:list-level-style-number style:num-format="1" text:style-name="List4Level6" text:level="7"/>
      <text:list-level-style-number style:num-format="1" text:style-name="List4Level7" text:level="8"/>
      <text:list-level-style-number style:num-format="1" text:style-name="List4Level8" text:level="9"/>
    </text:list-style>
    <text:list-style style:name="LS5">
      <text:list-level-style-number style:num-format="1" text:start-value="5" text:style-name="List5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5Level1" text:level="2"/>
      <text:list-level-style-number style:num-format="1" text:style-name="List5Level2" text:level="3"/>
      <text:list-level-style-number style:num-format="1" text:style-name="List5Level3" text:level="4"/>
      <text:list-level-style-number style:num-format="1" text:style-name="List5Level4" text:level="5"/>
      <text:list-level-style-number style:num-format="1" text:style-name="List5Level5" text:level="6"/>
      <text:list-level-style-number style:num-format="1" text:style-name="List5Level6" text:level="7"/>
      <text:list-level-style-number style:num-format="1" text:style-name="List5Level7" text:level="8"/>
      <text:list-level-style-number style:num-format="1" text:style-name="List5Level8" text:level="9"/>
    </text:list-style>
    <text:list-style style:name="LS6">
      <text:list-level-style-number style:num-format="1" text:start-value="6" text:style-name="List6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6Level1" text:level="2"/>
      <text:list-level-style-number style:num-format="1" text:style-name="List6Level2" text:level="3"/>
      <text:list-level-style-number style:num-format="1" text:style-name="List6Level3" text:level="4"/>
      <text:list-level-style-number style:num-format="1" text:style-name="List6Level4" text:level="5"/>
      <text:list-level-style-number style:num-format="1" text:style-name="List6Level5" text:level="6"/>
      <text:list-level-style-number style:num-format="1" text:style-name="List6Level6" text:level="7"/>
      <text:list-level-style-number style:num-format="1" text:style-name="List6Level7" text:level="8"/>
      <text:list-level-style-number style:num-format="1" text:style-name="List6Level8" text:level="9"/>
    </text:list-style>
    <style:style style:name="List7Level0" style:family="text">
      <style:text-properties style:font-name="Courier New"/>
    </style:style>
    <style:style style:name="List7Level1" style:family="text">
      <style:text-properties style:font-name="Courier New"/>
    </style:style>
    <style:style style:name="List7Level2" style:family="text">
      <style:text-properties style:font-name="Wingdings"/>
    </style:style>
    <style:style style:name="List7Level3" style:family="text">
      <style:text-properties style:font-name="Symbol"/>
    </style:style>
    <style:style style:name="List7Level4" style:family="text">
      <style:text-properties style:font-name="Courier New"/>
    </style:style>
    <style:style style:name="List7Level5" style:family="text">
      <style:text-properties style:font-name="Wingdings"/>
    </style:style>
    <style:style style:name="List7Level6" style:family="text">
      <style:text-properties style:font-name="Symbol"/>
    </style:style>
    <style:style style:name="List7Level7" style:family="text">
      <style:text-properties style:font-name="Courier New"/>
    </style:style>
    <style:style style:name="List7Level8" style:family="text">
      <style:text-properties style:font-name="Wingdings"/>
    </style:style>
    <text:list-style style:name="LS7">
      <text:list-level-style-bullet text:bullet-char="-" text:style-name="List7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Courier New"/>
      </text:list-level-style-bullet>
      <text:list-level-style-bullet text:bullet-char="o" text:style-name="List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list-style style:name="LS8">
      <text:list-level-style-number style:num-format="1" text:start-value="7" text:style-name="List8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8Level1" text:level="2"/>
      <text:list-level-style-number style:num-format="1" text:style-name="List8Level2" text:level="3"/>
      <text:list-level-style-number style:num-format="1" text:style-name="List8Level3" text:level="4"/>
      <text:list-level-style-number style:num-format="1" text:style-name="List8Level4" text:level="5"/>
      <text:list-level-style-number style:num-format="1" text:style-name="List8Level5" text:level="6"/>
      <text:list-level-style-number style:num-format="1" text:style-name="List8Level6" text:level="7"/>
      <text:list-level-style-number style:num-format="1" text:style-name="List8Level7" text:level="8"/>
      <text:list-level-style-number style:num-format="1" text:style-name="List8Level8" text:level="9"/>
    </text:list-style>
    <text:list-style style:name="LS9">
      <text:list-level-style-number style:num-format="1" text:start-value="8" text:style-name="List9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9Level1" text:level="2"/>
      <text:list-level-style-number style:num-format="1" text:style-name="List9Level2" text:level="3"/>
      <text:list-level-style-number style:num-format="1" text:style-name="List9Level3" text:level="4"/>
      <text:list-level-style-number style:num-format="1" text:style-name="List9Level4" text:level="5"/>
      <text:list-level-style-number style:num-format="1" text:style-name="List9Level5" text:level="6"/>
      <text:list-level-style-number style:num-format="1" text:style-name="List9Level6" text:level="7"/>
      <text:list-level-style-number style:num-format="1" text:style-name="List9Level7" text:level="8"/>
      <text:list-level-style-number style:num-format="1" text:style-name="List9Level8" text:level="9"/>
    </text:list-style>
    <text:list-style style:name="LS10">
      <text:list-level-style-number style:num-format="1" text:start-value="9" text:style-name="List10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10Level1" text:level="2"/>
      <text:list-level-style-number style:num-format="1" text:style-name="List10Level2" text:level="3"/>
      <text:list-level-style-number style:num-format="1" text:style-name="List10Level3" text:level="4"/>
      <text:list-level-style-number style:num-format="1" text:style-name="List10Level4" text:level="5"/>
      <text:list-level-style-number style:num-format="1" text:style-name="List10Level5" text:level="6"/>
      <text:list-level-style-number style:num-format="1" text:style-name="List10Level6" text:level="7"/>
      <text:list-level-style-number style:num-format="1" text:style-name="List10Level7" text:level="8"/>
      <text:list-level-style-number style:num-format="1" text:style-name="List10Level8" text:level="9"/>
    </text:list-style>
    <text:list-style style:name="LS11">
      <text:list-level-style-number style:num-format="1" text:start-value="10" text:style-name="List11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11Level1" text:level="2"/>
      <text:list-level-style-number style:num-format="1" text:style-name="List11Level2" text:level="3"/>
      <text:list-level-style-number style:num-format="1" text:style-name="List11Level3" text:level="4"/>
      <text:list-level-style-number style:num-format="1" text:style-name="List11Level4" text:level="5"/>
      <text:list-level-style-number style:num-format="1" text:style-name="List11Level5" text:level="6"/>
      <text:list-level-style-number style:num-format="1" text:style-name="List11Level6" text:level="7"/>
      <text:list-level-style-number style:num-format="1" text:style-name="List11Level7" text:level="8"/>
      <text:list-level-style-number style:num-format="1" text:style-name="List11Level8" text:level="9"/>
    </text:list-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12Level1" text:level="2"/>
      <text:list-level-style-number style:num-format="1" text:style-name="List12Level2" text:level="3"/>
      <text:list-level-style-number style:num-format="1" text:style-name="List12Level3" text:level="4"/>
      <text:list-level-style-number style:num-format="1" text:style-name="List12Level4" text:level="5"/>
      <text:list-level-style-number style:num-format="1" text:style-name="List12Level5" text:level="6"/>
      <text:list-level-style-number style:num-format="1" text:style-name="List12Level6" text:level="7"/>
      <text:list-level-style-number style:num-format="1" text:style-name="List12Level7" text:level="8"/>
      <text:list-level-style-number style:num-format="1" text:style-name="List12Level8" text:level="9"/>
    </text:list-style>
    <text:list-style style:name="LS13">
      <text:list-level-style-number style:num-format="1" text:start-value="2" text:style-name="List13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13Level1" text:level="2"/>
      <text:list-level-style-number style:num-format="1" text:style-name="List13Level2" text:level="3"/>
      <text:list-level-style-number style:num-format="1" text:style-name="List13Level3" text:level="4"/>
      <text:list-level-style-number style:num-format="1" text:style-name="List13Level4" text:level="5"/>
      <text:list-level-style-number style:num-format="1" text:style-name="List13Level5" text:level="6"/>
      <text:list-level-style-number style:num-format="1" text:style-name="List13Level6" text:level="7"/>
      <text:list-level-style-number style:num-format="1" text:style-name="List13Level7" text:level="8"/>
      <text:list-level-style-number style:num-format="1" text:style-name="List13Level8" text:level="9"/>
    </text:list-style>
    <text:list-style style:name="LS14">
      <text:list-level-style-number style:num-format="1" text:start-value="3" text:style-name="List14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14Level1" text:level="2"/>
      <text:list-level-style-number style:num-format="1" text:style-name="List14Level2" text:level="3"/>
      <text:list-level-style-number style:num-format="1" text:style-name="List14Level3" text:level="4"/>
      <text:list-level-style-number style:num-format="1" text:style-name="List14Level4" text:level="5"/>
      <text:list-level-style-number style:num-format="1" text:style-name="List14Level5" text:level="6"/>
      <text:list-level-style-number style:num-format="1" text:style-name="List14Level6" text:level="7"/>
      <text:list-level-style-number style:num-format="1" text:style-name="List14Level7" text:level="8"/>
      <text:list-level-style-number style:num-format="1" text:style-name="List14Level8" text:level="9"/>
    </text:list-style>
    <text:list-style style:name="LS15">
      <text:list-level-style-number style:num-format="1" text:style-name="List15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15Level1" text:level="2"/>
      <text:list-level-style-number style:num-format="1" text:style-name="List15Level2" text:level="3"/>
      <text:list-level-style-number style:num-format="1" text:style-name="List15Level3" text:level="4"/>
      <text:list-level-style-number style:num-format="1" text:style-name="List15Level4" text:level="5"/>
      <text:list-level-style-number style:num-format="1" text:style-name="List15Level5" text:level="6"/>
      <text:list-level-style-number style:num-format="1" text:style-name="List15Level6" text:level="7"/>
      <text:list-level-style-number style:num-format="1" text:style-name="List15Level7" text:level="8"/>
      <text:list-level-style-number style:num-format="1" text:style-name="List15Level8" text:level="9"/>
    </text:list-style>
    <text:list-style style:name="LS16">
      <text:list-level-style-number style:num-format="1" text:start-value="2" text:style-name="List16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16Level1" text:level="2"/>
      <text:list-level-style-number style:num-format="1" text:style-name="List16Level2" text:level="3"/>
      <text:list-level-style-number style:num-format="1" text:style-name="List16Level3" text:level="4"/>
      <text:list-level-style-number style:num-format="1" text:style-name="List16Level4" text:level="5"/>
      <text:list-level-style-number style:num-format="1" text:style-name="List16Level5" text:level="6"/>
      <text:list-level-style-number style:num-format="1" text:style-name="List16Level6" text:level="7"/>
      <text:list-level-style-number style:num-format="1" text:style-name="List16Level7" text:level="8"/>
      <text:list-level-style-number style:num-format="1" text:style-name="List16Level8" text:level="9"/>
    </text:list-style>
    <text:list-style style:name="LS17">
      <text:list-level-style-number style:num-format="1" text:start-value="3" text:style-name="List17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17Level1" text:level="2"/>
      <text:list-level-style-number style:num-format="1" text:style-name="List17Level2" text:level="3"/>
      <text:list-level-style-number style:num-format="1" text:style-name="List17Level3" text:level="4"/>
      <text:list-level-style-number style:num-format="1" text:style-name="List17Level4" text:level="5"/>
      <text:list-level-style-number style:num-format="1" text:style-name="List17Level5" text:level="6"/>
      <text:list-level-style-number style:num-format="1" text:style-name="List17Level6" text:level="7"/>
      <text:list-level-style-number style:num-format="1" text:style-name="List17Level7" text:level="8"/>
      <text:list-level-style-number style:num-format="1" text:style-name="List17Level8" text:level="9"/>
    </text:list-style>
    <text:list-style style:name="LS18">
      <text:list-level-style-number style:num-format="1" text:style-name="List18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18Level1" text:level="2"/>
      <text:list-level-style-number style:num-format="1" text:style-name="List18Level2" text:level="3"/>
      <text:list-level-style-number style:num-format="1" text:style-name="List18Level3" text:level="4"/>
      <text:list-level-style-number style:num-format="1" text:style-name="List18Level4" text:level="5"/>
      <text:list-level-style-number style:num-format="1" text:style-name="List18Level5" text:level="6"/>
      <text:list-level-style-number style:num-format="1" text:style-name="List18Level6" text:level="7"/>
      <text:list-level-style-number style:num-format="1" text:style-name="List18Level7" text:level="8"/>
      <text:list-level-style-number style:num-format="1" text:style-name="List18Level8" text:level="9"/>
    </text:list-style>
    <text:list-style style:name="LS19">
      <text:list-level-style-number style:num-format="1" text:start-value="2" text:style-name="List19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19Level1" text:level="2"/>
      <text:list-level-style-number style:num-format="1" text:style-name="List19Level2" text:level="3"/>
      <text:list-level-style-number style:num-format="1" text:style-name="List19Level3" text:level="4"/>
      <text:list-level-style-number style:num-format="1" text:style-name="List19Level4" text:level="5"/>
      <text:list-level-style-number style:num-format="1" text:style-name="List19Level5" text:level="6"/>
      <text:list-level-style-number style:num-format="1" text:style-name="List19Level6" text:level="7"/>
      <text:list-level-style-number style:num-format="1" text:style-name="List19Level7" text:level="8"/>
      <text:list-level-style-number style:num-format="1" text:style-name="List19Level8" text:level="9"/>
    </text:list-style>
    <text:list-style style:name="LS20">
      <text:list-level-style-number style:num-format="1" text:start-value="3" text:style-name="List20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20Level1" text:level="2"/>
      <text:list-level-style-number style:num-format="1" text:style-name="List20Level2" text:level="3"/>
      <text:list-level-style-number style:num-format="1" text:style-name="List20Level3" text:level="4"/>
      <text:list-level-style-number style:num-format="1" text:style-name="List20Level4" text:level="5"/>
      <text:list-level-style-number style:num-format="1" text:style-name="List20Level5" text:level="6"/>
      <text:list-level-style-number style:num-format="1" text:style-name="List20Level6" text:level="7"/>
      <text:list-level-style-number style:num-format="1" text:style-name="List20Level7" text:level="8"/>
      <text:list-level-style-number style:num-format="1" text:style-name="List20Level8" text:level="9"/>
    </text:list-style>
    <text:list-style style:name="LS21">
      <text:list-level-style-number style:num-format="1" text:style-name="List21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21Level1" text:level="2"/>
      <text:list-level-style-number style:num-format="1" text:style-name="List21Level2" text:level="3"/>
      <text:list-level-style-number style:num-format="1" text:style-name="List21Level3" text:level="4"/>
      <text:list-level-style-number style:num-format="1" text:style-name="List21Level4" text:level="5"/>
      <text:list-level-style-number style:num-format="1" text:style-name="List21Level5" text:level="6"/>
      <text:list-level-style-number style:num-format="1" text:style-name="List21Level6" text:level="7"/>
      <text:list-level-style-number style:num-format="1" text:style-name="List21Level7" text:level="8"/>
      <text:list-level-style-number style:num-format="1" text:style-name="List21Level8" text:level="9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5.11.0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